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</office:automatic-styles>
  <office:body>
    <office:spreadsheet>
      <table:table table:name="Sheet1" table:style-name="ta1">
        <table:shapes>
          <draw:frame draw:z-index="0" draw:style-name="gr1" svg:width="6.2965in" svg:height="3.5449in" svg:x="11.6839in" svg:y="1.1087in">
            <draw:object draw:notify-on-update-of-ranges="Sheet1.T1:Sheet1.AH1 Sheet1.S2:Sheet1.S2 Sheet1.T2:Sheet1.AH2 Sheet1.S3:Sheet1.S3 Sheet1.T3:Sheet1.AH3 Sheet1.S4:Sheet1.S4 Sheet1.T4:Sheet1.A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0.0787in" svg:height="0.1866in" svg:x="10.2949in" svg:y="6.222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24in" svg:height="3.5449in" svg:x="19.102in" svg:y="1.2969in">
            <draw:object draw:notify-on-update-of-ranges="Sheet1.S36:Sheet1.AG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9" table:default-cell-style-name="Default"/>
        <table:table-column-group>
          <table:table-column table:style-name="co8" table:number-columns-repeated="3" table:default-cell-style-name="Default"/>
        </table:table-column-group>
        <table:table-column table:style-name="co8" table:number-columns-repeated="25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619">
            <text:p>619</text:p>
          </table:table-cell>
          <table:table-cell office:value-type="float" office:value="992">
            <text:p>992</text:p>
          </table:table-cell>
          <table:table-cell office:value-type="float" office:value="3122">
            <text:p>3122</text:p>
          </table:table-cell>
          <table:table-cell office:value-type="float" office:value="14016">
            <text:p>14016</text:p>
          </table:table-cell>
          <table:table-cell office:value-type="float" office:value="53183">
            <text:p>53183</text:p>
          </table:table-cell>
          <table:table-cell office:value-type="float" office:value="1220551">
            <text:p>1220551</text:p>
          </table:table-cell>
          <table:table-cell office:value-type="float" office:value="124658">
            <text:p>124658</text:p>
          </table:table-cell>
          <table:table-cell office:value-type="float" office:value="5366561">
            <text:p>5366561</text:p>
          </table:table-cell>
          <table:table-cell office:value-type="float" office:value="5400563">
            <text:p>5400563</text:p>
          </table:table-cell>
          <table:table-cell office:value-type="float" office:value="28563817">
            <text:p>28563817</text:p>
          </table:table-cell>
          <table:table-cell table:number-columns-repeated="3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649">
            <text:p>649</text:p>
          </table:table-cell>
          <table:table-cell office:value-type="float" office:value="1871">
            <text:p>1871</text:p>
          </table:table-cell>
          <table:table-cell office:value-type="float" office:value="2338">
            <text:p>2338</text:p>
          </table:table-cell>
          <table:table-cell office:value-type="float" office:value="29820">
            <text:p>29820</text:p>
          </table:table-cell>
          <table:table-cell office:value-type="float" office:value="31568">
            <text:p>31568</text:p>
          </table:table-cell>
          <table:table-cell office:value-type="float" office:value="102509">
            <text:p>102509</text:p>
          </table:table-cell>
          <table:table-cell office:value-type="float" office:value="138227">
            <text:p>138227</text:p>
          </table:table-cell>
          <table:table-cell office:value-type="float" office:value="12572387">
            <text:p>12572387</text:p>
          </table:table-cell>
          <table:table-cell office:value-type="float" office:value="26686027">
            <text:p>26686027</text:p>
          </table:table-cell>
          <table:table-cell office:value-type="float" office:value="108511943">
            <text:p>108511943</text:p>
          </table:table-cell>
          <table:table-cell table:number-columns-repeated="3"/>
          <table:table-cell office:value-type="string">
            <text:p>Backtrack</text:p>
          </table:table-cell>
          <table:table-cell table:formula="of:=AVERAGE([.A1:.A39])" office:value-type="float" office:value="1.61538461538462">
            <text:p>1.6153846154</text:p>
          </table:table-cell>
          <table:table-cell table:formula="of:=AVERAGE([.B1:.B39])" office:value-type="float" office:value="3.76923076923077">
            <text:p>3.7692307692</text:p>
          </table:table-cell>
          <table:table-cell table:formula="of:=AVERAGE([.C1:.C39])" office:value-type="float" office:value="14.1538461538462">
            <text:p>14.1538461538</text:p>
          </table:table-cell>
          <table:table-cell table:formula="of:=AVERAGE([.D1:.D39])" office:value-type="float" office:value="31.9487179487179">
            <text:p>31.9487179487</text:p>
          </table:table-cell>
          <table:table-cell table:formula="of:=AVERAGE([.E1:.E39])" office:value-type="float" office:value="134.589743589744">
            <text:p>134.5897435897</text:p>
          </table:table-cell>
          <table:table-cell table:formula="of:=AVERAGE([.F1:.F39])" office:value-type="float" office:value="545.461538461538">
            <text:p>545.4615384615</text:p>
          </table:table-cell>
          <table:table-cell table:formula="of:=AVERAGE([.G1:.G39])" office:value-type="float" office:value="1094.4358974359">
            <text:p>1094.4358974359</text:p>
          </table:table-cell>
          <table:table-cell table:formula="of:=AVERAGE([.H1:.H39])" office:value-type="float" office:value="3689.4358974359">
            <text:p>3689.4358974359</text:p>
          </table:table-cell>
          <table:table-cell table:formula="of:=AVERAGE([.I1:.I39])" office:value-type="float" office:value="18083.1538461538">
            <text:p>18083.1538461538</text:p>
          </table:table-cell>
          <table:table-cell table:formula="of:=AVERAGE([.J1:.J39])" office:value-type="float" office:value="52014.6153846154">
            <text:p>52014.6153846154</text:p>
          </table:table-cell>
          <table:table-cell table:formula="of:=AVERAGE([.K1:.K39])" office:value-type="float" office:value="163211.820512821">
            <text:p>163211.820512821</text:p>
          </table:table-cell>
          <table:table-cell table:formula="of:=AVERAGE([.L1:.L39])" office:value-type="float" office:value="624607.974358974">
            <text:p>624607.974358974</text:p>
          </table:table-cell>
          <table:table-cell table:formula="of:=AVERAGE([.M1:.M39])" office:value-type="float" office:value="4299821.66666667">
            <text:p>4299821.66666667</text:p>
          </table:table-cell>
          <table:table-cell table:formula="of:=AVERAGE([.N1:.N39])" office:value-type="float" office:value="9517430.48717949">
            <text:p>9517430.48717949</text:p>
          </table:table-cell>
          <table:table-cell table:formula="of:=AVERAGE([.O1:.O39])" office:value-type="float" office:value="58063282.948718">
            <text:p>58063282.948718</text:p>
          </table:table-cell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649">
            <text:p>649</text:p>
          </table:table-cell>
          <table:table-cell office:value-type="float" office:value="8325">
            <text:p>8325</text:p>
          </table:table-cell>
          <table:table-cell office:value-type="float" office:value="2030">
            <text:p>2030</text:p>
          </table:table-cell>
          <table:table-cell office:value-type="float" office:value="1375">
            <text:p>1375</text:p>
          </table:table-cell>
          <table:table-cell office:value-type="float" office:value="52895">
            <text:p>52895</text:p>
          </table:table-cell>
          <table:table-cell office:value-type="float" office:value="96152">
            <text:p>96152</text:p>
          </table:table-cell>
          <table:table-cell office:value-type="float" office:value="459664">
            <text:p>459664</text:p>
          </table:table-cell>
          <table:table-cell office:value-type="float" office:value="1768074">
            <text:p>1768074</text:p>
          </table:table-cell>
          <table:table-cell office:value-type="float" office:value="663191">
            <text:p>663191</text:p>
          </table:table-cell>
          <table:table-cell office:value-type="float" office:value="8372759">
            <text:p>8372759</text:p>
          </table:table-cell>
          <table:table-cell table:number-columns-repeated="3"/>
          <table:table-cell office:value-type="string">
            <text:p>Backtrack podas Invertidas</text:p>
          </table:table-cell>
          <table:table-cell table:formula="of:=AVERAGE([.A42:.A80])" office:value-type="float" office:value="1.51282051282051">
            <text:p>1.5128205128</text:p>
          </table:table-cell>
          <table:table-cell table:formula="of:=AVERAGE([.B42:.B80])" office:value-type="float" office:value="5.02564102564103">
            <text:p>5.0256410256</text:p>
          </table:table-cell>
          <table:table-cell table:formula="of:=AVERAGE([.C42:.C80])" office:value-type="float" office:value="20.1025641025641">
            <text:p>20.1025641026</text:p>
          </table:table-cell>
          <table:table-cell table:formula="of:=AVERAGE([.D42:.D80])" office:value-type="float" office:value="55.5128205128205">
            <text:p>55.5128205128</text:p>
          </table:table-cell>
          <table:table-cell table:formula="of:=AVERAGE([.E42:.E80])" office:value-type="float" office:value="224.333333333333">
            <text:p>224.3333333333</text:p>
          </table:table-cell>
          <table:table-cell table:formula="of:=AVERAGE([.F42:.F80])" office:value-type="float" office:value="713.230769230769">
            <text:p>713.2307692308</text:p>
          </table:table-cell>
          <table:table-cell table:formula="of:=AVERAGE([.G42:.G80])" office:value-type="float" office:value="1862.12820512821">
            <text:p>1862.1282051282</text:p>
          </table:table-cell>
          <table:table-cell table:formula="of:=AVERAGE([.H42:.H80])" office:value-type="float" office:value="6684.41025641026">
            <text:p>6684.4102564103</text:p>
          </table:table-cell>
          <table:table-cell table:formula="of:=AVERAGE([.I42:.I80])" office:value-type="float" office:value="35022.3846153846">
            <text:p>35022.3846153846</text:p>
          </table:table-cell>
          <table:table-cell table:formula="of:=AVERAGE([.J42:.J80])" office:value-type="float" office:value="108815.17948718">
            <text:p>108815.17948718</text:p>
          </table:table-cell>
          <table:table-cell table:formula="of:=AVERAGE([.K42:.K80])" office:value-type="float" office:value="338692.948717949">
            <text:p>338692.948717949</text:p>
          </table:table-cell>
          <table:table-cell table:formula="of:=AVERAGE([.L42:.L80])" office:value-type="float" office:value="2547113.35897436">
            <text:p>2547113.35897436</text:p>
          </table:table-cell>
          <table:table-cell table:formula="of:=AVERAGE([.M42:.M80])" office:value-type="float" office:value="9402006.05128205">
            <text:p>9402006.05128205</text:p>
          </table:table-cell>
          <table:table-cell table:formula="of:=AVERAGE([.N42:.N80])" office:value-type="float" office:value="22253809">
            <text:p>22253809</text:p>
          </table:table-cell>
          <table:table-cell table:formula="of:=AVERAGE([.O42:.O80])" office:value-type="float" office:value="127211491.923077">
            <text:p>127211491.923077</text:p>
          </table:table-cell>
          <table:table-cell table:number-columns-repeated="2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76">
            <text:p>276</text:p>
          </table:table-cell>
          <table:table-cell office:value-type="float" office:value="674">
            <text:p>674</text:p>
          </table:table-cell>
          <table:table-cell office:value-type="float" office:value="1508">
            <text:p>1508</text:p>
          </table:table-cell>
          <table:table-cell office:value-type="float" office:value="14809">
            <text:p>14809</text:p>
          </table:table-cell>
          <table:table-cell office:value-type="float" office:value="8356">
            <text:p>8356</text:p>
          </table:table-cell>
          <table:table-cell office:value-type="float" office:value="60548">
            <text:p>60548</text:p>
          </table:table-cell>
          <table:table-cell office:value-type="float" office:value="55188">
            <text:p>55188</text:p>
          </table:table-cell>
          <table:table-cell office:value-type="float" office:value="142332">
            <text:p>142332</text:p>
          </table:table-cell>
          <table:table-cell office:value-type="float" office:value="3857602">
            <text:p>3857602</text:p>
          </table:table-cell>
          <table:table-cell office:value-type="float" office:value="6351605">
            <text:p>6351605</text:p>
          </table:table-cell>
          <table:table-cell office:value-type="float" office:value="7059770">
            <text:p>7059770</text:p>
          </table:table-cell>
          <table:table-cell table:number-columns-repeated="3"/>
          <table:table-cell office:value-type="string">
            <text:p>Fuerza Bruta</text:p>
          </table:table-cell>
          <table:table-cell table:formula="of:=AVERAGE([.A83:.A121])" office:value-type="float" office:value="1.43589743589744">
            <text:p>1.4358974359</text:p>
          </table:table-cell>
          <table:table-cell table:formula="of:=AVERAGE([.B83:.B121])" office:value-type="float" office:value="2.97435897435897">
            <text:p>2.9743589744</text:p>
          </table:table-cell>
          <table:table-cell table:formula="of:=AVERAGE([.C83:.C121])" office:value-type="float" office:value="10.9230769230769">
            <text:p>10.9230769231</text:p>
          </table:table-cell>
          <table:table-cell table:formula="of:=AVERAGE([.D83:.D121])" office:value-type="float" office:value="36.9230769230769">
            <text:p>36.9230769231</text:p>
          </table:table-cell>
          <table:table-cell table:formula="of:=AVERAGE([.E83:.E121])" office:value-type="float" office:value="314.025641025641">
            <text:p>314.0256410256</text:p>
          </table:table-cell>
          <table:table-cell table:formula="of:=AVERAGE([.F83:.F121])" office:value-type="float" office:value="1771.79487179487">
            <text:p>1771.7948717949</text:p>
          </table:table-cell>
          <table:table-cell table:formula="of:=AVERAGE([.G83:.G121])" office:value-type="float" office:value="21210.7435897436">
            <text:p>21210.7435897436</text:p>
          </table:table-cell>
          <table:table-cell table:formula="of:=AVERAGE([.H83:.H121])" office:value-type="float" office:value="359114.076923077">
            <text:p>359114.076923077</text:p>
          </table:table-cell>
          <table:table-cell table:formula="of:=AVERAGE([.I83:.I121])" office:value-type="float" office:value="7901053.87179487">
            <text:p>7901053.87179487</text:p>
          </table:table-cell>
          <table:table-cell table:formula="of:=AVERAGE([.J83:.J121])" office:value-type="float" office:value="187550649.384615">
            <text:p>187550649.384615</text:p>
          </table:table-cell>
          <table:table-cell table:formula="of:=AVERAGE([.K83:.K121])" office:value-type="float" office:value="5023009187">
            <text:p>5023009187</text:p>
          </table:table-cell>
          <table:table-cell table:number-columns-repeated="4"/>
          <table:table-cell table:number-columns-repeated="2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937">
            <text:p>937</text:p>
          </table:table-cell>
          <table:table-cell office:value-type="float" office:value="1178">
            <text:p>1178</text:p>
          </table:table-cell>
          <table:table-cell office:value-type="float" office:value="1326">
            <text:p>1326</text:p>
          </table:table-cell>
          <table:table-cell office:value-type="float" office:value="2068">
            <text:p>2068</text:p>
          </table:table-cell>
          <table:table-cell office:value-type="float" office:value="18756">
            <text:p>18756</text:p>
          </table:table-cell>
          <table:table-cell office:value-type="float" office:value="59536">
            <text:p>59536</text:p>
          </table:table-cell>
          <table:table-cell office:value-type="float" office:value="166897">
            <text:p>166897</text:p>
          </table:table-cell>
          <table:table-cell office:value-type="float" office:value="3128702">
            <text:p>3128702</text:p>
          </table:table-cell>
          <table:table-cell office:value-type="float" office:value="1427897">
            <text:p>1427897</text:p>
          </table:table-cell>
          <table:table-cell office:value-type="float" office:value="24094654">
            <text:p>24094654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689">
            <text:p>689</text:p>
          </table:table-cell>
          <table:table-cell office:value-type="float" office:value="1056">
            <text:p>1056</text:p>
          </table:table-cell>
          <table:table-cell office:value-type="float" office:value="756">
            <text:p>756</text:p>
          </table:table-cell>
          <table:table-cell office:value-type="float" office:value="20026">
            <text:p>20026</text:p>
          </table:table-cell>
          <table:table-cell office:value-type="float" office:value="54707">
            <text:p>54707</text:p>
          </table:table-cell>
          <table:table-cell office:value-type="float" office:value="326240">
            <text:p>326240</text:p>
          </table:table-cell>
          <table:table-cell office:value-type="float" office:value="72471">
            <text:p>72471</text:p>
          </table:table-cell>
          <table:table-cell office:value-type="float" office:value="7385485">
            <text:p>7385485</text:p>
          </table:table-cell>
          <table:table-cell office:value-type="float" office:value="8048799">
            <text:p>8048799</text:p>
          </table:table-cell>
          <table:table-cell office:value-type="float" office:value="260683168">
            <text:p>260683168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679">
            <text:p>679</text:p>
          </table:table-cell>
          <table:table-cell office:value-type="float" office:value="1348">
            <text:p>1348</text:p>
          </table:table-cell>
          <table:table-cell office:value-type="float" office:value="2270">
            <text:p>2270</text:p>
          </table:table-cell>
          <table:table-cell office:value-type="float" office:value="4347">
            <text:p>4347</text:p>
          </table:table-cell>
          <table:table-cell office:value-type="float" office:value="33790">
            <text:p>33790</text:p>
          </table:table-cell>
          <table:table-cell office:value-type="float" office:value="38422">
            <text:p>38422</text:p>
          </table:table-cell>
          <table:table-cell office:value-type="float" office:value="74419">
            <text:p>74419</text:p>
          </table:table-cell>
          <table:table-cell office:value-type="float" office:value="176514">
            <text:p>176514</text:p>
          </table:table-cell>
          <table:table-cell office:value-type="float" office:value="12695754">
            <text:p>12695754</text:p>
          </table:table-cell>
          <table:table-cell office:value-type="float" office:value="56358521">
            <text:p>56358521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604">
            <text:p>604</text:p>
          </table:table-cell>
          <table:table-cell office:value-type="float" office:value="835">
            <text:p>835</text:p>
          </table:table-cell>
          <table:table-cell office:value-type="float" office:value="1016">
            <text:p>1016</text:p>
          </table:table-cell>
          <table:table-cell office:value-type="float" office:value="29352">
            <text:p>29352</text:p>
          </table:table-cell>
          <table:table-cell office:value-type="float" office:value="43074">
            <text:p>43074</text:p>
          </table:table-cell>
          <table:table-cell office:value-type="float" office:value="107205">
            <text:p>107205</text:p>
          </table:table-cell>
          <table:table-cell office:value-type="float" office:value="190659">
            <text:p>190659</text:p>
          </table:table-cell>
          <table:table-cell office:value-type="float" office:value="12339449">
            <text:p>12339449</text:p>
          </table:table-cell>
          <table:table-cell office:value-type="float" office:value="7457952">
            <text:p>7457952</text:p>
          </table:table-cell>
          <table:table-cell office:value-type="float" office:value="22271408">
            <text:p>22271408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72">
            <text:p>272</text:p>
          </table:table-cell>
          <table:table-cell office:value-type="float" office:value="711">
            <text:p>711</text:p>
          </table:table-cell>
          <table:table-cell office:value-type="float" office:value="519">
            <text:p>519</text:p>
          </table:table-cell>
          <table:table-cell office:value-type="float" office:value="883">
            <text:p>883</text:p>
          </table:table-cell>
          <table:table-cell office:value-type="float" office:value="5039">
            <text:p>5039</text:p>
          </table:table-cell>
          <table:table-cell office:value-type="float" office:value="36747">
            <text:p>36747</text:p>
          </table:table-cell>
          <table:table-cell office:value-type="float" office:value="207936">
            <text:p>207936</text:p>
          </table:table-cell>
          <table:table-cell office:value-type="float" office:value="160943">
            <text:p>160943</text:p>
          </table:table-cell>
          <table:table-cell office:value-type="float" office:value="2810918">
            <text:p>2810918</text:p>
          </table:table-cell>
          <table:table-cell office:value-type="float" office:value="4151488">
            <text:p>4151488</text:p>
          </table:table-cell>
          <table:table-cell office:value-type="float" office:value="9309144">
            <text:p>9309144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874">
            <text:p>874</text:p>
          </table:table-cell>
          <table:table-cell office:value-type="float" office:value="624">
            <text:p>624</text:p>
          </table:table-cell>
          <table:table-cell office:value-type="float" office:value="1182">
            <text:p>1182</text:p>
          </table:table-cell>
          <table:table-cell office:value-type="float" office:value="35023">
            <text:p>35023</text:p>
          </table:table-cell>
          <table:table-cell office:value-type="float" office:value="31600">
            <text:p>31600</text:p>
          </table:table-cell>
          <table:table-cell office:value-type="float" office:value="77783">
            <text:p>77783</text:p>
          </table:table-cell>
          <table:table-cell office:value-type="float" office:value="1859094">
            <text:p>1859094</text:p>
          </table:table-cell>
          <table:table-cell office:value-type="float" office:value="2245209">
            <text:p>2245209</text:p>
          </table:table-cell>
          <table:table-cell office:value-type="float" office:value="12052966">
            <text:p>12052966</text:p>
          </table:table-cell>
          <table:table-cell office:value-type="float" office:value="50623975">
            <text:p>50623975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235">
            <text:p>235</text:p>
          </table:table-cell>
          <table:table-cell office:value-type="float" office:value="763">
            <text:p>763</text:p>
          </table:table-cell>
          <table:table-cell office:value-type="float" office:value="1687">
            <text:p>1687</text:p>
          </table:table-cell>
          <table:table-cell office:value-type="float" office:value="20447">
            <text:p>20447</text:p>
          </table:table-cell>
          <table:table-cell office:value-type="float" office:value="40828">
            <text:p>40828</text:p>
          </table:table-cell>
          <table:table-cell office:value-type="float" office:value="165527">
            <text:p>165527</text:p>
          </table:table-cell>
          <table:table-cell office:value-type="float" office:value="404185">
            <text:p>404185</text:p>
          </table:table-cell>
          <table:table-cell office:value-type="float" office:value="5465978">
            <text:p>5465978</text:p>
          </table:table-cell>
          <table:table-cell office:value-type="float" office:value="5752251">
            <text:p>5752251</text:p>
          </table:table-cell>
          <table:table-cell office:value-type="float" office:value="14148304">
            <text:p>14148304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606">
            <text:p>606</text:p>
          </table:table-cell>
          <table:table-cell office:value-type="float" office:value="634">
            <text:p>634</text:p>
          </table:table-cell>
          <table:table-cell office:value-type="float" office:value="1127">
            <text:p>1127</text:p>
          </table:table-cell>
          <table:table-cell office:value-type="float" office:value="8978">
            <text:p>8978</text:p>
          </table:table-cell>
          <table:table-cell office:value-type="float" office:value="23641">
            <text:p>23641</text:p>
          </table:table-cell>
          <table:table-cell office:value-type="float" office:value="62994">
            <text:p>62994</text:p>
          </table:table-cell>
          <table:table-cell office:value-type="float" office:value="623666">
            <text:p>623666</text:p>
          </table:table-cell>
          <table:table-cell office:value-type="float" office:value="9364984">
            <text:p>9364984</text:p>
          </table:table-cell>
          <table:table-cell office:value-type="float" office:value="15953244">
            <text:p>15953244</text:p>
          </table:table-cell>
          <table:table-cell office:value-type="float" office:value="47401875">
            <text:p>47401875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604">
            <text:p>604</text:p>
          </table:table-cell>
          <table:table-cell office:value-type="float" office:value="724">
            <text:p>724</text:p>
          </table:table-cell>
          <table:table-cell office:value-type="float" office:value="956">
            <text:p>956</text:p>
          </table:table-cell>
          <table:table-cell office:value-type="float" office:value="41796">
            <text:p>41796</text:p>
          </table:table-cell>
          <table:table-cell office:value-type="float" office:value="70900">
            <text:p>70900</text:p>
          </table:table-cell>
          <table:table-cell office:value-type="float" office:value="97219">
            <text:p>97219</text:p>
          </table:table-cell>
          <table:table-cell office:value-type="float" office:value="78657">
            <text:p>78657</text:p>
          </table:table-cell>
          <table:table-cell office:value-type="float" office:value="3382742">
            <text:p>3382742</text:p>
          </table:table-cell>
          <table:table-cell office:value-type="float" office:value="11025227">
            <text:p>11025227</text:p>
          </table:table-cell>
          <table:table-cell office:value-type="float" office:value="6639658">
            <text:p>6639658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645">
            <text:p>645</text:p>
          </table:table-cell>
          <table:table-cell office:value-type="float" office:value="544">
            <text:p>544</text:p>
          </table:table-cell>
          <table:table-cell office:value-type="float" office:value="1501">
            <text:p>1501</text:p>
          </table:table-cell>
          <table:table-cell office:value-type="float" office:value="21657">
            <text:p>21657</text:p>
          </table:table-cell>
          <table:table-cell office:value-type="float" office:value="153714">
            <text:p>153714</text:p>
          </table:table-cell>
          <table:table-cell office:value-type="float" office:value="89921">
            <text:p>89921</text:p>
          </table:table-cell>
          <table:table-cell office:value-type="float" office:value="393247">
            <text:p>393247</text:p>
          </table:table-cell>
          <table:table-cell office:value-type="float" office:value="8274673">
            <text:p>8274673</text:p>
          </table:table-cell>
          <table:table-cell office:value-type="float" office:value="7206264">
            <text:p>7206264</text:p>
          </table:table-cell>
          <table:table-cell office:value-type="float" office:value="4817462">
            <text:p>4817462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712">
            <text:p>712</text:p>
          </table:table-cell>
          <table:table-cell office:value-type="float" office:value="517">
            <text:p>517</text:p>
          </table:table-cell>
          <table:table-cell office:value-type="float" office:value="2881">
            <text:p>2881</text:p>
          </table:table-cell>
          <table:table-cell office:value-type="float" office:value="22710">
            <text:p>22710</text:p>
          </table:table-cell>
          <table:table-cell office:value-type="float" office:value="27635">
            <text:p>27635</text:p>
          </table:table-cell>
          <table:table-cell office:value-type="float" office:value="1245553">
            <text:p>1245553</text:p>
          </table:table-cell>
          <table:table-cell office:value-type="float" office:value="56512">
            <text:p>56512</text:p>
          </table:table-cell>
          <table:table-cell office:value-type="float" office:value="1506438">
            <text:p>1506438</text:p>
          </table:table-cell>
          <table:table-cell office:value-type="float" office:value="10173220">
            <text:p>10173220</text:p>
          </table:table-cell>
          <table:table-cell office:value-type="float" office:value="37988454">
            <text:p>37988454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14">
            <text:p>114</text:p>
          </table:table-cell>
          <table:table-cell office:value-type="float" office:value="649">
            <text:p>649</text:p>
          </table:table-cell>
          <table:table-cell office:value-type="float" office:value="611">
            <text:p>611</text:p>
          </table:table-cell>
          <table:table-cell office:value-type="float" office:value="12729">
            <text:p>12729</text:p>
          </table:table-cell>
          <table:table-cell office:value-type="float" office:value="24608">
            <text:p>24608</text:p>
          </table:table-cell>
          <table:table-cell office:value-type="float" office:value="43121">
            <text:p>43121</text:p>
          </table:table-cell>
          <table:table-cell office:value-type="float" office:value="54800">
            <text:p>54800</text:p>
          </table:table-cell>
          <table:table-cell office:value-type="float" office:value="62985">
            <text:p>62985</text:p>
          </table:table-cell>
          <table:table-cell office:value-type="float" office:value="2063287">
            <text:p>2063287</text:p>
          </table:table-cell>
          <table:table-cell office:value-type="float" office:value="11435152">
            <text:p>11435152</text:p>
          </table:table-cell>
          <table:table-cell office:value-type="float" office:value="56578943">
            <text:p>56578943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804">
            <text:p>804</text:p>
          </table:table-cell>
          <table:table-cell office:value-type="float" office:value="805">
            <text:p>805</text:p>
          </table:table-cell>
          <table:table-cell office:value-type="float" office:value="1180">
            <text:p>1180</text:p>
          </table:table-cell>
          <table:table-cell office:value-type="float" office:value="21230">
            <text:p>21230</text:p>
          </table:table-cell>
          <table:table-cell office:value-type="float" office:value="70722">
            <text:p>70722</text:p>
          </table:table-cell>
          <table:table-cell office:value-type="float" office:value="211223">
            <text:p>211223</text:p>
          </table:table-cell>
          <table:table-cell office:value-type="float" office:value="111008">
            <text:p>111008</text:p>
          </table:table-cell>
          <table:table-cell office:value-type="float" office:value="2336605">
            <text:p>2336605</text:p>
          </table:table-cell>
          <table:table-cell office:value-type="float" office:value="5829770">
            <text:p>5829770</text:p>
          </table:table-cell>
          <table:table-cell office:value-type="float" office:value="80107034">
            <text:p>80107034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71">
            <text:p>271</text:p>
          </table:table-cell>
          <table:table-cell office:value-type="float" office:value="609">
            <text:p>609</text:p>
          </table:table-cell>
          <table:table-cell office:value-type="float" office:value="611">
            <text:p>611</text:p>
          </table:table-cell>
          <table:table-cell office:value-type="float" office:value="728">
            <text:p>728</text:p>
          </table:table-cell>
          <table:table-cell office:value-type="float" office:value="21898">
            <text:p>21898</text:p>
          </table:table-cell>
          <table:table-cell office:value-type="float" office:value="57881">
            <text:p>57881</text:p>
          </table:table-cell>
          <table:table-cell office:value-type="float" office:value="84775">
            <text:p>84775</text:p>
          </table:table-cell>
          <table:table-cell office:value-type="float" office:value="148417">
            <text:p>148417</text:p>
          </table:table-cell>
          <table:table-cell office:value-type="float" office:value="1033810">
            <text:p>1033810</text:p>
          </table:table-cell>
          <table:table-cell office:value-type="float" office:value="9294818">
            <text:p>9294818</text:p>
          </table:table-cell>
          <table:table-cell office:value-type="float" office:value="11122941">
            <text:p>11122941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690">
            <text:p>690</text:p>
          </table:table-cell>
          <table:table-cell office:value-type="float" office:value="1189">
            <text:p>1189</text:p>
          </table:table-cell>
          <table:table-cell office:value-type="float" office:value="1439">
            <text:p>1439</text:p>
          </table:table-cell>
          <table:table-cell office:value-type="float" office:value="7597">
            <text:p>7597</text:p>
          </table:table-cell>
          <table:table-cell office:value-type="float" office:value="58125">
            <text:p>58125</text:p>
          </table:table-cell>
          <table:table-cell office:value-type="float" office:value="172127">
            <text:p>172127</text:p>
          </table:table-cell>
          <table:table-cell office:value-type="float" office:value="707440">
            <text:p>707440</text:p>
          </table:table-cell>
          <table:table-cell office:value-type="float" office:value="3652240">
            <text:p>3652240</text:p>
          </table:table-cell>
          <table:table-cell office:value-type="float" office:value="7206683">
            <text:p>7206683</text:p>
          </table:table-cell>
          <table:table-cell office:value-type="float" office:value="123829045">
            <text:p>123829045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67">
            <text:p>267</text:p>
          </table:table-cell>
          <table:table-cell office:value-type="float" office:value="602">
            <text:p>602</text:p>
          </table:table-cell>
          <table:table-cell office:value-type="float" office:value="1323">
            <text:p>1323</text:p>
          </table:table-cell>
          <table:table-cell office:value-type="float" office:value="9450">
            <text:p>9450</text:p>
          </table:table-cell>
          <table:table-cell office:value-type="float" office:value="23023">
            <text:p>23023</text:p>
          </table:table-cell>
          <table:table-cell office:value-type="float" office:value="65452">
            <text:p>65452</text:p>
          </table:table-cell>
          <table:table-cell office:value-type="float" office:value="88584">
            <text:p>88584</text:p>
          </table:table-cell>
          <table:table-cell office:value-type="float" office:value="36910">
            <text:p>36910</text:p>
          </table:table-cell>
          <table:table-cell office:value-type="float" office:value="381162">
            <text:p>381162</text:p>
          </table:table-cell>
          <table:table-cell office:value-type="float" office:value="7443783">
            <text:p>7443783</text:p>
          </table:table-cell>
          <table:table-cell office:value-type="float" office:value="5070724">
            <text:p>5070724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692">
            <text:p>692</text:p>
          </table:table-cell>
          <table:table-cell office:value-type="float" office:value="593">
            <text:p>593</text:p>
          </table:table-cell>
          <table:table-cell office:value-type="float" office:value="1003">
            <text:p>1003</text:p>
          </table:table-cell>
          <table:table-cell office:value-type="float" office:value="24892">
            <text:p>24892</text:p>
          </table:table-cell>
          <table:table-cell office:value-type="float" office:value="58015">
            <text:p>58015</text:p>
          </table:table-cell>
          <table:table-cell office:value-type="float" office:value="49800">
            <text:p>49800</text:p>
          </table:table-cell>
          <table:table-cell office:value-type="float" office:value="1953484">
            <text:p>1953484</text:p>
          </table:table-cell>
          <table:table-cell office:value-type="float" office:value="5961538">
            <text:p>5961538</text:p>
          </table:table-cell>
          <table:table-cell office:value-type="float" office:value="14664338">
            <text:p>14664338</text:p>
          </table:table-cell>
          <table:table-cell office:value-type="float" office:value="22280673">
            <text:p>22280673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65">
            <text:p>265</text:p>
          </table:table-cell>
          <table:table-cell office:value-type="float" office:value="578">
            <text:p>578</text:p>
          </table:table-cell>
          <table:table-cell office:value-type="float" office:value="2887">
            <text:p>2887</text:p>
          </table:table-cell>
          <table:table-cell office:value-type="float" office:value="4779">
            <text:p>4779</text:p>
          </table:table-cell>
          <table:table-cell office:value-type="float" office:value="63175">
            <text:p>63175</text:p>
          </table:table-cell>
          <table:table-cell office:value-type="float" office:value="71882">
            <text:p>71882</text:p>
          </table:table-cell>
          <table:table-cell office:value-type="float" office:value="407839">
            <text:p>407839</text:p>
          </table:table-cell>
          <table:table-cell office:value-type="float" office:value="3906406">
            <text:p>3906406</text:p>
          </table:table-cell>
          <table:table-cell office:value-type="float" office:value="9851444">
            <text:p>9851444</text:p>
          </table:table-cell>
          <table:table-cell office:value-type="float" office:value="30209256">
            <text:p>30209256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688">
            <text:p>688</text:p>
          </table:table-cell>
          <table:table-cell office:value-type="float" office:value="920">
            <text:p>920</text:p>
          </table:table-cell>
          <table:table-cell office:value-type="float" office:value="2046">
            <text:p>2046</text:p>
          </table:table-cell>
          <table:table-cell office:value-type="float" office:value="24416">
            <text:p>24416</text:p>
          </table:table-cell>
          <table:table-cell office:value-type="float" office:value="64016">
            <text:p>64016</text:p>
          </table:table-cell>
          <table:table-cell office:value-type="float" office:value="81976">
            <text:p>81976</text:p>
          </table:table-cell>
          <table:table-cell office:value-type="float" office:value="469753">
            <text:p>469753</text:p>
          </table:table-cell>
          <table:table-cell office:value-type="float" office:value="4352231">
            <text:p>4352231</text:p>
          </table:table-cell>
          <table:table-cell office:value-type="float" office:value="8825265">
            <text:p>8825265</text:p>
          </table:table-cell>
          <table:table-cell office:value-type="float" office:value="11365677">
            <text:p>11365677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49">
            <text:p>249</text:p>
          </table:table-cell>
          <table:table-cell office:value-type="float" office:value="641">
            <text:p>641</text:p>
          </table:table-cell>
          <table:table-cell office:value-type="float" office:value="9456">
            <text:p>9456</text:p>
          </table:table-cell>
          <table:table-cell office:value-type="float" office:value="33952">
            <text:p>33952</text:p>
          </table:table-cell>
          <table:table-cell office:value-type="float" office:value="90022">
            <text:p>90022</text:p>
          </table:table-cell>
          <table:table-cell office:value-type="float" office:value="46170">
            <text:p>46170</text:p>
          </table:table-cell>
          <table:table-cell office:value-type="float" office:value="320952">
            <text:p>320952</text:p>
          </table:table-cell>
          <table:table-cell office:value-type="float" office:value="5583782">
            <text:p>5583782</text:p>
          </table:table-cell>
          <table:table-cell office:value-type="float" office:value="7215344">
            <text:p>7215344</text:p>
          </table:table-cell>
          <table:table-cell office:value-type="float" office:value="3580766">
            <text:p>3580766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557">
            <text:p>557</text:p>
          </table:table-cell>
          <table:table-cell office:value-type="float" office:value="12178">
            <text:p>12178</text:p>
          </table:table-cell>
          <table:table-cell office:value-type="float" office:value="23940">
            <text:p>23940</text:p>
          </table:table-cell>
          <table:table-cell office:value-type="float" office:value="29031">
            <text:p>29031</text:p>
          </table:table-cell>
          <table:table-cell office:value-type="float" office:value="43964">
            <text:p>43964</text:p>
          </table:table-cell>
          <table:table-cell office:value-type="float" office:value="478645">
            <text:p>478645</text:p>
          </table:table-cell>
          <table:table-cell office:value-type="float" office:value="797833">
            <text:p>797833</text:p>
          </table:table-cell>
          <table:table-cell office:value-type="float" office:value="3743311">
            <text:p>3743311</text:p>
          </table:table-cell>
          <table:table-cell office:value-type="float" office:value="8776451">
            <text:p>877645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68">
            <text:p>268</text:p>
          </table:table-cell>
          <table:table-cell office:value-type="float" office:value="769">
            <text:p>769</text:p>
          </table:table-cell>
          <table:table-cell office:value-type="float" office:value="600">
            <text:p>600</text:p>
          </table:table-cell>
          <table:table-cell office:value-type="float" office:value="722">
            <text:p>722</text:p>
          </table:table-cell>
          <table:table-cell office:value-type="float" office:value="21066">
            <text:p>21066</text:p>
          </table:table-cell>
          <table:table-cell office:value-type="float" office:value="31979">
            <text:p>31979</text:p>
          </table:table-cell>
          <table:table-cell office:value-type="float" office:value="111148">
            <text:p>111148</text:p>
          </table:table-cell>
          <table:table-cell office:value-type="float" office:value="42060">
            <text:p>42060</text:p>
          </table:table-cell>
          <table:table-cell office:value-type="float" office:value="3175180">
            <text:p>3175180</text:p>
          </table:table-cell>
          <table:table-cell office:value-type="float" office:value="13060978">
            <text:p>13060978</text:p>
          </table:table-cell>
          <table:table-cell office:value-type="float" office:value="18598307">
            <text:p>18598307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270">
            <text:p>270</text:p>
          </table:table-cell>
          <table:table-cell office:value-type="float" office:value="670">
            <text:p>670</text:p>
          </table:table-cell>
          <table:table-cell office:value-type="float" office:value="1229">
            <text:p>1229</text:p>
          </table:table-cell>
          <table:table-cell office:value-type="float" office:value="2481">
            <text:p>2481</text:p>
          </table:table-cell>
          <table:table-cell office:value-type="float" office:value="1159">
            <text:p>1159</text:p>
          </table:table-cell>
          <table:table-cell office:value-type="float" office:value="44665">
            <text:p>44665</text:p>
          </table:table-cell>
          <table:table-cell office:value-type="float" office:value="72591">
            <text:p>72591</text:p>
          </table:table-cell>
          <table:table-cell office:value-type="float" office:value="118741">
            <text:p>118741</text:p>
          </table:table-cell>
          <table:table-cell office:value-type="float" office:value="1987100">
            <text:p>1987100</text:p>
          </table:table-cell>
          <table:table-cell office:value-type="float" office:value="16922925">
            <text:p>16922925</text:p>
          </table:table-cell>
          <table:table-cell office:value-type="float" office:value="14040688">
            <text:p>14040688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604">
            <text:p>604</text:p>
          </table:table-cell>
          <table:table-cell office:value-type="float" office:value="1275">
            <text:p>1275</text:p>
          </table:table-cell>
          <table:table-cell office:value-type="float" office:value="2632">
            <text:p>2632</text:p>
          </table:table-cell>
          <table:table-cell office:value-type="float" office:value="6592">
            <text:p>6592</text:p>
          </table:table-cell>
          <table:table-cell office:value-type="float" office:value="43266">
            <text:p>43266</text:p>
          </table:table-cell>
          <table:table-cell office:value-type="float" office:value="74259">
            <text:p>74259</text:p>
          </table:table-cell>
          <table:table-cell office:value-type="float" office:value="2358377">
            <text:p>2358377</text:p>
          </table:table-cell>
          <table:table-cell office:value-type="float" office:value="5544678">
            <text:p>5544678</text:p>
          </table:table-cell>
          <table:table-cell office:value-type="float" office:value="5241859">
            <text:p>5241859</text:p>
          </table:table-cell>
          <table:table-cell office:value-type="float" office:value="253736858">
            <text:p>253736858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float" office:value="666">
            <text:p>666</text:p>
          </table:table-cell>
          <table:table-cell office:value-type="float" office:value="628">
            <text:p>628</text:p>
          </table:table-cell>
          <table:table-cell office:value-type="float" office:value="2152">
            <text:p>2152</text:p>
          </table:table-cell>
          <table:table-cell office:value-type="float" office:value="22826">
            <text:p>22826</text:p>
          </table:table-cell>
          <table:table-cell office:value-type="float" office:value="50907">
            <text:p>50907</text:p>
          </table:table-cell>
          <table:table-cell office:value-type="float" office:value="48406">
            <text:p>48406</text:p>
          </table:table-cell>
          <table:table-cell office:value-type="float" office:value="55939">
            <text:p>55939</text:p>
          </table:table-cell>
          <table:table-cell office:value-type="float" office:value="11626590">
            <text:p>11626590</text:p>
          </table:table-cell>
          <table:table-cell office:value-type="float" office:value="24196604">
            <text:p>24196604</text:p>
          </table:table-cell>
          <table:table-cell office:value-type="float" office:value="65464253">
            <text:p>65464253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550">
            <text:p>550</text:p>
          </table:table-cell>
          <table:table-cell office:value-type="float" office:value="1070">
            <text:p>1070</text:p>
          </table:table-cell>
          <table:table-cell office:value-type="float" office:value="4716">
            <text:p>4716</text:p>
          </table:table-cell>
          <table:table-cell office:value-type="float" office:value="62595">
            <text:p>62595</text:p>
          </table:table-cell>
          <table:table-cell office:value-type="float" office:value="220220">
            <text:p>220220</text:p>
          </table:table-cell>
          <table:table-cell office:value-type="float" office:value="2954310">
            <text:p>2954310</text:p>
          </table:table-cell>
          <table:table-cell office:value-type="float" office:value="6753813">
            <text:p>6753813</text:p>
          </table:table-cell>
          <table:table-cell office:value-type="float" office:value="13645461">
            <text:p>13645461</text:p>
          </table:table-cell>
          <table:table-cell office:value-type="float" office:value="129355474">
            <text:p>129355474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268">
            <text:p>268</text:p>
          </table:table-cell>
          <table:table-cell office:value-type="float" office:value="686">
            <text:p>686</text:p>
          </table:table-cell>
          <table:table-cell office:value-type="float" office:value="613">
            <text:p>613</text:p>
          </table:table-cell>
          <table:table-cell office:value-type="float" office:value="12031">
            <text:p>12031</text:p>
          </table:table-cell>
          <table:table-cell office:value-type="float" office:value="26595">
            <text:p>26595</text:p>
          </table:table-cell>
          <table:table-cell office:value-type="float" office:value="39334">
            <text:p>39334</text:p>
          </table:table-cell>
          <table:table-cell office:value-type="float" office:value="98194">
            <text:p>98194</text:p>
          </table:table-cell>
          <table:table-cell office:value-type="float" office:value="3439478">
            <text:p>3439478</text:p>
          </table:table-cell>
          <table:table-cell office:value-type="float" office:value="545286">
            <text:p>545286</text:p>
          </table:table-cell>
          <table:table-cell office:value-type="float" office:value="2090722">
            <text:p>2090722</text:p>
          </table:table-cell>
          <table:table-cell office:value-type="float" office:value="209423874">
            <text:p>209423874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623">
            <text:p>623</text:p>
          </table:table-cell>
          <table:table-cell office:value-type="float" office:value="522">
            <text:p>522</text:p>
          </table:table-cell>
          <table:table-cell office:value-type="float" office:value="1212">
            <text:p>1212</text:p>
          </table:table-cell>
          <table:table-cell office:value-type="float" office:value="3819">
            <text:p>3819</text:p>
          </table:table-cell>
          <table:table-cell office:value-type="float" office:value="34672">
            <text:p>34672</text:p>
          </table:table-cell>
          <table:table-cell office:value-type="float" office:value="92626">
            <text:p>92626</text:p>
          </table:table-cell>
          <table:table-cell office:value-type="float" office:value="116514">
            <text:p>116514</text:p>
          </table:table-cell>
          <table:table-cell office:value-type="float" office:value="5054319">
            <text:p>5054319</text:p>
          </table:table-cell>
          <table:table-cell office:value-type="float" office:value="7817106">
            <text:p>7817106</text:p>
          </table:table-cell>
          <table:table-cell office:value-type="float" office:value="12490923">
            <text:p>12490923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22">
            <text:p>322</text:p>
          </table:table-cell>
          <table:table-cell office:value-type="float" office:value="726">
            <text:p>726</text:p>
          </table:table-cell>
          <table:table-cell office:value-type="float" office:value="1761">
            <text:p>1761</text:p>
          </table:table-cell>
          <table:table-cell office:value-type="float" office:value="36840">
            <text:p>36840</text:p>
          </table:table-cell>
          <table:table-cell office:value-type="float" office:value="41648">
            <text:p>41648</text:p>
          </table:table-cell>
          <table:table-cell office:value-type="float" office:value="85751">
            <text:p>85751</text:p>
          </table:table-cell>
          <table:table-cell office:value-type="float" office:value="268544">
            <text:p>268544</text:p>
          </table:table-cell>
          <table:table-cell office:value-type="float" office:value="5806973">
            <text:p>5806973</text:p>
          </table:table-cell>
          <table:table-cell office:value-type="float" office:value="7272580">
            <text:p>7272580</text:p>
          </table:table-cell>
          <table:table-cell office:value-type="float" office:value="7307238">
            <text:p>7307238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74">
            <text:p>674</text:p>
          </table:table-cell>
          <table:table-cell office:value-type="float" office:value="3902">
            <text:p>3902</text:p>
          </table:table-cell>
          <table:table-cell office:value-type="float" office:value="44925">
            <text:p>44925</text:p>
          </table:table-cell>
          <table:table-cell office:value-type="float" office:value="59480">
            <text:p>59480</text:p>
          </table:table-cell>
          <table:table-cell office:value-type="float" office:value="70685">
            <text:p>70685</text:p>
          </table:table-cell>
          <table:table-cell office:value-type="float" office:value="887205">
            <text:p>887205</text:p>
          </table:table-cell>
          <table:table-cell office:value-type="float" office:value="5443525">
            <text:p>5443525</text:p>
          </table:table-cell>
          <table:table-cell office:value-type="float" office:value="4499075">
            <text:p>4499075</text:p>
          </table:table-cell>
          <table:table-cell office:value-type="float" office:value="14900571">
            <text:p>14900571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40">
            <text:p>340</text:p>
          </table:table-cell>
          <table:table-cell office:value-type="float" office:value="678">
            <text:p>678</text:p>
          </table:table-cell>
          <table:table-cell office:value-type="float" office:value="10052">
            <text:p>10052</text:p>
          </table:table-cell>
          <table:table-cell office:value-type="float" office:value="22350">
            <text:p>22350</text:p>
          </table:table-cell>
          <table:table-cell office:value-type="float" office:value="48695">
            <text:p>48695</text:p>
          </table:table-cell>
          <table:table-cell office:value-type="float" office:value="101477">
            <text:p>101477</text:p>
          </table:table-cell>
          <table:table-cell office:value-type="float" office:value="110912">
            <text:p>110912</text:p>
          </table:table-cell>
          <table:table-cell office:value-type="float" office:value="3025013">
            <text:p>3025013</text:p>
          </table:table-cell>
          <table:table-cell office:value-type="float" office:value="4792754">
            <text:p>4792754</text:p>
          </table:table-cell>
          <table:table-cell office:value-type="float" office:value="430053647">
            <text:p>430053647</text:p>
          </table:table-cell>
          <table:table-cell table:number-columns-repeated="4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70">
            <text:p>270</text:p>
          </table:table-cell>
          <table:table-cell office:value-type="float" office:value="344">
            <text:p>344</text:p>
          </table:table-cell>
          <table:table-cell office:value-type="float" office:value="552">
            <text:p>552</text:p>
          </table:table-cell>
          <table:table-cell office:value-type="float" office:value="11918">
            <text:p>11918</text:p>
          </table:table-cell>
          <table:table-cell office:value-type="float" office:value="1333">
            <text:p>1333</text:p>
          </table:table-cell>
          <table:table-cell office:value-type="float" office:value="54878">
            <text:p>54878</text:p>
          </table:table-cell>
          <table:table-cell office:value-type="float" office:value="263559">
            <text:p>263559</text:p>
          </table:table-cell>
          <table:table-cell office:value-type="float" office:value="82399">
            <text:p>82399</text:p>
          </table:table-cell>
          <table:table-cell office:value-type="float" office:value="2395187">
            <text:p>2395187</text:p>
          </table:table-cell>
          <table:table-cell office:value-type="float" office:value="14717395">
            <text:p>14717395</text:p>
          </table:table-cell>
          <table:table-cell office:value-type="float" office:value="17791613">
            <text:p>17791613</text:p>
          </table:table-cell>
          <table:table-cell table:number-columns-repeated="3"/>
          <table:table-cell table:formula="of:=[.T4]/([.T1]^[.T1])" office:value-type="float" office:value="1.43589743589744">
            <text:p>1.4358974359</text:p>
          </table:table-cell>
          <table:table-cell table:formula="of:=[.U4]/([.U1]^[.U1])" office:value-type="float" office:value="0.743589743589744">
            <text:p>0.7435897436</text:p>
          </table:table-cell>
          <table:table-cell table:formula="of:=[.V4]/([.V1]^[.V1])" office:value-type="float" office:value="0.404558404558405">
            <text:p>0.4045584046</text:p>
          </table:table-cell>
          <table:table-cell table:formula="of:=[.W4]/([.W1]^[.W1])" office:value-type="float" office:value="0.144230769230769">
            <text:p>0.1442307692</text:p>
          </table:table-cell>
          <table:table-cell table:formula="of:=[.X4]/([.X1]^[.X1])" office:value-type="float" office:value="0.100488205128205">
            <text:p>0.1004882051</text:p>
          </table:table-cell>
          <table:table-cell table:formula="of:=[.Y4]/([.Y1]^[.Y1])" office:value-type="float" office:value="0.0379757131300341">
            <text:p>0.0379757131</text:p>
          </table:table-cell>
          <table:table-cell table:formula="of:=[.Z4]/([.Z1]^[.Z1])" office:value-type="float" office:value="0.0257554779650165">
            <text:p>0.025755478</text:p>
          </table:table-cell>
          <table:table-cell table:formula="of:=[.AA4]/([.AA1]^[.AA1])" office:value-type="float" office:value="0.0214048669888423">
            <text:p>0.021404867</text:p>
          </table:table-cell>
          <table:table-cell table:formula="of:=[.AB4]/([.AB1]^[.AB1])" office:value-type="float" office:value="0.0203940010818449">
            <text:p>0.0203940011</text:p>
          </table:table-cell>
          <table:table-cell table:formula="of:=[.AC4]/([.AC1]^[.AC1])" office:value-type="float" office:value="0.0187550649384615">
            <text:p>0.0187550649</text:p>
          </table:table-cell>
          <table:table-cell table:formula="of:=[.AD4]/([.AD1]^[.AD1])" office:value-type="float" office:value="0.0176053407708249">
            <text:p>0.0176053408</text:p>
          </table:table-cell>
          <table:table-cell table:formula="of:=[.AE4]/([.AE1]^[.AE1])" office:value-type="float" office:value="0">
            <text:p>0</text:p>
          </table:table-cell>
          <table:table-cell table:formula="of:=[.AF4]/([.AF1]^[.AF1])" office:value-type="float" office:value="0">
            <text:p>0</text:p>
          </table:table-cell>
          <table:table-cell table:formula="of:=[.AG4]/([.AG1]^[.AG1])" office:value-type="float" office:value="0">
            <text:p>0</text:p>
          </table:table-cell>
          <table:table-cell table:formula="of:=[.AH4]/([.AH1]^[.AH1])" office:value-type="float" office:value="0">
            <text:p>0</text:p>
          </table:table-cell>
          <table:table-cell table:number-columns-repeated="2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26">
            <text:p>326</text:p>
          </table:table-cell>
          <table:table-cell office:value-type="float" office:value="4172">
            <text:p>4172</text:p>
          </table:table-cell>
          <table:table-cell office:value-type="float" office:value="1051">
            <text:p>1051</text:p>
          </table:table-cell>
          <table:table-cell office:value-type="float" office:value="29712">
            <text:p>29712</text:p>
          </table:table-cell>
          <table:table-cell office:value-type="float" office:value="108688">
            <text:p>108688</text:p>
          </table:table-cell>
          <table:table-cell office:value-type="float" office:value="164638">
            <text:p>164638</text:p>
          </table:table-cell>
          <table:table-cell office:value-type="float" office:value="67228">
            <text:p>67228</text:p>
          </table:table-cell>
          <table:table-cell office:value-type="float" office:value="1398382">
            <text:p>1398382</text:p>
          </table:table-cell>
          <table:table-cell office:value-type="float" office:value="20269996">
            <text:p>20269996</text:p>
          </table:table-cell>
          <table:table-cell office:value-type="float" office:value="8001389">
            <text:p>8001389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648">
            <text:p>648</text:p>
          </table:table-cell>
          <table:table-cell office:value-type="float" office:value="985">
            <text:p>985</text:p>
          </table:table-cell>
          <table:table-cell office:value-type="float" office:value="5654">
            <text:p>5654</text:p>
          </table:table-cell>
          <table:table-cell office:value-type="float" office:value="32417">
            <text:p>32417</text:p>
          </table:table-cell>
          <table:table-cell office:value-type="float" office:value="56923">
            <text:p>56923</text:p>
          </table:table-cell>
          <table:table-cell office:value-type="float" office:value="4078857">
            <text:p>4078857</text:p>
          </table:table-cell>
          <table:table-cell office:value-type="float" office:value="5155651">
            <text:p>5155651</text:p>
          </table:table-cell>
          <table:table-cell office:value-type="float" office:value="4907442">
            <text:p>4907442</text:p>
          </table:table-cell>
          <table:table-cell office:value-type="float" office:value="8646961">
            <text:p>8646961</text:p>
          </table:table-cell>
          <table:table-cell table:number-columns-repeated="4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445">
            <text:p>445</text:p>
          </table:table-cell>
          <table:table-cell office:value-type="float" office:value="550">
            <text:p>550</text:p>
          </table:table-cell>
          <table:table-cell office:value-type="float" office:value="939">
            <text:p>939</text:p>
          </table:table-cell>
          <table:table-cell office:value-type="float" office:value="2311">
            <text:p>2311</text:p>
          </table:table-cell>
          <table:table-cell office:value-type="float" office:value="42200">
            <text:p>42200</text:p>
          </table:table-cell>
          <table:table-cell office:value-type="float" office:value="46747">
            <text:p>46747</text:p>
          </table:table-cell>
          <table:table-cell office:value-type="float" office:value="136083">
            <text:p>136083</text:p>
          </table:table-cell>
          <table:table-cell office:value-type="float" office:value="66738">
            <text:p>66738</text:p>
          </table:table-cell>
          <table:table-cell office:value-type="float" office:value="11188536">
            <text:p>11188536</text:p>
          </table:table-cell>
          <table:table-cell office:value-type="float" office:value="34889817">
            <text:p>34889817</text:p>
          </table:table-cell>
          <table:table-cell table:number-columns-repeated="46"/>
        </table:table-row>
        <table:table-row table:style-name="ro1" table:number-rows-repeated="2">
          <table:table-cell table:number-columns-repeated="6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084">
            <text:p>1084</text:p>
          </table:table-cell>
          <table:table-cell office:value-type="float" office:value="978">
            <text:p>978</text:p>
          </table:table-cell>
          <table:table-cell office:value-type="float" office:value="3696">
            <text:p>3696</text:p>
          </table:table-cell>
          <table:table-cell office:value-type="float" office:value="21689">
            <text:p>21689</text:p>
          </table:table-cell>
          <table:table-cell office:value-type="float" office:value="103917">
            <text:p>103917</text:p>
          </table:table-cell>
          <table:table-cell office:value-type="float" office:value="2350755">
            <text:p>2350755</text:p>
          </table:table-cell>
          <table:table-cell office:value-type="float" office:value="5835883">
            <text:p>5835883</text:p>
          </table:table-cell>
          <table:table-cell office:value-type="float" office:value="11643446">
            <text:p>11643446</text:p>
          </table:table-cell>
          <table:table-cell office:value-type="float" office:value="12648425">
            <text:p>12648425</text:p>
          </table:table-cell>
          <table:table-cell office:value-type="float" office:value="70616680">
            <text:p>70616680</text:p>
          </table:table-cell>
          <table:table-cell table:number-columns-repeated="46"/>
        </table:table-row>
        <table:table-row-group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2">
              <text:p>22</text:p>
            </table:table-cell>
            <table:table-cell office:value-type="float" office:value="56">
              <text:p>56</text:p>
            </table:table-cell>
            <table:table-cell office:value-type="float" office:value="115">
              <text:p>115</text:p>
            </table:table-cell>
            <table:table-cell office:value-type="float" office:value="1154">
              <text:p>1154</text:p>
            </table:table-cell>
            <table:table-cell office:value-type="float" office:value="3336">
              <text:p>3336</text:p>
            </table:table-cell>
            <table:table-cell office:value-type="float" office:value="3987">
              <text:p>3987</text:p>
            </table:table-cell>
            <table:table-cell office:value-type="float" office:value="58344">
              <text:p>58344</text:p>
            </table:table-cell>
            <table:table-cell office:value-type="float" office:value="66949">
              <text:p>66949</text:p>
            </table:table-cell>
            <table:table-cell office:value-type="float" office:value="236325">
              <text:p>236325</text:p>
            </table:table-cell>
            <table:table-cell office:value-type="float" office:value="216186">
              <text:p>216186</text:p>
            </table:table-cell>
            <table:table-cell office:value-type="float" office:value="27886269">
              <text:p>27886269</text:p>
            </table:table-cell>
            <table:table-cell office:value-type="float" office:value="62904411">
              <text:p>62904411</text:p>
            </table:table-cell>
            <table:table-cell office:value-type="float" office:value="236550253">
              <text:p>236550253</text:p>
            </table:table-cell>
            <table:table-cell table:number-columns-repeated="6"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table:number-columns-repeated="3"/>
            <table:table-cell office:value-type="float" office:value="1">
              <text:p>1</text:p>
            </table:table-cell>
            <table:table-cell table:number-columns-repeated="3"/>
            <table:table-cell table:number-columns-repeated="2" office:value-type="float" office:value="2">
              <text:p>2</text:p>
            </table:table-cell>
            <table:table-cell/>
            <table:table-cell table:number-columns-repeated="2"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table:number-columns-repeated="2" office:value-type="float" office:value="1">
              <text:p>1</text:p>
            </table:table-cell>
            <table:table-cell table:number-columns-repeated="3" office:value-type="float" office:value="2">
              <text:p>2</text:p>
            </table:table-cell>
            <table:table-cell office:value-type="float" office:value="1">
              <text:p>1</text:p>
            </table:table-cell>
            <table:table-cell table:number-columns-repeated="3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">
              <text:p>2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office:value-type="float" office:value="1">
              <text:p>1</text:p>
            </table:table-cell>
            <table:table-cell table:number-columns-repeated="2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table:number-columns-repeated="2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">
              <text:p>2</text:p>
            </table:table-cell>
          </table:table-row>
          <table:table-row table:style-name="ro2">
            <table:table-cell office:value-type="float" office:value="2">
              <text:p>2</text:p>
            </table:table-cell>
            <table:table-cell office:value-type="float" office:value="5">
              <text:p>5</text:p>
            </table:table-cell>
            <table:table-cell office:value-type="float" office:value="21">
              <text:p>21</text:p>
            </table:table-cell>
            <table:table-cell office:value-type="float" office:value="54">
              <text:p>54</text:p>
            </table:table-cell>
            <table:table-cell office:value-type="float" office:value="144">
              <text:p>144</text:p>
            </table:table-cell>
            <table:table-cell office:value-type="float" office:value="1151">
              <text:p>1151</text:p>
            </table:table-cell>
            <table:table-cell office:value-type="float" office:value="13208">
              <text:p>13208</text:p>
            </table:table-cell>
            <table:table-cell office:value-type="float" office:value="3326">
              <text:p>3326</text:p>
            </table:table-cell>
            <table:table-cell office:value-type="float" office:value="3303">
              <text:p>3303</text:p>
            </table:table-cell>
            <table:table-cell office:value-type="float" office:value="111609">
              <text:p>111609</text:p>
            </table:table-cell>
            <table:table-cell office:value-type="float" office:value="221154">
              <text:p>221154</text:p>
            </table:table-cell>
            <table:table-cell office:value-type="float" office:value="844716">
              <text:p>844716</text:p>
            </table:table-cell>
            <table:table-cell office:value-type="float" office:value="3942218">
              <text:p>3942218</text:p>
            </table:table-cell>
            <table:table-cell office:value-type="float" office:value="1706280">
              <text:p>1706280</text:p>
            </table:table-cell>
            <table:table-cell office:value-type="float" office:value="20523646">
              <text:p>20523646</text:p>
            </table:table-cell>
            <table:table-cell table:number-columns-repeated="6"/>
            <table:table-cell office:value-type="float" office:value="2">
              <text:p>2</text:p>
            </table:table-cell>
            <table:table-cell office:value-type="float" office:value="7">
              <text:p>7</text:p>
            </table:table-cell>
            <table:table-cell table:number-columns-repeated="3"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4">
              <text:p>4</text:p>
            </table:table-cell>
            <table:table-cell/>
            <table:table-cell table:number-columns-repeated="3" office:value-type="float" office:value="4">
              <text:p>4</text:p>
            </table:table-cell>
            <table:table-cell/>
            <table:table-cell office:value-type="float" office:value="3">
              <text:p>3</text:p>
            </table:table-cell>
            <table:table-cell table:number-columns-repeated="3" office:value-type="float" office:value="4">
              <text:p>4</text:p>
            </table:table-cell>
            <table:table-cell office:value-type="float" office:value="3">
              <text:p>3</text:p>
            </table:table-cell>
            <table:table-cell table:number-columns-repeated="3" office:value-type="float" office:value="4">
              <text:p>4</text:p>
            </table:table-cell>
            <table:table-cell office:value-type="float" office:value="3">
              <text:p>3</text:p>
            </table:table-cell>
            <table:table-cell table:number-columns-repeated="3" office:value-type="float" office:value="4">
              <text:p>4</text:p>
            </table:table-cell>
            <table:table-cell office:value-type="float" office:value="3">
              <text:p>3</text:p>
            </table:table-cell>
            <table:table-cell table:number-columns-repeated="2" office:value-type="float" office:value="4">
              <text:p>4</text:p>
            </table:table-cell>
            <table:table-cell table:number-columns-repeated="2" office:value-type="float" office:value="3">
              <text:p>3</text:p>
            </table:table-cell>
            <table:table-cell table:number-columns-repeated="2" office:value-type="float" office:value="4">
              <text:p>4</text:p>
            </table:table-cell>
            <table:table-cell office:value-type="float" office:value="3">
              <text:p>3</text:p>
            </table:table-cell>
            <table:table-cell table:number-columns-repeated="2" office:value-type="float" office:value="4">
              <text:p>4</text:p>
            </table:table-cell>
            <table:table-cell office:value-type="float" office:value="3">
              <text:p>3</text:p>
            </table:table-cell>
            <table:table-cell office:value-type="float" office:value="4">
              <text:p>4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4">
              <text:p>4</text:p>
            </table:table-cell>
            <table:table-cell office:value-type="float" office:value="20">
              <text:p>20</text:p>
            </table:table-cell>
            <table:table-cell office:value-type="float" office:value="53">
              <text:p>53</text:p>
            </table:table-cell>
            <table:table-cell office:value-type="float" office:value="412">
              <text:p>412</text:p>
            </table:table-cell>
            <table:table-cell office:value-type="float" office:value="1195">
              <text:p>1195</text:p>
            </table:table-cell>
            <table:table-cell office:value-type="float" office:value="1515">
              <text:p>1515</text:p>
            </table:table-cell>
            <table:table-cell office:value-type="float" office:value="22790">
              <text:p>22790</text:p>
            </table:table-cell>
            <table:table-cell office:value-type="float" office:value="16799">
              <text:p>16799</text:p>
            </table:table-cell>
            <table:table-cell office:value-type="float" office:value="129111">
              <text:p>129111</text:p>
            </table:table-cell>
            <table:table-cell office:value-type="float" office:value="125141">
              <text:p>125141</text:p>
            </table:table-cell>
            <table:table-cell office:value-type="float" office:value="329503">
              <text:p>329503</text:p>
            </table:table-cell>
            <table:table-cell office:value-type="float" office:value="8467516">
              <text:p>8467516</text:p>
            </table:table-cell>
            <table:table-cell office:value-type="float" office:value="14882730">
              <text:p>14882730</text:p>
            </table:table-cell>
            <table:table-cell office:value-type="float" office:value="16510016">
              <text:p>16510016</text:p>
            </table:table-cell>
            <table:table-cell table:number-columns-repeated="6"/>
            <table:table-cell office:value-type="float" office:value="3">
              <text:p>3</text:p>
            </table:table-cell>
            <table:table-cell office:value-type="float" office:value="11">
              <text:p>11</text:p>
            </table:table-cell>
            <table:table-cell table:number-columns-repeated="3"/>
            <table:table-cell office:value-type="float" office:value="7">
              <text:p>7</text:p>
            </table:table-cell>
            <table:table-cell table:number-columns-repeated="3"/>
            <table:table-cell office:value-type="float" office:value="8">
              <text:p>8</text:p>
            </table:table-cell>
            <table:table-cell office:value-type="float" office:value="15">
              <text:p>15</text:p>
            </table:table-cell>
            <table:table-cell/>
            <table:table-cell office:value-type="float" office:value="15">
              <text:p>15</text:p>
            </table:table-cell>
            <table:table-cell office:value-type="float" office:value="16">
              <text:p>16</text:p>
            </table:table-cell>
            <table:table-cell office:value-type="float" office:value="15">
              <text:p>15</text:p>
            </table:table-cell>
            <table:table-cell/>
            <table:table-cell table:number-columns-repeated="4" office:value-type="float" office:value="15">
              <text:p>15</text:p>
            </table:table-cell>
            <table:table-cell office:value-type="float" office:value="7">
              <text:p>7</text:p>
            </table:table-cell>
            <table:table-cell office:value-type="float" office:value="15">
              <text:p>15</text:p>
            </table:table-cell>
            <table:table-cell office:value-type="float" office:value="16">
              <text:p>16</text:p>
            </table:table-cell>
            <table:table-cell table:number-columns-repeated="2" office:value-type="float" office:value="15">
              <text:p>15</text:p>
            </table:table-cell>
            <table:table-cell office:value-type="float" office:value="16">
              <text:p>16</text:p>
            </table:table-cell>
            <table:table-cell table:number-columns-repeated="3" office:value-type="float" office:value="15">
              <text:p>15</text:p>
            </table:table-cell>
            <table:table-cell office:value-type="float" office:value="7">
              <text:p>7</text:p>
            </table:table-cell>
            <table:table-cell office:value-type="float" office:value="15">
              <text:p>15</text:p>
            </table:table-cell>
            <table:table-cell office:value-type="float" office:value="14">
              <text:p>14</text:p>
            </table:table-cell>
            <table:table-cell office:value-type="float" office:value="7">
              <text:p>7</text:p>
            </table:table-cell>
            <table:table-cell office:value-type="float" office:value="16">
              <text:p>16</text:p>
            </table:table-cell>
            <table:table-cell table:number-columns-repeated="4" office:value-type="float" office:value="15">
              <text:p>15</text:p>
            </table:table-cell>
            <table:table-cell table:number-columns-repeated="2" office:value-type="float" office:value="16">
              <text:p>16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14">
              <text:p>14</text:p>
            </table:table-cell>
            <table:table-cell office:value-type="float" office:value="55">
              <text:p>55</text:p>
            </table:table-cell>
            <table:table-cell office:value-type="float" office:value="170">
              <text:p>170</text:p>
            </table:table-cell>
            <table:table-cell office:value-type="float" office:value="1672">
              <text:p>1672</text:p>
            </table:table-cell>
            <table:table-cell office:value-type="float" office:value="1166">
              <text:p>1166</text:p>
            </table:table-cell>
            <table:table-cell office:value-type="float" office:value="2828">
              <text:p>2828</text:p>
            </table:table-cell>
            <table:table-cell office:value-type="float" office:value="4884">
              <text:p>4884</text:p>
            </table:table-cell>
            <table:table-cell office:value-type="float" office:value="41144">
              <text:p>41144</text:p>
            </table:table-cell>
            <table:table-cell office:value-type="float" office:value="134724">
              <text:p>134724</text:p>
            </table:table-cell>
            <table:table-cell office:value-type="float" office:value="175083">
              <text:p>175083</text:p>
            </table:table-cell>
            <table:table-cell office:value-type="float" office:value="6877816">
              <text:p>6877816</text:p>
            </table:table-cell>
            <table:table-cell office:value-type="float" office:value="3420441">
              <text:p>3420441</text:p>
            </table:table-cell>
            <table:table-cell office:value-type="float" office:value="59738229">
              <text:p>59738229</text:p>
            </table:table-cell>
            <table:table-cell table:number-columns-repeated="6"/>
            <table:table-cell office:value-type="float" office:value="4">
              <text:p>4</text:p>
            </table:table-cell>
            <table:table-cell office:value-type="float" office:value="36">
              <text:p>36</text:p>
            </table:table-cell>
            <table:table-cell table:number-columns-repeated="3"/>
            <table:table-cell office:value-type="float" office:value="31">
              <text:p>31</text:p>
            </table:table-cell>
            <table:table-cell table:number-columns-repeated="3"/>
            <table:table-cell table:number-columns-repeated="2" office:value-type="float" office:value="31">
              <text:p>31</text:p>
            </table:table-cell>
            <table:table-cell/>
            <table:table-cell office:value-type="float" office:value="30">
              <text:p>30</text:p>
            </table:table-cell>
            <table:table-cell table:number-columns-repeated="2" office:value-type="float" office:value="31">
              <text:p>31</text:p>
            </table:table-cell>
            <table:table-cell/>
            <table:table-cell office:value-type="float" office:value="31">
              <text:p>31</text:p>
            </table:table-cell>
            <table:table-cell office:value-type="float" office:value="30">
              <text:p>30</text:p>
            </table:table-cell>
            <table:table-cell office:value-type="float" office:value="31">
              <text:p>31</text:p>
            </table:table-cell>
            <table:table-cell office:value-type="float" office:value="37">
              <text:p>37</text:p>
            </table:table-cell>
            <table:table-cell office:value-type="float" office:value="30">
              <text:p>30</text:p>
            </table:table-cell>
            <table:table-cell office:value-type="float" office:value="31">
              <text:p>31</text:p>
            </table:table-cell>
            <table:table-cell office:value-type="float" office:value="30">
              <text:p>30</text:p>
            </table:table-cell>
            <table:table-cell table:number-columns-repeated="2" office:value-type="float" office:value="31">
              <text:p>31</text:p>
            </table:table-cell>
            <table:table-cell office:value-type="float" office:value="37">
              <text:p>37</text:p>
            </table:table-cell>
            <table:table-cell office:value-type="float" office:value="31">
              <text:p>31</text:p>
            </table:table-cell>
            <table:table-cell office:value-type="float" office:value="37">
              <text:p>37</text:p>
            </table:table-cell>
            <table:table-cell table:number-columns-repeated="5" office:value-type="float" office:value="31">
              <text:p>31</text:p>
            </table:table-cell>
            <table:table-cell office:value-type="float" office:value="30">
              <text:p>30</text:p>
            </table:table-cell>
            <table:table-cell table:number-columns-repeated="2" office:value-type="float" office:value="31">
              <text:p>31</text:p>
            </table:table-cell>
            <table:table-cell office:value-type="float" office:value="30">
              <text:p>30</text:p>
            </table:table-cell>
            <table:table-cell office:value-type="float" office:value="31">
              <text:p>31</text:p>
            </table:table-cell>
            <table:table-cell table:number-columns-repeated="2" office:value-type="float" office:value="36">
              <text:p>36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0">
              <text:p>20</text:p>
            </table:table-cell>
            <table:table-cell office:value-type="float" office:value="53">
              <text:p>53</text:p>
            </table:table-cell>
            <table:table-cell office:value-type="float" office:value="169">
              <text:p>169</text:p>
            </table:table-cell>
            <table:table-cell office:value-type="float" office:value="1156">
              <text:p>1156</text:p>
            </table:table-cell>
            <table:table-cell office:value-type="float" office:value="1027">
              <text:p>1027</text:p>
            </table:table-cell>
            <table:table-cell office:value-type="float" office:value="1681">
              <text:p>1681</text:p>
            </table:table-cell>
            <table:table-cell office:value-type="float" office:value="38573">
              <text:p>38573</text:p>
            </table:table-cell>
            <table:table-cell office:value-type="float" office:value="117089">
              <text:p>117089</text:p>
            </table:table-cell>
            <table:table-cell office:value-type="float" office:value="653541">
              <text:p>653541</text:p>
            </table:table-cell>
            <table:table-cell office:value-type="float" office:value="2096875">
              <text:p>2096875</text:p>
            </table:table-cell>
            <table:table-cell office:value-type="float" office:value="16345121">
              <text:p>16345121</text:p>
            </table:table-cell>
            <table:table-cell office:value-type="float" office:value="18738656">
              <text:p>18738656</text:p>
            </table:table-cell>
            <table:table-cell office:value-type="float" office:value="557756738">
              <text:p>557756738</text:p>
            </table:table-cell>
            <table:table-cell table:number-columns-repeated="6"/>
            <table:table-cell office:value-type="float" office:value="5">
              <text:p>5</text:p>
            </table:table-cell>
            <table:table-cell office:value-type="float" office:value="69">
              <text:p>69</text:p>
            </table:table-cell>
            <table:table-cell table:number-columns-repeated="3"/>
            <table:table-cell office:value-type="float" office:value="101">
              <text:p>101</text:p>
            </table:table-cell>
            <table:table-cell table:number-columns-repeated="3"/>
            <table:table-cell office:value-type="float" office:value="272">
              <text:p>272</text:p>
            </table:table-cell>
            <table:table-cell office:value-type="float" office:value="89">
              <text:p>89</text:p>
            </table:table-cell>
            <table:table-cell/>
            <table:table-cell office:value-type="float" office:value="269">
              <text:p>269</text:p>
            </table:table-cell>
            <table:table-cell office:value-type="float" office:value="62">
              <text:p>62</text:p>
            </table:table-cell>
            <table:table-cell office:value-type="float" office:value="68">
              <text:p>68</text:p>
            </table:table-cell>
            <table:table-cell/>
            <table:table-cell office:value-type="float" office:value="114">
              <text:p>114</text:p>
            </table:table-cell>
            <table:table-cell office:value-type="float" office:value="269">
              <text:p>269</text:p>
            </table:table-cell>
            <table:table-cell office:value-type="float" office:value="271">
              <text:p>271</text:p>
            </table:table-cell>
            <table:table-cell office:value-type="float" office:value="68">
              <text:p>68</text:p>
            </table:table-cell>
            <table:table-cell office:value-type="float" office:value="267">
              <text:p>267</text:p>
            </table:table-cell>
            <table:table-cell office:value-type="float" office:value="106">
              <text:p>106</text:p>
            </table:table-cell>
            <table:table-cell office:value-type="float" office:value="277">
              <text:p>277</text:p>
            </table:table-cell>
            <table:table-cell office:value-type="float" office:value="99">
              <text:p>99</text:p>
            </table:table-cell>
            <table:table-cell office:value-type="float" office:value="113">
              <text:p>113</text:p>
            </table:table-cell>
            <table:table-cell office:value-type="float" office:value="99">
              <text:p>99</text:p>
            </table:table-cell>
            <table:table-cell office:value-type="float" office:value="268">
              <text:p>268</text:p>
            </table:table-cell>
            <table:table-cell office:value-type="float" office:value="270">
              <text:p>270</text:p>
            </table:table-cell>
            <table:table-cell office:value-type="float" office:value="56">
              <text:p>56</text:p>
            </table:table-cell>
            <table:table-cell office:value-type="float" office:value="121">
              <text:p>121</text:p>
            </table:table-cell>
            <table:table-cell office:value-type="float" office:value="98">
              <text:p>98</text:p>
            </table:table-cell>
            <table:table-cell office:value-type="float" office:value="268">
              <text:p>268</text:p>
            </table:table-cell>
            <table:table-cell office:value-type="float" office:value="62">
              <text:p>62</text:p>
            </table:table-cell>
            <table:table-cell office:value-type="float" office:value="54">
              <text:p>54</text:p>
            </table:table-cell>
            <table:table-cell office:value-type="float" office:value="61">
              <text:p>61</text:p>
            </table:table-cell>
            <table:table-cell office:value-type="float" office:value="68">
              <text:p>68</text:p>
            </table:table-cell>
            <table:table-cell office:value-type="float" office:value="270">
              <text:p>270</text:p>
            </table:table-cell>
            <table:table-cell office:value-type="float" office:value="74">
              <text:p>74</text:p>
            </table:table-cell>
            <table:table-cell office:value-type="float" office:value="63">
              <text:p>63</text:p>
            </table:table-cell>
            <table:table-cell office:value-type="float" office:value="82">
              <text:p>82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0">
              <text:p>20</text:p>
            </table:table-cell>
            <table:table-cell office:value-type="float" office:value="53">
              <text:p>53</text:p>
            </table:table-cell>
            <table:table-cell office:value-type="float" office:value="140">
              <text:p>140</text:p>
            </table:table-cell>
            <table:table-cell office:value-type="float" office:value="1198">
              <text:p>1198</text:p>
            </table:table-cell>
            <table:table-cell office:value-type="float" office:value="1452">
              <text:p>1452</text:p>
            </table:table-cell>
            <table:table-cell office:value-type="float" office:value="4264">
              <text:p>4264</text:p>
            </table:table-cell>
            <table:table-cell office:value-type="float" office:value="8895">
              <text:p>8895</text:p>
            </table:table-cell>
            <table:table-cell office:value-type="float" office:value="72206">
              <text:p>72206</text:p>
            </table:table-cell>
            <table:table-cell office:value-type="float" office:value="84791">
              <text:p>84791</text:p>
            </table:table-cell>
            <table:table-cell office:value-type="float" office:value="498485">
              <text:p>498485</text:p>
            </table:table-cell>
            <table:table-cell office:value-type="float" office:value="425088">
              <text:p>425088</text:p>
            </table:table-cell>
            <table:table-cell office:value-type="float" office:value="29863004">
              <text:p>29863004</text:p>
            </table:table-cell>
            <table:table-cell office:value-type="float" office:value="124057752">
              <text:p>124057752</text:p>
            </table:table-cell>
            <table:table-cell table:number-columns-repeated="6"/>
            <table:table-cell office:value-type="float" office:value="6">
              <text:p>6</text:p>
            </table:table-cell>
            <table:table-cell office:value-type="float" office:value="619">
              <text:p>619</text:p>
            </table:table-cell>
            <table:table-cell table:number-columns-repeated="3"/>
            <table:table-cell office:value-type="float" office:value="937">
              <text:p>937</text:p>
            </table:table-cell>
            <table:table-cell table:number-columns-repeated="3"/>
            <table:table-cell office:value-type="float" office:value="711">
              <text:p>711</text:p>
            </table:table-cell>
            <table:table-cell office:value-type="float" office:value="874">
              <text:p>874</text:p>
            </table:table-cell>
            <table:table-cell/>
            <table:table-cell office:value-type="float" office:value="606">
              <text:p>606</text:p>
            </table:table-cell>
            <table:table-cell office:value-type="float" office:value="604">
              <text:p>604</text:p>
            </table:table-cell>
            <table:table-cell office:value-type="float" office:value="645">
              <text:p>645</text:p>
            </table:table-cell>
            <table:table-cell/>
            <table:table-cell office:value-type="float" office:value="649">
              <text:p>649</text:p>
            </table:table-cell>
            <table:table-cell office:value-type="float" office:value="804">
              <text:p>804</text:p>
            </table:table-cell>
            <table:table-cell office:value-type="float" office:value="609">
              <text:p>609</text:p>
            </table:table-cell>
            <table:table-cell office:value-type="float" office:value="690">
              <text:p>690</text:p>
            </table:table-cell>
            <table:table-cell office:value-type="float" office:value="602">
              <text:p>602</text:p>
            </table:table-cell>
            <table:table-cell office:value-type="float" office:value="692">
              <text:p>692</text:p>
            </table:table-cell>
            <table:table-cell office:value-type="float" office:value="265">
              <text:p>265</text:p>
            </table:table-cell>
            <table:table-cell office:value-type="float" office:value="688">
              <text:p>688</text:p>
            </table:table-cell>
            <table:table-cell office:value-type="float" office:value="249">
              <text:p>249</text:p>
            </table:table-cell>
            <table:table-cell office:value-type="float" office:value="113">
              <text:p>113</text:p>
            </table:table-cell>
            <table:table-cell office:value-type="float" office:value="769">
              <text:p>769</text:p>
            </table:table-cell>
            <table:table-cell office:value-type="float" office:value="670">
              <text:p>670</text:p>
            </table:table-cell>
            <table:table-cell office:value-type="float" office:value="604">
              <text:p>604</text:p>
            </table:table-cell>
            <table:table-cell office:value-type="float" office:value="666">
              <text:p>666</text:p>
            </table:table-cell>
            <table:table-cell office:value-type="float" office:value="76">
              <text:p>76</text:p>
            </table:table-cell>
            <table:table-cell office:value-type="float" office:value="686">
              <text:p>686</text:p>
            </table:table-cell>
            <table:table-cell office:value-type="float" office:value="623">
              <text:p>623</text:p>
            </table:table-cell>
            <table:table-cell office:value-type="float" office:value="322">
              <text:p>322</text:p>
            </table:table-cell>
            <table:table-cell office:value-type="float" office:value="65">
              <text:p>65</text:p>
            </table:table-cell>
            <table:table-cell office:value-type="float" office:value="340">
              <text:p>340</text:p>
            </table:table-cell>
            <table:table-cell office:value-type="float" office:value="344">
              <text:p>344</text:p>
            </table:table-cell>
            <table:table-cell office:value-type="float" office:value="326">
              <text:p>326</text:p>
            </table:table-cell>
            <table:table-cell office:value-type="float" office:value="89">
              <text:p>89</text:p>
            </table:table-cell>
            <table:table-cell office:value-type="float" office:value="445">
              <text:p>445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0">
              <text:p>20</text:p>
            </table:table-cell>
            <table:table-cell office:value-type="float" office:value="54">
              <text:p>54</text:p>
            </table:table-cell>
            <table:table-cell office:value-type="float" office:value="225">
              <text:p>225</text:p>
            </table:table-cell>
            <table:table-cell office:value-type="float" office:value="1064">
              <text:p>1064</text:p>
            </table:table-cell>
            <table:table-cell office:value-type="float" office:value="1687">
              <text:p>1687</text:p>
            </table:table-cell>
            <table:table-cell office:value-type="float" office:value="2276">
              <text:p>2276</text:p>
            </table:table-cell>
            <table:table-cell office:value-type="float" office:value="57484">
              <text:p>57484</text:p>
            </table:table-cell>
            <table:table-cell office:value-type="float" office:value="91973">
              <text:p>91973</text:p>
            </table:table-cell>
            <table:table-cell office:value-type="float" office:value="244585">
              <text:p>244585</text:p>
            </table:table-cell>
            <table:table-cell office:value-type="float" office:value="1091800">
              <text:p>1091800</text:p>
            </table:table-cell>
            <table:table-cell office:value-type="float" office:value="27233364">
              <text:p>27233364</text:p>
            </table:table-cell>
            <table:table-cell office:value-type="float" office:value="17531101">
              <text:p>17531101</text:p>
            </table:table-cell>
            <table:table-cell office:value-type="float" office:value="48625631">
              <text:p>48625631</text:p>
            </table:table-cell>
            <table:table-cell table:number-columns-repeated="6"/>
            <table:table-cell office:value-type="float" office:value="7">
              <text:p>7</text:p>
            </table:table-cell>
            <table:table-cell office:value-type="float" office:value="992">
              <text:p>992</text:p>
            </table:table-cell>
            <table:table-cell table:number-columns-repeated="3"/>
            <table:table-cell office:value-type="float" office:value="1178">
              <text:p>1178</text:p>
            </table:table-cell>
            <table:table-cell table:number-columns-repeated="3"/>
            <table:table-cell office:value-type="float" office:value="519">
              <text:p>519</text:p>
            </table:table-cell>
            <table:table-cell office:value-type="float" office:value="624">
              <text:p>624</text:p>
            </table:table-cell>
            <table:table-cell/>
            <table:table-cell office:value-type="float" office:value="634">
              <text:p>634</text:p>
            </table:table-cell>
            <table:table-cell office:value-type="float" office:value="724">
              <text:p>724</text:p>
            </table:table-cell>
            <table:table-cell office:value-type="float" office:value="544">
              <text:p>544</text:p>
            </table:table-cell>
            <table:table-cell/>
            <table:table-cell office:value-type="float" office:value="611">
              <text:p>611</text:p>
            </table:table-cell>
            <table:table-cell office:value-type="float" office:value="805">
              <text:p>805</text:p>
            </table:table-cell>
            <table:table-cell office:value-type="float" office:value="611">
              <text:p>611</text:p>
            </table:table-cell>
            <table:table-cell office:value-type="float" office:value="1189">
              <text:p>1189</text:p>
            </table:table-cell>
            <table:table-cell office:value-type="float" office:value="1323">
              <text:p>1323</text:p>
            </table:table-cell>
            <table:table-cell office:value-type="float" office:value="593">
              <text:p>593</text:p>
            </table:table-cell>
            <table:table-cell office:value-type="float" office:value="578">
              <text:p>578</text:p>
            </table:table-cell>
            <table:table-cell office:value-type="float" office:value="920">
              <text:p>920</text:p>
            </table:table-cell>
            <table:table-cell office:value-type="float" office:value="641">
              <text:p>641</text:p>
            </table:table-cell>
            <table:table-cell office:value-type="float" office:value="557">
              <text:p>557</text:p>
            </table:table-cell>
            <table:table-cell office:value-type="float" office:value="600">
              <text:p>600</text:p>
            </table:table-cell>
            <table:table-cell office:value-type="float" office:value="1229">
              <text:p>1229</text:p>
            </table:table-cell>
            <table:table-cell office:value-type="float" office:value="1275">
              <text:p>1275</text:p>
            </table:table-cell>
            <table:table-cell office:value-type="float" office:value="628">
              <text:p>628</text:p>
            </table:table-cell>
            <table:table-cell office:value-type="float" office:value="550">
              <text:p>550</text:p>
            </table:table-cell>
            <table:table-cell office:value-type="float" office:value="613">
              <text:p>613</text:p>
            </table:table-cell>
            <table:table-cell office:value-type="float" office:value="522">
              <text:p>522</text:p>
            </table:table-cell>
            <table:table-cell office:value-type="float" office:value="726">
              <text:p>726</text:p>
            </table:table-cell>
            <table:table-cell office:value-type="float" office:value="674">
              <text:p>674</text:p>
            </table:table-cell>
            <table:table-cell office:value-type="float" office:value="678">
              <text:p>678</text:p>
            </table:table-cell>
            <table:table-cell office:value-type="float" office:value="552">
              <text:p>552</text:p>
            </table:table-cell>
            <table:table-cell office:value-type="float" office:value="4172">
              <text:p>4172</text:p>
            </table:table-cell>
            <table:table-cell office:value-type="float" office:value="648">
              <text:p>648</text:p>
            </table:table-cell>
            <table:table-cell office:value-type="float" office:value="550">
              <text:p>550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14">
              <text:p>14</text:p>
            </table:table-cell>
            <table:table-cell office:value-type="float" office:value="55">
              <text:p>55</text:p>
            </table:table-cell>
            <table:table-cell office:value-type="float" office:value="411">
              <text:p>411</text:p>
            </table:table-cell>
            <table:table-cell office:value-type="float" office:value="1263">
              <text:p>1263</text:p>
            </table:table-cell>
            <table:table-cell office:value-type="float" office:value="1054">
              <text:p>1054</text:p>
            </table:table-cell>
            <table:table-cell office:value-type="float" office:value="1958">
              <text:p>1958</text:p>
            </table:table-cell>
            <table:table-cell office:value-type="float" office:value="10050">
              <text:p>10050</text:p>
            </table:table-cell>
            <table:table-cell office:value-type="float" office:value="78630">
              <text:p>78630</text:p>
            </table:table-cell>
            <table:table-cell office:value-type="float" office:value="417087">
              <text:p>417087</text:p>
            </table:table-cell>
            <table:table-cell office:value-type="float" office:value="985988">
              <text:p>985988</text:p>
            </table:table-cell>
            <table:table-cell office:value-type="float" office:value="6168029">
              <text:p>6168029</text:p>
            </table:table-cell>
            <table:table-cell office:value-type="float" office:value="9807134">
              <text:p>9807134</text:p>
            </table:table-cell>
            <table:table-cell office:value-type="float" office:value="21962004">
              <text:p>21962004</text:p>
            </table:table-cell>
            <table:table-cell table:number-columns-repeated="6"/>
            <table:table-cell office:value-type="float" office:value="8">
              <text:p>8</text:p>
            </table:table-cell>
            <table:table-cell office:value-type="float" office:value="3122">
              <text:p>3122</text:p>
            </table:table-cell>
            <table:table-cell table:number-columns-repeated="3"/>
            <table:table-cell office:value-type="float" office:value="1326">
              <text:p>1326</text:p>
            </table:table-cell>
            <table:table-cell table:number-columns-repeated="3"/>
            <table:table-cell office:value-type="float" office:value="883">
              <text:p>883</text:p>
            </table:table-cell>
            <table:table-cell office:value-type="float" office:value="1182">
              <text:p>1182</text:p>
            </table:table-cell>
            <table:table-cell/>
            <table:table-cell office:value-type="float" office:value="1127">
              <text:p>1127</text:p>
            </table:table-cell>
            <table:table-cell office:value-type="float" office:value="956">
              <text:p>956</text:p>
            </table:table-cell>
            <table:table-cell office:value-type="float" office:value="1501">
              <text:p>1501</text:p>
            </table:table-cell>
            <table:table-cell/>
            <table:table-cell office:value-type="float" office:value="12729">
              <text:p>12729</text:p>
            </table:table-cell>
            <table:table-cell office:value-type="float" office:value="1180">
              <text:p>1180</text:p>
            </table:table-cell>
            <table:table-cell office:value-type="float" office:value="728">
              <text:p>728</text:p>
            </table:table-cell>
            <table:table-cell office:value-type="float" office:value="1439">
              <text:p>1439</text:p>
            </table:table-cell>
            <table:table-cell office:value-type="float" office:value="9450">
              <text:p>9450</text:p>
            </table:table-cell>
            <table:table-cell office:value-type="float" office:value="1003">
              <text:p>1003</text:p>
            </table:table-cell>
            <table:table-cell office:value-type="float" office:value="2887">
              <text:p>2887</text:p>
            </table:table-cell>
            <table:table-cell office:value-type="float" office:value="2046">
              <text:p>2046</text:p>
            </table:table-cell>
            <table:table-cell office:value-type="float" office:value="9456">
              <text:p>9456</text:p>
            </table:table-cell>
            <table:table-cell office:value-type="float" office:value="12178">
              <text:p>12178</text:p>
            </table:table-cell>
            <table:table-cell office:value-type="float" office:value="722">
              <text:p>722</text:p>
            </table:table-cell>
            <table:table-cell office:value-type="float" office:value="2481">
              <text:p>2481</text:p>
            </table:table-cell>
            <table:table-cell office:value-type="float" office:value="2632">
              <text:p>2632</text:p>
            </table:table-cell>
            <table:table-cell office:value-type="float" office:value="2152">
              <text:p>2152</text:p>
            </table:table-cell>
            <table:table-cell office:value-type="float" office:value="1070">
              <text:p>1070</text:p>
            </table:table-cell>
            <table:table-cell office:value-type="float" office:value="12031">
              <text:p>12031</text:p>
            </table:table-cell>
            <table:table-cell office:value-type="float" office:value="1212">
              <text:p>1212</text:p>
            </table:table-cell>
            <table:table-cell office:value-type="float" office:value="1761">
              <text:p>1761</text:p>
            </table:table-cell>
            <table:table-cell office:value-type="float" office:value="3902">
              <text:p>3902</text:p>
            </table:table-cell>
            <table:table-cell office:value-type="float" office:value="10052">
              <text:p>10052</text:p>
            </table:table-cell>
            <table:table-cell office:value-type="float" office:value="11918">
              <text:p>11918</text:p>
            </table:table-cell>
            <table:table-cell office:value-type="float" office:value="1051">
              <text:p>1051</text:p>
            </table:table-cell>
            <table:table-cell office:value-type="float" office:value="985">
              <text:p>985</text:p>
            </table:table-cell>
            <table:table-cell office:value-type="float" office:value="939">
              <text:p>939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0">
              <text:p>20</text:p>
            </table:table-cell>
            <table:table-cell office:value-type="float" office:value="54">
              <text:p>54</text:p>
            </table:table-cell>
            <table:table-cell office:value-type="float" office:value="185">
              <text:p>185</text:p>
            </table:table-cell>
            <table:table-cell office:value-type="float" office:value="1550">
              <text:p>1550</text:p>
            </table:table-cell>
            <table:table-cell office:value-type="float" office:value="1255">
              <text:p>1255</text:p>
            </table:table-cell>
            <table:table-cell office:value-type="float" office:value="2501">
              <text:p>2501</text:p>
            </table:table-cell>
            <table:table-cell office:value-type="float" office:value="68624">
              <text:p>68624</text:p>
            </table:table-cell>
            <table:table-cell office:value-type="float" office:value="67342">
              <text:p>67342</text:p>
            </table:table-cell>
            <table:table-cell office:value-type="float" office:value="178199">
              <text:p>178199</text:p>
            </table:table-cell>
            <table:table-cell office:value-type="float" office:value="7893086">
              <text:p>7893086</text:p>
            </table:table-cell>
            <table:table-cell office:value-type="float" office:value="4946839">
              <text:p>4946839</text:p>
            </table:table-cell>
            <table:table-cell office:value-type="float" office:value="28776219">
              <text:p>28776219</text:p>
            </table:table-cell>
            <table:table-cell office:value-type="float" office:value="109905076">
              <text:p>109905076</text:p>
            </table:table-cell>
            <table:table-cell table:number-columns-repeated="6"/>
            <table:table-cell office:value-type="float" office:value="9">
              <text:p>9</text:p>
            </table:table-cell>
            <table:table-cell office:value-type="float" office:value="14016">
              <text:p>14016</text:p>
            </table:table-cell>
            <table:table-cell table:number-columns-repeated="3"/>
            <table:table-cell office:value-type="float" office:value="2068">
              <text:p>2068</text:p>
            </table:table-cell>
            <table:table-cell table:number-columns-repeated="3"/>
            <table:table-cell office:value-type="float" office:value="5039">
              <text:p>5039</text:p>
            </table:table-cell>
            <table:table-cell office:value-type="float" office:value="35023">
              <text:p>35023</text:p>
            </table:table-cell>
            <table:table-cell/>
            <table:table-cell office:value-type="float" office:value="8978">
              <text:p>8978</text:p>
            </table:table-cell>
            <table:table-cell office:value-type="float" office:value="41796">
              <text:p>41796</text:p>
            </table:table-cell>
            <table:table-cell office:value-type="float" office:value="21657">
              <text:p>21657</text:p>
            </table:table-cell>
            <table:table-cell/>
            <table:table-cell office:value-type="float" office:value="24608">
              <text:p>24608</text:p>
            </table:table-cell>
            <table:table-cell office:value-type="float" office:value="21230">
              <text:p>21230</text:p>
            </table:table-cell>
            <table:table-cell office:value-type="float" office:value="21898">
              <text:p>21898</text:p>
            </table:table-cell>
            <table:table-cell office:value-type="float" office:value="7597">
              <text:p>7597</text:p>
            </table:table-cell>
            <table:table-cell office:value-type="float" office:value="23023">
              <text:p>23023</text:p>
            </table:table-cell>
            <table:table-cell office:value-type="float" office:value="24892">
              <text:p>24892</text:p>
            </table:table-cell>
            <table:table-cell office:value-type="float" office:value="4779">
              <text:p>4779</text:p>
            </table:table-cell>
            <table:table-cell office:value-type="float" office:value="24416">
              <text:p>24416</text:p>
            </table:table-cell>
            <table:table-cell office:value-type="float" office:value="33952">
              <text:p>33952</text:p>
            </table:table-cell>
            <table:table-cell office:value-type="float" office:value="23940">
              <text:p>23940</text:p>
            </table:table-cell>
            <table:table-cell office:value-type="float" office:value="21066">
              <text:p>21066</text:p>
            </table:table-cell>
            <table:table-cell office:value-type="float" office:value="1159">
              <text:p>1159</text:p>
            </table:table-cell>
            <table:table-cell office:value-type="float" office:value="6592">
              <text:p>6592</text:p>
            </table:table-cell>
            <table:table-cell office:value-type="float" office:value="22826">
              <text:p>22826</text:p>
            </table:table-cell>
            <table:table-cell office:value-type="float" office:value="4716">
              <text:p>4716</text:p>
            </table:table-cell>
            <table:table-cell office:value-type="float" office:value="26595">
              <text:p>26595</text:p>
            </table:table-cell>
            <table:table-cell office:value-type="float" office:value="3819">
              <text:p>3819</text:p>
            </table:table-cell>
            <table:table-cell office:value-type="float" office:value="36840">
              <text:p>36840</text:p>
            </table:table-cell>
            <table:table-cell office:value-type="float" office:value="44925">
              <text:p>44925</text:p>
            </table:table-cell>
            <table:table-cell office:value-type="float" office:value="22350">
              <text:p>22350</text:p>
            </table:table-cell>
            <table:table-cell office:value-type="float" office:value="1333">
              <text:p>1333</text:p>
            </table:table-cell>
            <table:table-cell office:value-type="float" office:value="29712">
              <text:p>29712</text:p>
            </table:table-cell>
            <table:table-cell office:value-type="float" office:value="5654">
              <text:p>5654</text:p>
            </table:table-cell>
            <table:table-cell office:value-type="float" office:value="2311">
              <text:p>2311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0">
              <text:p>20</text:p>
            </table:table-cell>
            <table:table-cell office:value-type="float" office:value="53">
              <text:p>53</text:p>
            </table:table-cell>
            <table:table-cell office:value-type="float" office:value="128">
              <text:p>128</text:p>
            </table:table-cell>
            <table:table-cell office:value-type="float" office:value="439">
              <text:p>439</text:p>
            </table:table-cell>
            <table:table-cell office:value-type="float" office:value="1532">
              <text:p>1532</text:p>
            </table:table-cell>
            <table:table-cell office:value-type="float" office:value="3700">
              <text:p>3700</text:p>
            </table:table-cell>
            <table:table-cell office:value-type="float" office:value="40000">
              <text:p>40000</text:p>
            </table:table-cell>
            <table:table-cell office:value-type="float" office:value="87164">
              <text:p>87164</text:p>
            </table:table-cell>
            <table:table-cell office:value-type="float" office:value="332900">
              <text:p>332900</text:p>
            </table:table-cell>
            <table:table-cell office:value-type="float" office:value="215527">
              <text:p>215527</text:p>
            </table:table-cell>
            <table:table-cell office:value-type="float" office:value="12045536">
              <text:p>12045536</text:p>
            </table:table-cell>
            <table:table-cell office:value-type="float" office:value="13896393">
              <text:p>13896393</text:p>
            </table:table-cell>
            <table:table-cell office:value-type="float" office:value="34987439">
              <text:p>34987439</text:p>
            </table:table-cell>
            <table:table-cell table:number-columns-repeated="6"/>
            <table:table-cell office:value-type="float" office:value="10">
              <text:p>10</text:p>
            </table:table-cell>
            <table:table-cell office:value-type="float" office:value="53183">
              <text:p>53183</text:p>
            </table:table-cell>
            <table:table-cell table:number-columns-repeated="3"/>
            <table:table-cell office:value-type="float" office:value="18756">
              <text:p>18756</text:p>
            </table:table-cell>
            <table:table-cell table:number-columns-repeated="3"/>
            <table:table-cell office:value-type="float" office:value="36747">
              <text:p>36747</text:p>
            </table:table-cell>
            <table:table-cell office:value-type="float" office:value="31600">
              <text:p>31600</text:p>
            </table:table-cell>
            <table:table-cell/>
            <table:table-cell office:value-type="float" office:value="23641">
              <text:p>23641</text:p>
            </table:table-cell>
            <table:table-cell office:value-type="float" office:value="70900">
              <text:p>70900</text:p>
            </table:table-cell>
            <table:table-cell office:value-type="float" office:value="153714">
              <text:p>153714</text:p>
            </table:table-cell>
            <table:table-cell/>
            <table:table-cell office:value-type="float" office:value="43121">
              <text:p>43121</text:p>
            </table:table-cell>
            <table:table-cell office:value-type="float" office:value="70722">
              <text:p>70722</text:p>
            </table:table-cell>
            <table:table-cell office:value-type="float" office:value="57881">
              <text:p>57881</text:p>
            </table:table-cell>
            <table:table-cell office:value-type="float" office:value="58125">
              <text:p>58125</text:p>
            </table:table-cell>
            <table:table-cell office:value-type="float" office:value="65452">
              <text:p>65452</text:p>
            </table:table-cell>
            <table:table-cell office:value-type="float" office:value="58015">
              <text:p>58015</text:p>
            </table:table-cell>
            <table:table-cell office:value-type="float" office:value="63175">
              <text:p>63175</text:p>
            </table:table-cell>
            <table:table-cell office:value-type="float" office:value="64016">
              <text:p>64016</text:p>
            </table:table-cell>
            <table:table-cell office:value-type="float" office:value="90022">
              <text:p>90022</text:p>
            </table:table-cell>
            <table:table-cell office:value-type="float" office:value="29031">
              <text:p>29031</text:p>
            </table:table-cell>
            <table:table-cell office:value-type="float" office:value="31979">
              <text:p>31979</text:p>
            </table:table-cell>
            <table:table-cell office:value-type="float" office:value="44665">
              <text:p>44665</text:p>
            </table:table-cell>
            <table:table-cell office:value-type="float" office:value="43266">
              <text:p>43266</text:p>
            </table:table-cell>
            <table:table-cell office:value-type="float" office:value="50907">
              <text:p>50907</text:p>
            </table:table-cell>
            <table:table-cell office:value-type="float" office:value="62595">
              <text:p>62595</text:p>
            </table:table-cell>
            <table:table-cell office:value-type="float" office:value="39334">
              <text:p>39334</text:p>
            </table:table-cell>
            <table:table-cell office:value-type="float" office:value="34672">
              <text:p>34672</text:p>
            </table:table-cell>
            <table:table-cell office:value-type="float" office:value="41648">
              <text:p>41648</text:p>
            </table:table-cell>
            <table:table-cell office:value-type="float" office:value="59480">
              <text:p>59480</text:p>
            </table:table-cell>
            <table:table-cell office:value-type="float" office:value="48695">
              <text:p>48695</text:p>
            </table:table-cell>
            <table:table-cell office:value-type="float" office:value="54878">
              <text:p>54878</text:p>
            </table:table-cell>
            <table:table-cell office:value-type="float" office:value="108688">
              <text:p>108688</text:p>
            </table:table-cell>
            <table:table-cell office:value-type="float" office:value="32417">
              <text:p>32417</text:p>
            </table:table-cell>
            <table:table-cell office:value-type="float" office:value="42200">
              <text:p>42200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42">
              <text:p>42</text:p>
            </table:table-cell>
            <table:table-cell office:value-type="float" office:value="53">
              <text:p>53</text:p>
            </table:table-cell>
            <table:table-cell office:value-type="float" office:value="408">
              <text:p>408</text:p>
            </table:table-cell>
            <table:table-cell office:value-type="float" office:value="1088">
              <text:p>1088</text:p>
            </table:table-cell>
            <table:table-cell office:value-type="float" office:value="1278">
              <text:p>1278</text:p>
            </table:table-cell>
            <table:table-cell office:value-type="float" office:value="2494">
              <text:p>2494</text:p>
            </table:table-cell>
            <table:table-cell office:value-type="float" office:value="17921">
              <text:p>17921</text:p>
            </table:table-cell>
            <table:table-cell office:value-type="float" office:value="49390">
              <text:p>49390</text:p>
            </table:table-cell>
            <table:table-cell office:value-type="float" office:value="144035">
              <text:p>144035</text:p>
            </table:table-cell>
            <table:table-cell office:value-type="float" office:value="1084113">
              <text:p>1084113</text:p>
            </table:table-cell>
            <table:table-cell office:value-type="float" office:value="20723266">
              <text:p>20723266</text:p>
            </table:table-cell>
            <table:table-cell office:value-type="float" office:value="38707794">
              <text:p>38707794</text:p>
            </table:table-cell>
            <table:table-cell office:value-type="float" office:value="104131480">
              <text:p>104131480</text:p>
            </table:table-cell>
            <table:table-cell table:number-columns-repeated="6"/>
            <table:table-cell office:value-type="float" office:value="11">
              <text:p>11</text:p>
            </table:table-cell>
            <table:table-cell office:value-type="float" office:value="1220551">
              <text:p>1220551</text:p>
            </table:table-cell>
            <table:table-cell table:number-columns-repeated="3"/>
            <table:table-cell office:value-type="float" office:value="59536">
              <text:p>59536</text:p>
            </table:table-cell>
            <table:table-cell table:number-columns-repeated="3"/>
            <table:table-cell office:value-type="float" office:value="207936">
              <text:p>207936</text:p>
            </table:table-cell>
            <table:table-cell office:value-type="float" office:value="77783">
              <text:p>77783</text:p>
            </table:table-cell>
            <table:table-cell/>
            <table:table-cell office:value-type="float" office:value="62994">
              <text:p>62994</text:p>
            </table:table-cell>
            <table:table-cell office:value-type="float" office:value="97219">
              <text:p>97219</text:p>
            </table:table-cell>
            <table:table-cell office:value-type="float" office:value="89921">
              <text:p>89921</text:p>
            </table:table-cell>
            <table:table-cell/>
            <table:table-cell office:value-type="float" office:value="54800">
              <text:p>54800</text:p>
            </table:table-cell>
            <table:table-cell office:value-type="float" office:value="211223">
              <text:p>211223</text:p>
            </table:table-cell>
            <table:table-cell office:value-type="float" office:value="84775">
              <text:p>84775</text:p>
            </table:table-cell>
            <table:table-cell office:value-type="float" office:value="172127">
              <text:p>172127</text:p>
            </table:table-cell>
            <table:table-cell office:value-type="float" office:value="88584">
              <text:p>88584</text:p>
            </table:table-cell>
            <table:table-cell office:value-type="float" office:value="49800">
              <text:p>49800</text:p>
            </table:table-cell>
            <table:table-cell office:value-type="float" office:value="71882">
              <text:p>71882</text:p>
            </table:table-cell>
            <table:table-cell office:value-type="float" office:value="81976">
              <text:p>81976</text:p>
            </table:table-cell>
            <table:table-cell office:value-type="float" office:value="46170">
              <text:p>46170</text:p>
            </table:table-cell>
            <table:table-cell office:value-type="float" office:value="43964">
              <text:p>43964</text:p>
            </table:table-cell>
            <table:table-cell office:value-type="float" office:value="111148">
              <text:p>111148</text:p>
            </table:table-cell>
            <table:table-cell office:value-type="float" office:value="72591">
              <text:p>72591</text:p>
            </table:table-cell>
            <table:table-cell office:value-type="float" office:value="74259">
              <text:p>74259</text:p>
            </table:table-cell>
            <table:table-cell office:value-type="float" office:value="48406">
              <text:p>48406</text:p>
            </table:table-cell>
            <table:table-cell office:value-type="float" office:value="220220">
              <text:p>220220</text:p>
            </table:table-cell>
            <table:table-cell office:value-type="float" office:value="98194">
              <text:p>98194</text:p>
            </table:table-cell>
            <table:table-cell office:value-type="float" office:value="92626">
              <text:p>92626</text:p>
            </table:table-cell>
            <table:table-cell office:value-type="float" office:value="85751">
              <text:p>85751</text:p>
            </table:table-cell>
            <table:table-cell office:value-type="float" office:value="70685">
              <text:p>70685</text:p>
            </table:table-cell>
            <table:table-cell office:value-type="float" office:value="101477">
              <text:p>101477</text:p>
            </table:table-cell>
            <table:table-cell office:value-type="float" office:value="263559">
              <text:p>263559</text:p>
            </table:table-cell>
            <table:table-cell office:value-type="float" office:value="164638">
              <text:p>164638</text:p>
            </table:table-cell>
            <table:table-cell office:value-type="float" office:value="56923">
              <text:p>56923</text:p>
            </table:table-cell>
            <table:table-cell office:value-type="float" office:value="46747">
              <text:p>46747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1">
              <text:p>21</text:p>
            </table:table-cell>
            <table:table-cell office:value-type="float" office:value="53">
              <text:p>53</text:p>
            </table:table-cell>
            <table:table-cell office:value-type="float" office:value="128">
              <text:p>128</text:p>
            </table:table-cell>
            <table:table-cell office:value-type="float" office:value="535">
              <text:p>535</text:p>
            </table:table-cell>
            <table:table-cell office:value-type="float" office:value="1453">
              <text:p>1453</text:p>
            </table:table-cell>
            <table:table-cell office:value-type="float" office:value="2055">
              <text:p>2055</text:p>
            </table:table-cell>
            <table:table-cell office:value-type="float" office:value="73254">
              <text:p>73254</text:p>
            </table:table-cell>
            <table:table-cell office:value-type="float" office:value="152340">
              <text:p>152340</text:p>
            </table:table-cell>
            <table:table-cell office:value-type="float" office:value="222094">
              <text:p>222094</text:p>
            </table:table-cell>
            <table:table-cell office:value-type="float" office:value="889958">
              <text:p>889958</text:p>
            </table:table-cell>
            <table:table-cell office:value-type="float" office:value="7387618">
              <text:p>7387618</text:p>
            </table:table-cell>
            <table:table-cell office:value-type="float" office:value="26696024">
              <text:p>26696024</text:p>
            </table:table-cell>
            <table:table-cell office:value-type="float" office:value="16379429">
              <text:p>16379429</text:p>
            </table:table-cell>
            <table:table-cell table:number-columns-repeated="6"/>
            <table:table-cell office:value-type="float" office:value="12">
              <text:p>12</text:p>
            </table:table-cell>
            <table:table-cell office:value-type="float" office:value="124658">
              <text:p>124658</text:p>
            </table:table-cell>
            <table:table-cell table:number-columns-repeated="3"/>
            <table:table-cell office:value-type="float" office:value="166897">
              <text:p>166897</text:p>
            </table:table-cell>
            <table:table-cell table:number-columns-repeated="3"/>
            <table:table-cell office:value-type="float" office:value="160943">
              <text:p>160943</text:p>
            </table:table-cell>
            <table:table-cell office:value-type="float" office:value="1859094">
              <text:p>1859094</text:p>
            </table:table-cell>
            <table:table-cell/>
            <table:table-cell office:value-type="float" office:value="623666">
              <text:p>623666</text:p>
            </table:table-cell>
            <table:table-cell office:value-type="float" office:value="78657">
              <text:p>78657</text:p>
            </table:table-cell>
            <table:table-cell office:value-type="float" office:value="393247">
              <text:p>393247</text:p>
            </table:table-cell>
            <table:table-cell/>
            <table:table-cell office:value-type="float" office:value="62985">
              <text:p>62985</text:p>
            </table:table-cell>
            <table:table-cell office:value-type="float" office:value="111008">
              <text:p>111008</text:p>
            </table:table-cell>
            <table:table-cell office:value-type="float" office:value="148417">
              <text:p>148417</text:p>
            </table:table-cell>
            <table:table-cell office:value-type="float" office:value="707440">
              <text:p>707440</text:p>
            </table:table-cell>
            <table:table-cell office:value-type="float" office:value="36910">
              <text:p>36910</text:p>
            </table:table-cell>
            <table:table-cell office:value-type="float" office:value="1953484">
              <text:p>1953484</text:p>
            </table:table-cell>
            <table:table-cell office:value-type="float" office:value="407839">
              <text:p>407839</text:p>
            </table:table-cell>
            <table:table-cell office:value-type="float" office:value="469753">
              <text:p>469753</text:p>
            </table:table-cell>
            <table:table-cell office:value-type="float" office:value="320952">
              <text:p>320952</text:p>
            </table:table-cell>
            <table:table-cell office:value-type="float" office:value="478645">
              <text:p>478645</text:p>
            </table:table-cell>
            <table:table-cell office:value-type="float" office:value="42060">
              <text:p>42060</text:p>
            </table:table-cell>
            <table:table-cell office:value-type="float" office:value="118741">
              <text:p>118741</text:p>
            </table:table-cell>
            <table:table-cell office:value-type="float" office:value="2358377">
              <text:p>2358377</text:p>
            </table:table-cell>
            <table:table-cell office:value-type="float" office:value="55939">
              <text:p>55939</text:p>
            </table:table-cell>
            <table:table-cell office:value-type="float" office:value="2954310">
              <text:p>2954310</text:p>
            </table:table-cell>
            <table:table-cell office:value-type="float" office:value="3439478">
              <text:p>3439478</text:p>
            </table:table-cell>
            <table:table-cell office:value-type="float" office:value="116514">
              <text:p>116514</text:p>
            </table:table-cell>
            <table:table-cell office:value-type="float" office:value="268544">
              <text:p>268544</text:p>
            </table:table-cell>
            <table:table-cell office:value-type="float" office:value="887205">
              <text:p>887205</text:p>
            </table:table-cell>
            <table:table-cell office:value-type="float" office:value="110912">
              <text:p>110912</text:p>
            </table:table-cell>
            <table:table-cell office:value-type="float" office:value="82399">
              <text:p>82399</text:p>
            </table:table-cell>
            <table:table-cell office:value-type="float" office:value="67228">
              <text:p>67228</text:p>
            </table:table-cell>
            <table:table-cell office:value-type="float" office:value="4078857">
              <text:p>4078857</text:p>
            </table:table-cell>
            <table:table-cell office:value-type="float" office:value="136083">
              <text:p>136083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1">
              <text:p>21</text:p>
            </table:table-cell>
            <table:table-cell office:value-type="float" office:value="54">
              <text:p>54</text:p>
            </table:table-cell>
            <table:table-cell office:value-type="float" office:value="139">
              <text:p>139</text:p>
            </table:table-cell>
            <table:table-cell office:value-type="float" office:value="580">
              <text:p>580</text:p>
            </table:table-cell>
            <table:table-cell office:value-type="float" office:value="1091">
              <text:p>1091</text:p>
            </table:table-cell>
            <table:table-cell office:value-type="float" office:value="3268">
              <text:p>3268</text:p>
            </table:table-cell>
            <table:table-cell office:value-type="float" office:value="42499">
              <text:p>42499</text:p>
            </table:table-cell>
            <table:table-cell office:value-type="float" office:value="298263">
              <text:p>298263</text:p>
            </table:table-cell>
            <table:table-cell office:value-type="float" office:value="206788">
              <text:p>206788</text:p>
            </table:table-cell>
            <table:table-cell office:value-type="float" office:value="6737469">
              <text:p>6737469</text:p>
            </table:table-cell>
            <table:table-cell office:value-type="float" office:value="18332068">
              <text:p>18332068</text:p>
            </table:table-cell>
            <table:table-cell office:value-type="float" office:value="17086818">
              <text:p>17086818</text:p>
            </table:table-cell>
            <table:table-cell office:value-type="float" office:value="11763084">
              <text:p>11763084</text:p>
            </table:table-cell>
            <table:table-cell table:number-columns-repeated="6"/>
            <table:table-cell office:value-type="float" office:value="13">
              <text:p>13</text:p>
            </table:table-cell>
            <table:table-cell office:value-type="float" office:value="5366561">
              <text:p>5366561</text:p>
            </table:table-cell>
            <table:table-cell table:number-columns-repeated="3"/>
            <table:table-cell office:value-type="float" office:value="3128702">
              <text:p>3128702</text:p>
            </table:table-cell>
            <table:table-cell table:number-columns-repeated="3"/>
            <table:table-cell office:value-type="float" office:value="2810918">
              <text:p>2810918</text:p>
            </table:table-cell>
            <table:table-cell office:value-type="float" office:value="2245209">
              <text:p>2245209</text:p>
            </table:table-cell>
            <table:table-cell/>
            <table:table-cell office:value-type="float" office:value="9364984">
              <text:p>9364984</text:p>
            </table:table-cell>
            <table:table-cell office:value-type="float" office:value="3382742">
              <text:p>3382742</text:p>
            </table:table-cell>
            <table:table-cell office:value-type="float" office:value="8274673">
              <text:p>8274673</text:p>
            </table:table-cell>
            <table:table-cell/>
            <table:table-cell office:value-type="float" office:value="2063287">
              <text:p>2063287</text:p>
            </table:table-cell>
            <table:table-cell office:value-type="float" office:value="2336605">
              <text:p>2336605</text:p>
            </table:table-cell>
            <table:table-cell office:value-type="float" office:value="1033810">
              <text:p>1033810</text:p>
            </table:table-cell>
            <table:table-cell office:value-type="float" office:value="3652240">
              <text:p>3652240</text:p>
            </table:table-cell>
            <table:table-cell office:value-type="float" office:value="381162">
              <text:p>381162</text:p>
            </table:table-cell>
            <table:table-cell office:value-type="float" office:value="5961538">
              <text:p>5961538</text:p>
            </table:table-cell>
            <table:table-cell office:value-type="float" office:value="3906406">
              <text:p>3906406</text:p>
            </table:table-cell>
            <table:table-cell office:value-type="float" office:value="4352231">
              <text:p>4352231</text:p>
            </table:table-cell>
            <table:table-cell office:value-type="float" office:value="5583782">
              <text:p>5583782</text:p>
            </table:table-cell>
            <table:table-cell office:value-type="float" office:value="797833">
              <text:p>797833</text:p>
            </table:table-cell>
            <table:table-cell office:value-type="float" office:value="3175180">
              <text:p>3175180</text:p>
            </table:table-cell>
            <table:table-cell office:value-type="float" office:value="1987100">
              <text:p>1987100</text:p>
            </table:table-cell>
            <table:table-cell office:value-type="float" office:value="5544678">
              <text:p>5544678</text:p>
            </table:table-cell>
            <table:table-cell office:value-type="float" office:value="11626590">
              <text:p>11626590</text:p>
            </table:table-cell>
            <table:table-cell office:value-type="float" office:value="6753813">
              <text:p>6753813</text:p>
            </table:table-cell>
            <table:table-cell office:value-type="float" office:value="545286">
              <text:p>545286</text:p>
            </table:table-cell>
            <table:table-cell office:value-type="float" office:value="5054319">
              <text:p>5054319</text:p>
            </table:table-cell>
            <table:table-cell office:value-type="float" office:value="5806973">
              <text:p>5806973</text:p>
            </table:table-cell>
            <table:table-cell office:value-type="float" office:value="5443525">
              <text:p>5443525</text:p>
            </table:table-cell>
            <table:table-cell office:value-type="float" office:value="3025013">
              <text:p>3025013</text:p>
            </table:table-cell>
            <table:table-cell office:value-type="float" office:value="2395187">
              <text:p>2395187</text:p>
            </table:table-cell>
            <table:table-cell office:value-type="float" office:value="1398382">
              <text:p>1398382</text:p>
            </table:table-cell>
            <table:table-cell office:value-type="float" office:value="5155651">
              <text:p>5155651</text:p>
            </table:table-cell>
            <table:table-cell office:value-type="float" office:value="66738">
              <text:p>66738</text:p>
            </table:table-cell>
          </table:table-row>
          <table:table-row table:style-name="ro2"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 office:value-type="float" office:value="21">
              <text:p>21</text:p>
            </table:table-cell>
            <table:table-cell office:value-type="float" office:value="63">
              <text:p>63</text:p>
            </table:table-cell>
            <table:table-cell office:value-type="float" office:value="128">
              <text:p>128</text:p>
            </table:table-cell>
            <table:table-cell office:value-type="float" office:value="631">
              <text:p>631</text:p>
            </table:table-cell>
            <table:table-cell office:value-type="float" office:value="1042">
              <text:p>1042</text:p>
            </table:table-cell>
            <table:table-cell office:value-type="float" office:value="5461">
              <text:p>5461</text:p>
            </table:table-cell>
            <table:table-cell office:value-type="float" office:value="44534">
              <text:p>44534</text:p>
            </table:table-cell>
            <table:table-cell office:value-type="float" office:value="59943">
              <text:p>59943</text:p>
            </table:table-cell>
            <table:table-cell office:value-type="float" office:value="2405345">
              <text:p>2405345</text:p>
            </table:table-cell>
            <table:table-cell office:value-type="float" office:value="141576">
              <text:p>141576</text:p>
            </table:table-cell>
            <table:table-cell office:value-type="float" office:value="3349014">
              <text:p>3349014</text:p>
            </table:table-cell>
            <table:table-cell office:value-type="float" office:value="24625602">
              <text:p>24625602</text:p>
            </table:table-cell>
            <table:table-cell office:value-type="float" office:value="84190079">
              <text:p>84190079</text:p>
            </table:table-cell>
            <table:table-cell table:number-columns-repeated="6"/>
            <table:table-cell office:value-type="float" office:value="14">
              <text:p>14</text:p>
            </table:table-cell>
            <table:table-cell office:value-type="float" office:value="5400563">
              <text:p>5400563</text:p>
            </table:table-cell>
            <table:table-cell table:number-columns-repeated="3"/>
            <table:table-cell office:value-type="float" office:value="1427897">
              <text:p>1427897</text:p>
            </table:table-cell>
            <table:table-cell table:number-columns-repeated="3"/>
            <table:table-cell office:value-type="float" office:value="4151488">
              <text:p>4151488</text:p>
            </table:table-cell>
            <table:table-cell office:value-type="float" office:value="12052966">
              <text:p>12052966</text:p>
            </table:table-cell>
            <table:table-cell/>
            <table:table-cell office:value-type="float" office:value="15953244">
              <text:p>15953244</text:p>
            </table:table-cell>
            <table:table-cell office:value-type="float" office:value="11025227">
              <text:p>11025227</text:p>
            </table:table-cell>
            <table:table-cell office:value-type="float" office:value="7206264">
              <text:p>7206264</text:p>
            </table:table-cell>
            <table:table-cell/>
            <table:table-cell office:value-type="float" office:value="11435152">
              <text:p>11435152</text:p>
            </table:table-cell>
            <table:table-cell office:value-type="float" office:value="5829770">
              <text:p>5829770</text:p>
            </table:table-cell>
            <table:table-cell office:value-type="float" office:value="9294818">
              <text:p>9294818</text:p>
            </table:table-cell>
            <table:table-cell office:value-type="float" office:value="7206683">
              <text:p>7206683</text:p>
            </table:table-cell>
            <table:table-cell office:value-type="float" office:value="7443783">
              <text:p>7443783</text:p>
            </table:table-cell>
            <table:table-cell office:value-type="float" office:value="14664338">
              <text:p>14664338</text:p>
            </table:table-cell>
            <table:table-cell office:value-type="float" office:value="9851444">
              <text:p>9851444</text:p>
            </table:table-cell>
            <table:table-cell office:value-type="float" office:value="8825265">
              <text:p>8825265</text:p>
            </table:table-cell>
            <table:table-cell office:value-type="float" office:value="7215344">
              <text:p>7215344</text:p>
            </table:table-cell>
            <table:table-cell office:value-type="float" office:value="3743311">
              <text:p>3743311</text:p>
            </table:table-cell>
            <table:table-cell office:value-type="float" office:value="13060978">
              <text:p>13060978</text:p>
            </table:table-cell>
            <table:table-cell office:value-type="float" office:value="16922925">
              <text:p>16922925</text:p>
            </table:table-cell>
            <table:table-cell office:value-type="float" office:value="5241859">
              <text:p>5241859</text:p>
            </table:table-cell>
            <table:table-cell office:value-type="float" office:value="24196604">
              <text:p>24196604</text:p>
            </table:table-cell>
            <table:table-cell office:value-type="float" office:value="13645461">
              <text:p>13645461</text:p>
            </table:table-cell>
            <table:table-cell office:value-type="float" office:value="2090722">
              <text:p>2090722</text:p>
            </table:table-cell>
            <table:table-cell office:value-type="float" office:value="7817106">
              <text:p>7817106</text:p>
            </table:table-cell>
            <table:table-cell office:value-type="float" office:value="7272580">
              <text:p>7272580</text:p>
            </table:table-cell>
            <table:table-cell office:value-type="float" office:value="4499075">
              <text:p>4499075</text:p>
            </table:table-cell>
            <table:table-cell office:value-type="float" office:value="4792754">
              <text:p>4792754</text:p>
            </table:table-cell>
            <table:table-cell office:value-type="float" office:value="14717395">
              <text:p>14717395</text:p>
            </table:table-cell>
            <table:table-cell office:value-type="float" office:value="20269996">
              <text:p>20269996</text:p>
            </table:table-cell>
            <table:table-cell office:value-type="float" office:value="4907442">
              <text:p>4907442</text:p>
            </table:table-cell>
            <table:table-cell office:value-type="float" office:value="11188536">
              <text:p>11188536</text:p>
            </table:table-cell>
          </table:table-row>
          <table:table-row table:style-name="ro2">
            <table:table-cell office:value-type="float" office:value="2">
              <text:p>2</text:p>
            </table:table-cell>
            <table:table-cell office:value-type="float" office:value="5">
              <text:p>5</text:p>
            </table:table-cell>
            <table:table-cell office:value-type="float" office:value="21">
              <text:p>21</text:p>
            </table:table-cell>
            <table:table-cell office:value-type="float" office:value="53">
              <text:p>53</text:p>
            </table:table-cell>
            <table:table-cell office:value-type="float" office:value="184">
              <text:p>184</text:p>
            </table:table-cell>
            <table:table-cell office:value-type="float" office:value="572">
              <text:p>572</text:p>
            </table:table-cell>
            <table:table-cell office:value-type="float" office:value="1263">
              <text:p>1263</text:p>
            </table:table-cell>
            <table:table-cell office:value-type="float" office:value="22388">
              <text:p>22388</text:p>
            </table:table-cell>
            <table:table-cell office:value-type="float" office:value="48167">
              <text:p>48167</text:p>
            </table:table-cell>
            <table:table-cell office:value-type="float" office:value="92177">
              <text:p>92177</text:p>
            </table:table-cell>
            <table:table-cell office:value-type="float" office:value="120831">
              <text:p>120831</text:p>
            </table:table-cell>
            <table:table-cell office:value-type="float" office:value="749983">
              <text:p>749983</text:p>
            </table:table-cell>
            <table:table-cell office:value-type="float" office:value="4685874">
              <text:p>4685874</text:p>
            </table:table-cell>
            <table:table-cell office:value-type="float" office:value="27721407">
              <text:p>27721407</text:p>
            </table:table-cell>
            <table:table-cell office:value-type="float" office:value="124287424">
              <text:p>124287424</text:p>
            </table:table-cell>
            <table:table-cell table:number-columns-repeated="6"/>
            <table:table-cell office:value-type="float" office:value="15">
              <text:p>15</text:p>
            </table:table-cell>
            <table:table-cell office:value-type="float" office:value="28563817">
              <text:p>28563817</text:p>
            </table:table-cell>
            <table:table-cell table:number-columns-repeated="3"/>
            <table:table-cell office:value-type="float" office:value="24094654">
              <text:p>24094654</text:p>
            </table:table-cell>
            <table:table-cell table:number-columns-repeated="3"/>
            <table:table-cell office:value-type="float" office:value="9309144">
              <text:p>9309144</text:p>
            </table:table-cell>
            <table:table-cell office:value-type="float" office:value="50623975">
              <text:p>50623975</text:p>
            </table:table-cell>
            <table:table-cell/>
            <table:table-cell office:value-type="float" office:value="47401875">
              <text:p>47401875</text:p>
            </table:table-cell>
            <table:table-cell office:value-type="float" office:value="6639658">
              <text:p>6639658</text:p>
            </table:table-cell>
            <table:table-cell office:value-type="float" office:value="4817462">
              <text:p>4817462</text:p>
            </table:table-cell>
            <table:table-cell/>
            <table:table-cell office:value-type="float" office:value="56578943">
              <text:p>56578943</text:p>
            </table:table-cell>
            <table:table-cell office:value-type="float" office:value="80107034">
              <text:p>80107034</text:p>
            </table:table-cell>
            <table:table-cell office:value-type="float" office:value="11122941">
              <text:p>11122941</text:p>
            </table:table-cell>
            <table:table-cell office:value-type="float" office:value="123829045">
              <text:p>123829045</text:p>
            </table:table-cell>
            <table:table-cell office:value-type="float" office:value="5070724">
              <text:p>5070724</text:p>
            </table:table-cell>
            <table:table-cell office:value-type="float" office:value="22280673">
              <text:p>22280673</text:p>
            </table:table-cell>
            <table:table-cell office:value-type="float" office:value="30209256">
              <text:p>30209256</text:p>
            </table:table-cell>
            <table:table-cell office:value-type="float" office:value="11365677">
              <text:p>11365677</text:p>
            </table:table-cell>
            <table:table-cell office:value-type="float" office:value="3580766">
              <text:p>3580766</text:p>
            </table:table-cell>
            <table:table-cell office:value-type="float" office:value="8776451">
              <text:p>8776451</text:p>
            </table:table-cell>
            <table:table-cell office:value-type="float" office:value="18598307">
              <text:p>18598307</text:p>
            </table:table-cell>
            <table:table-cell office:value-type="float" office:value="14040688">
              <text:p>14040688</text:p>
            </table:table-cell>
            <table:table-cell office:value-type="float" office:value="253736858">
              <text:p>253736858</text:p>
            </table:table-cell>
            <table:table-cell office:value-type="float" office:value="65464253">
              <text:p>65464253</text:p>
            </table:table-cell>
            <table:table-cell office:value-type="float" office:value="129355474">
              <text:p>129355474</text:p>
            </table:table-cell>
            <table:table-cell office:value-type="float" office:value="209423874">
              <text:p>209423874</text:p>
            </table:table-cell>
            <table:table-cell office:value-type="float" office:value="12490923">
              <text:p>12490923</text:p>
            </table:table-cell>
            <table:table-cell office:value-type="float" office:value="7307238">
              <text:p>7307238</text:p>
            </table:table-cell>
            <table:table-cell office:value-type="float" office:value="14900571">
              <text:p>14900571</text:p>
            </table:table-cell>
            <table:table-cell office:value-type="float" office:value="430053647">
              <text:p>430053647</text:p>
            </table:table-cell>
            <table:table-cell office:value-type="float" office:value="17791613">
              <text:p>17791613</text:p>
            </table:table-cell>
            <table:table-cell office:value-type="float" office:value="8001389">
              <text:p>8001389</text:p>
            </table:table-cell>
            <table:table-cell office:value-type="float" office:value="8646961">
              <text:p>8646961</text:p>
            </table:table-cell>
            <table:table-cell office:value-type="float" office:value="34889817">
              <text:p>34889817</text:p>
            </table:table-cell>
          </table:table-row>
        </table:table-row-group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07">
            <text:p>407</text:p>
          </table:table-cell>
          <table:table-cell office:value-type="float" office:value="717">
            <text:p>717</text:p>
          </table:table-cell>
          <table:table-cell office:value-type="float" office:value="1624">
            <text:p>1624</text:p>
          </table:table-cell>
          <table:table-cell office:value-type="float" office:value="2596">
            <text:p>2596</text:p>
          </table:table-cell>
          <table:table-cell office:value-type="float" office:value="41591">
            <text:p>41591</text:p>
          </table:table-cell>
          <table:table-cell office:value-type="float" office:value="151776">
            <text:p>151776</text:p>
          </table:table-cell>
          <table:table-cell office:value-type="float" office:value="419181">
            <text:p>419181</text:p>
          </table:table-cell>
          <table:table-cell office:value-type="float" office:value="116360">
            <text:p>116360</text:p>
          </table:table-cell>
          <table:table-cell office:value-type="float" office:value="5081342">
            <text:p>5081342</text:p>
          </table:table-cell>
          <table:table-cell office:value-type="float" office:value="14113620">
            <text:p>14113620</text:p>
          </table:table-cell>
          <table:table-cell office:value-type="float" office:value="176462611">
            <text:p>176462611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04">
            <text:p>404</text:p>
          </table:table-cell>
          <table:table-cell office:value-type="float" office:value="535">
            <text:p>535</text:p>
          </table:table-cell>
          <table:table-cell office:value-type="float" office:value="1226">
            <text:p>1226</text:p>
          </table:table-cell>
          <table:table-cell office:value-type="float" office:value="1623">
            <text:p>1623</text:p>
          </table:table-cell>
          <table:table-cell office:value-type="float" office:value="42979">
            <text:p>42979</text:p>
          </table:table-cell>
          <table:table-cell office:value-type="float" office:value="124084">
            <text:p>124084</text:p>
          </table:table-cell>
          <table:table-cell office:value-type="float" office:value="194486">
            <text:p>194486</text:p>
          </table:table-cell>
          <table:table-cell office:value-type="float" office:value="826810">
            <text:p>826810</text:p>
          </table:table-cell>
          <table:table-cell office:value-type="float" office:value="2297678">
            <text:p>2297678</text:p>
          </table:table-cell>
          <table:table-cell office:value-type="float" office:value="22528290">
            <text:p>22528290</text:p>
          </table:table-cell>
          <table:table-cell office:value-type="float" office:value="27004158">
            <text:p>27004158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138">
            <text:p>138</text:p>
          </table:table-cell>
          <table:table-cell office:value-type="float" office:value="643">
            <text:p>643</text:p>
          </table:table-cell>
          <table:table-cell office:value-type="float" office:value="2138">
            <text:p>2138</text:p>
          </table:table-cell>
          <table:table-cell office:value-type="float" office:value="3180">
            <text:p>3180</text:p>
          </table:table-cell>
          <table:table-cell office:value-type="float" office:value="15582">
            <text:p>15582</text:p>
          </table:table-cell>
          <table:table-cell office:value-type="float" office:value="124718">
            <text:p>124718</text:p>
          </table:table-cell>
          <table:table-cell office:value-type="float" office:value="396995">
            <text:p>396995</text:p>
          </table:table-cell>
          <table:table-cell office:value-type="float" office:value="11487383">
            <text:p>11487383</text:p>
          </table:table-cell>
          <table:table-cell office:value-type="float" office:value="8033436">
            <text:p>8033436</text:p>
          </table:table-cell>
          <table:table-cell office:value-type="float" office:value="17097161">
            <text:p>17097161</text:p>
          </table:table-cell>
          <table:table-cell office:value-type="float" office:value="267649700">
            <text:p>267649700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408">
            <text:p>408</text:p>
          </table:table-cell>
          <table:table-cell office:value-type="float" office:value="532">
            <text:p>532</text:p>
          </table:table-cell>
          <table:table-cell office:value-type="float" office:value="2289">
            <text:p>2289</text:p>
          </table:table-cell>
          <table:table-cell office:value-type="float" office:value="16627">
            <text:p>16627</text:p>
          </table:table-cell>
          <table:table-cell office:value-type="float" office:value="45243">
            <text:p>45243</text:p>
          </table:table-cell>
          <table:table-cell office:value-type="float" office:value="140478">
            <text:p>140478</text:p>
          </table:table-cell>
          <table:table-cell office:value-type="float" office:value="203666">
            <text:p>203666</text:p>
          </table:table-cell>
          <table:table-cell office:value-type="float" office:value="1196244">
            <text:p>1196244</text:p>
          </table:table-cell>
          <table:table-cell office:value-type="float" office:value="869872">
            <text:p>869872</text:p>
          </table:table-cell>
          <table:table-cell office:value-type="float" office:value="17155802">
            <text:p>17155802</text:p>
          </table:table-cell>
          <table:table-cell office:value-type="float" office:value="12259905">
            <text:p>12259905</text:p>
          </table:table-cell>
          <table:table-cell table:number-columns-repeated="7"/>
          <table:table-cell office:value-type="float" office:value="33">
            <text:p>33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office:value-type="float" office:value="610">
            <text:p>610</text:p>
          </table:table-cell>
          <table:table-cell office:value-type="float" office:value="1188">
            <text:p>1188</text:p>
          </table:table-cell>
          <table:table-cell office:value-type="float" office:value="2115">
            <text:p>2115</text:p>
          </table:table-cell>
          <table:table-cell office:value-type="float" office:value="48811">
            <text:p>48811</text:p>
          </table:table-cell>
          <table:table-cell office:value-type="float" office:value="124402">
            <text:p>124402</text:p>
          </table:table-cell>
          <table:table-cell office:value-type="float" office:value="111675">
            <text:p>111675</text:p>
          </table:table-cell>
          <table:table-cell office:value-type="float" office:value="1343990">
            <text:p>1343990</text:p>
          </table:table-cell>
          <table:table-cell office:value-type="float" office:value="13138242">
            <text:p>13138242</text:p>
          </table:table-cell>
          <table:table-cell office:value-type="float" office:value="34475844">
            <text:p>34475844</text:p>
          </table:table-cell>
          <table:table-cell office:value-type="float" office:value="55145558">
            <text:p>55145558</text:p>
          </table:table-cell>
          <table:table-cell table:number-columns-repeated="7"/>
          <table:table-cell office:value-type="float" office:value="58">
            <text:p>58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11">
            <text:p>411</text:p>
          </table:table-cell>
          <table:table-cell office:value-type="float" office:value="247">
            <text:p>247</text:p>
          </table:table-cell>
          <table:table-cell office:value-type="float" office:value="1161">
            <text:p>1161</text:p>
          </table:table-cell>
          <table:table-cell office:value-type="float" office:value="5420">
            <text:p>5420</text:p>
          </table:table-cell>
          <table:table-cell office:value-type="float" office:value="9715">
            <text:p>9715</text:p>
          </table:table-cell>
          <table:table-cell office:value-type="float" office:value="135248">
            <text:p>135248</text:p>
          </table:table-cell>
          <table:table-cell office:value-type="float" office:value="165113">
            <text:p>165113</text:p>
          </table:table-cell>
          <table:table-cell office:value-type="float" office:value="1234848">
            <text:p>1234848</text:p>
          </table:table-cell>
          <table:table-cell office:value-type="float" office:value="8629018">
            <text:p>8629018</text:p>
          </table:table-cell>
          <table:table-cell office:value-type="float" office:value="23060968">
            <text:p>23060968</text:p>
          </table:table-cell>
          <table:table-cell office:value-type="float" office:value="65171239">
            <text:p>65171239</text:p>
          </table:table-cell>
          <table:table-cell table:number-columns-repeated="7"/>
          <table:table-cell office:value-type="float" office:value="649">
            <text:p>649</text:p>
          </table:table-cell>
          <table:table-cell table:number-columns-repeated="3"/>
          <table:table-cell office:value-type="float" office:value="689">
            <text:p>689</text:p>
          </table:table-cell>
          <table:table-cell table:number-columns-repeated="3"/>
          <table:table-cell office:value-type="float" office:value="712">
            <text:p>712</text:p>
          </table:table-cell>
          <table:table-cell office:value-type="float" office:value="62">
            <text:p>62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68">
            <text:p>168</text:p>
          </table:table-cell>
          <table:table-cell office:value-type="float" office:value="613">
            <text:p>613</text:p>
          </table:table-cell>
          <table:table-cell office:value-type="float" office:value="1850">
            <text:p>1850</text:p>
          </table:table-cell>
          <table:table-cell office:value-type="float" office:value="4540">
            <text:p>4540</text:p>
          </table:table-cell>
          <table:table-cell office:value-type="float" office:value="47734">
            <text:p>47734</text:p>
          </table:table-cell>
          <table:table-cell office:value-type="float" office:value="137396">
            <text:p>137396</text:p>
          </table:table-cell>
          <table:table-cell office:value-type="float" office:value="188558">
            <text:p>188558</text:p>
          </table:table-cell>
          <table:table-cell office:value-type="float" office:value="381875">
            <text:p>381875</text:p>
          </table:table-cell>
          <table:table-cell office:value-type="float" office:value="9496751">
            <text:p>9496751</text:p>
          </table:table-cell>
          <table:table-cell office:value-type="float" office:value="20718166">
            <text:p>20718166</text:p>
          </table:table-cell>
          <table:table-cell office:value-type="float" office:value="27776799">
            <text:p>27776799</text:p>
          </table:table-cell>
          <table:table-cell table:number-columns-repeated="7"/>
          <table:table-cell office:value-type="float" office:value="1871">
            <text:p>1871</text:p>
          </table:table-cell>
          <table:table-cell table:number-columns-repeated="3"/>
          <table:table-cell office:value-type="float" office:value="1056">
            <text:p>1056</text:p>
          </table:table-cell>
          <table:table-cell table:number-columns-repeated="3"/>
          <table:table-cell office:value-type="float" office:value="517">
            <text:p>517</text:p>
          </table:table-cell>
          <table:table-cell office:value-type="float" office:value="235">
            <text:p>235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office:value-type="float" office:value="230">
            <text:p>230</text:p>
          </table:table-cell>
          <table:table-cell office:value-type="float" office:value="1288">
            <text:p>1288</text:p>
          </table:table-cell>
          <table:table-cell office:value-type="float" office:value="16633">
            <text:p>16633</text:p>
          </table:table-cell>
          <table:table-cell office:value-type="float" office:value="66819">
            <text:p>66819</text:p>
          </table:table-cell>
          <table:table-cell office:value-type="float" office:value="168763">
            <text:p>168763</text:p>
          </table:table-cell>
          <table:table-cell office:value-type="float" office:value="102504">
            <text:p>102504</text:p>
          </table:table-cell>
          <table:table-cell office:value-type="float" office:value="201396">
            <text:p>201396</text:p>
          </table:table-cell>
          <table:table-cell office:value-type="float" office:value="12053017">
            <text:p>12053017</text:p>
          </table:table-cell>
          <table:table-cell office:value-type="float" office:value="16945178">
            <text:p>16945178</text:p>
          </table:table-cell>
          <table:table-cell office:value-type="float" office:value="8739368">
            <text:p>8739368</text:p>
          </table:table-cell>
          <table:table-cell table:number-columns-repeated="7"/>
          <table:table-cell office:value-type="float" office:value="2338">
            <text:p>2338</text:p>
          </table:table-cell>
          <table:table-cell table:number-columns-repeated="3"/>
          <table:table-cell office:value-type="float" office:value="756">
            <text:p>756</text:p>
          </table:table-cell>
          <table:table-cell table:number-columns-repeated="3"/>
          <table:table-cell office:value-type="float" office:value="2881">
            <text:p>2881</text:p>
          </table:table-cell>
          <table:table-cell office:value-type="float" office:value="763">
            <text:p>763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office:value-type="float" office:value="135">
            <text:p>135</text:p>
          </table:table-cell>
          <table:table-cell office:value-type="float" office:value="1117">
            <text:p>1117</text:p>
          </table:table-cell>
          <table:table-cell office:value-type="float" office:value="21447">
            <text:p>21447</text:p>
          </table:table-cell>
          <table:table-cell office:value-type="float" office:value="46997">
            <text:p>46997</text:p>
          </table:table-cell>
          <table:table-cell office:value-type="float" office:value="60908">
            <text:p>60908</text:p>
          </table:table-cell>
          <table:table-cell office:value-type="float" office:value="100898">
            <text:p>100898</text:p>
          </table:table-cell>
          <table:table-cell office:value-type="float" office:value="302853">
            <text:p>302853</text:p>
          </table:table-cell>
          <table:table-cell office:value-type="float" office:value="1685704">
            <text:p>1685704</text:p>
          </table:table-cell>
          <table:table-cell office:value-type="float" office:value="8753887">
            <text:p>8753887</text:p>
          </table:table-cell>
          <table:table-cell office:value-type="float" office:value="21648867">
            <text:p>21648867</text:p>
          </table:table-cell>
          <table:table-cell table:number-columns-repeated="7"/>
          <table:table-cell office:value-type="float" office:value="29820">
            <text:p>29820</text:p>
          </table:table-cell>
          <table:table-cell table:number-columns-repeated="3"/>
          <table:table-cell office:value-type="float" office:value="20026">
            <text:p>20026</text:p>
          </table:table-cell>
          <table:table-cell table:number-columns-repeated="3"/>
          <table:table-cell office:value-type="float" office:value="22710">
            <text:p>22710</text:p>
          </table:table-cell>
          <table:table-cell office:value-type="float" office:value="1687">
            <text:p>1687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408">
            <text:p>408</text:p>
          </table:table-cell>
          <table:table-cell office:value-type="float" office:value="749">
            <text:p>749</text:p>
          </table:table-cell>
          <table:table-cell office:value-type="float" office:value="1224">
            <text:p>1224</text:p>
          </table:table-cell>
          <table:table-cell office:value-type="float" office:value="1603">
            <text:p>1603</text:p>
          </table:table-cell>
          <table:table-cell office:value-type="float" office:value="41231">
            <text:p>41231</text:p>
          </table:table-cell>
          <table:table-cell office:value-type="float" office:value="68169">
            <text:p>68169</text:p>
          </table:table-cell>
          <table:table-cell office:value-type="float" office:value="232448">
            <text:p>232448</text:p>
          </table:table-cell>
          <table:table-cell office:value-type="float" office:value="205231">
            <text:p>205231</text:p>
          </table:table-cell>
          <table:table-cell office:value-type="float" office:value="7073977">
            <text:p>7073977</text:p>
          </table:table-cell>
          <table:table-cell office:value-type="float" office:value="30738695">
            <text:p>30738695</text:p>
          </table:table-cell>
          <table:table-cell office:value-type="float" office:value="44355457">
            <text:p>44355457</text:p>
          </table:table-cell>
          <table:table-cell table:number-columns-repeated="7"/>
          <table:table-cell office:value-type="float" office:value="31568">
            <text:p>31568</text:p>
          </table:table-cell>
          <table:table-cell table:number-columns-repeated="3"/>
          <table:table-cell office:value-type="float" office:value="54707">
            <text:p>54707</text:p>
          </table:table-cell>
          <table:table-cell table:number-columns-repeated="3"/>
          <table:table-cell office:value-type="float" office:value="27635">
            <text:p>27635</text:p>
          </table:table-cell>
          <table:table-cell office:value-type="float" office:value="20447">
            <text:p>20447</text:p>
          </table:table-cell>
          <table:table-cell table:number-columns-repeated="5"/>
          <table:table-cell/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407">
            <text:p>407</text:p>
          </table:table-cell>
          <table:table-cell office:value-type="float" office:value="613">
            <text:p>613</text:p>
          </table:table-cell>
          <table:table-cell office:value-type="float" office:value="2104">
            <text:p>2104</text:p>
          </table:table-cell>
          <table:table-cell office:value-type="float" office:value="4588">
            <text:p>4588</text:p>
          </table:table-cell>
          <table:table-cell office:value-type="float" office:value="2656">
            <text:p>2656</text:p>
          </table:table-cell>
          <table:table-cell office:value-type="float" office:value="95530">
            <text:p>95530</text:p>
          </table:table-cell>
          <table:table-cell office:value-type="float" office:value="163726">
            <text:p>163726</text:p>
          </table:table-cell>
          <table:table-cell office:value-type="float" office:value="1659599">
            <text:p>1659599</text:p>
          </table:table-cell>
          <table:table-cell office:value-type="float" office:value="4317213">
            <text:p>4317213</text:p>
          </table:table-cell>
          <table:table-cell office:value-type="float" office:value="39487552">
            <text:p>39487552</text:p>
          </table:table-cell>
          <table:table-cell office:value-type="float" office:value="34577640">
            <text:p>34577640</text:p>
          </table:table-cell>
          <table:table-cell table:number-columns-repeated="7"/>
          <table:table-cell office:value-type="float" office:value="102509">
            <text:p>102509</text:p>
          </table:table-cell>
          <table:table-cell table:number-columns-repeated="3"/>
          <table:table-cell office:value-type="float" office:value="326240">
            <text:p>326240</text:p>
          </table:table-cell>
          <table:table-cell table:number-columns-repeated="3"/>
          <table:table-cell office:value-type="float" office:value="1245553">
            <text:p>1245553</text:p>
          </table:table-cell>
          <table:table-cell office:value-type="float" office:value="40828">
            <text:p>40828</text:p>
          </table:table-cell>
          <table:table-cell table:number-columns-repeated="5"/>
          <table:table-cell table:formula="of:=[.AL43]" office:value-type="float" office:value="1">
            <text:p>1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 office:value-type="float" office:value="531">
            <text:p>531</text:p>
          </table:table-cell>
          <table:table-cell office:value-type="float" office:value="2161">
            <text:p>2161</text:p>
          </table:table-cell>
          <table:table-cell office:value-type="float" office:value="4887">
            <text:p>4887</text:p>
          </table:table-cell>
          <table:table-cell office:value-type="float" office:value="12630">
            <text:p>12630</text:p>
          </table:table-cell>
          <table:table-cell office:value-type="float" office:value="92590">
            <text:p>92590</text:p>
          </table:table-cell>
          <table:table-cell office:value-type="float" office:value="170556">
            <text:p>170556</text:p>
          </table:table-cell>
          <table:table-cell office:value-type="float" office:value="10432365">
            <text:p>10432365</text:p>
          </table:table-cell>
          <table:table-cell office:value-type="float" office:value="12201704">
            <text:p>12201704</text:p>
          </table:table-cell>
          <table:table-cell office:value-type="float" office:value="12287689">
            <text:p>12287689</text:p>
          </table:table-cell>
          <table:table-cell office:value-type="float" office:value="543255125">
            <text:p>543255125</text:p>
          </table:table-cell>
          <table:table-cell table:number-columns-repeated="7"/>
          <table:table-cell office:value-type="float" office:value="138227">
            <text:p>138227</text:p>
          </table:table-cell>
          <table:table-cell table:number-columns-repeated="3"/>
          <table:table-cell office:value-type="float" office:value="72471">
            <text:p>72471</text:p>
          </table:table-cell>
          <table:table-cell table:number-columns-repeated="3"/>
          <table:table-cell office:value-type="float" office:value="56512">
            <text:p>56512</text:p>
          </table:table-cell>
          <table:table-cell office:value-type="float" office:value="165527">
            <text:p>165527</text:p>
          </table:table-cell>
          <table:table-cell table:number-columns-repeated="5"/>
          <table:table-cell table:formula="of:=[.AL44]" office:value-type="float" office:value="3">
            <text:p>3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99">
            <text:p>199</text:p>
          </table:table-cell>
          <table:table-cell office:value-type="float" office:value="589">
            <text:p>589</text:p>
          </table:table-cell>
          <table:table-cell office:value-type="float" office:value="1266">
            <text:p>1266</text:p>
          </table:table-cell>
          <table:table-cell office:value-type="float" office:value="4111">
            <text:p>4111</text:p>
          </table:table-cell>
          <table:table-cell office:value-type="float" office:value="44879">
            <text:p>44879</text:p>
          </table:table-cell>
          <table:table-cell office:value-type="float" office:value="108988">
            <text:p>108988</text:p>
          </table:table-cell>
          <table:table-cell office:value-type="float" office:value="108817">
            <text:p>108817</text:p>
          </table:table-cell>
          <table:table-cell office:value-type="float" office:value="345355">
            <text:p>345355</text:p>
          </table:table-cell>
          <table:table-cell office:value-type="float" office:value="22884310">
            <text:p>22884310</text:p>
          </table:table-cell>
          <table:table-cell office:value-type="float" office:value="56968443">
            <text:p>56968443</text:p>
          </table:table-cell>
          <table:table-cell office:value-type="float" office:value="144218297">
            <text:p>144218297</text:p>
          </table:table-cell>
          <table:table-cell table:number-columns-repeated="7"/>
          <table:table-cell office:value-type="float" office:value="12572387">
            <text:p>12572387</text:p>
          </table:table-cell>
          <table:table-cell table:number-columns-repeated="3"/>
          <table:table-cell office:value-type="float" office:value="7385485">
            <text:p>7385485</text:p>
          </table:table-cell>
          <table:table-cell table:number-columns-repeated="3"/>
          <table:table-cell office:value-type="float" office:value="1506438">
            <text:p>1506438</text:p>
          </table:table-cell>
          <table:table-cell office:value-type="float" office:value="404185">
            <text:p>404185</text:p>
          </table:table-cell>
          <table:table-cell table:number-columns-repeated="5"/>
          <table:table-cell table:formula="of:=[.AL45]" office:value-type="float" office:value="15">
            <text:p>15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68">
            <text:p>168</text:p>
          </table:table-cell>
          <table:table-cell office:value-type="float" office:value="88">
            <text:p>88</text:p>
          </table:table-cell>
          <table:table-cell office:value-type="float" office:value="1105">
            <text:p>1105</text:p>
          </table:table-cell>
          <table:table-cell office:value-type="float" office:value="2325">
            <text:p>2325</text:p>
          </table:table-cell>
          <table:table-cell office:value-type="float" office:value="9464">
            <text:p>9464</text:p>
          </table:table-cell>
          <table:table-cell office:value-type="float" office:value="134345">
            <text:p>134345</text:p>
          </table:table-cell>
          <table:table-cell office:value-type="float" office:value="436195">
            <text:p>436195</text:p>
          </table:table-cell>
          <table:table-cell office:value-type="float" office:value="268572">
            <text:p>268572</text:p>
          </table:table-cell>
          <table:table-cell office:value-type="float" office:value="14803479">
            <text:p>14803479</text:p>
          </table:table-cell>
          <table:table-cell office:value-type="float" office:value="28057157">
            <text:p>28057157</text:p>
          </table:table-cell>
          <table:table-cell office:value-type="float" office:value="279103444">
            <text:p>279103444</text:p>
          </table:table-cell>
          <table:table-cell table:number-columns-repeated="7"/>
          <table:table-cell office:value-type="float" office:value="26686027">
            <text:p>26686027</text:p>
          </table:table-cell>
          <table:table-cell table:number-columns-repeated="3"/>
          <table:table-cell office:value-type="float" office:value="8048799">
            <text:p>8048799</text:p>
          </table:table-cell>
          <table:table-cell table:number-columns-repeated="3"/>
          <table:table-cell office:value-type="float" office:value="10173220">
            <text:p>10173220</text:p>
          </table:table-cell>
          <table:table-cell office:value-type="float" office:value="5465978">
            <text:p>5465978</text:p>
          </table:table-cell>
          <table:table-cell table:number-columns-repeated="5"/>
          <table:table-cell table:formula="of:=[.AL46]" office:value-type="float" office:value="31">
            <text:p>31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05">
            <text:p>405</text:p>
          </table:table-cell>
          <table:table-cell office:value-type="float" office:value="615">
            <text:p>615</text:p>
          </table:table-cell>
          <table:table-cell office:value-type="float" office:value="1250">
            <text:p>1250</text:p>
          </table:table-cell>
          <table:table-cell office:value-type="float" office:value="21219">
            <text:p>21219</text:p>
          </table:table-cell>
          <table:table-cell office:value-type="float" office:value="52245">
            <text:p>52245</text:p>
          </table:table-cell>
          <table:table-cell office:value-type="float" office:value="83026">
            <text:p>83026</text:p>
          </table:table-cell>
          <table:table-cell office:value-type="float" office:value="226684">
            <text:p>226684</text:p>
          </table:table-cell>
          <table:table-cell office:value-type="float" office:value="5682102">
            <text:p>5682102</text:p>
          </table:table-cell>
          <table:table-cell office:value-type="float" office:value="1283739">
            <text:p>1283739</text:p>
          </table:table-cell>
          <table:table-cell office:value-type="float" office:value="4673979">
            <text:p>4673979</text:p>
          </table:table-cell>
          <table:table-cell office:value-type="float" office:value="448482864">
            <text:p>448482864</text:p>
          </table:table-cell>
          <table:table-cell table:number-columns-repeated="7"/>
          <table:table-cell office:value-type="float" office:value="108511943">
            <text:p>108511943</text:p>
          </table:table-cell>
          <table:table-cell table:number-columns-repeated="3"/>
          <table:table-cell office:value-type="float" office:value="260683168">
            <text:p>260683168</text:p>
          </table:table-cell>
          <table:table-cell table:number-columns-repeated="3"/>
          <table:table-cell office:value-type="float" office:value="37988454">
            <text:p>37988454</text:p>
          </table:table-cell>
          <table:table-cell office:value-type="float" office:value="5752251">
            <text:p>5752251</text:p>
          </table:table-cell>
          <table:table-cell table:number-columns-repeated="5"/>
          <table:table-cell table:formula="of:=[.AL47]" office:value-type="float" office:value="114">
            <text:p>114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27">
            <text:p>127</text:p>
          </table:table-cell>
          <table:table-cell office:value-type="float" office:value="535">
            <text:p>535</text:p>
          </table:table-cell>
          <table:table-cell office:value-type="float" office:value="1051">
            <text:p>1051</text:p>
          </table:table-cell>
          <table:table-cell office:value-type="float" office:value="2520">
            <text:p>2520</text:p>
          </table:table-cell>
          <table:table-cell office:value-type="float" office:value="7708">
            <text:p>7708</text:p>
          </table:table-cell>
          <table:table-cell office:value-type="float" office:value="72113">
            <text:p>72113</text:p>
          </table:table-cell>
          <table:table-cell office:value-type="float" office:value="212624">
            <text:p>212624</text:p>
          </table:table-cell>
          <table:table-cell office:value-type="float" office:value="297580">
            <text:p>297580</text:p>
          </table:table-cell>
          <table:table-cell office:value-type="float" office:value="11113979">
            <text:p>11113979</text:p>
          </table:table-cell>
          <table:table-cell office:value-type="float" office:value="18286065">
            <text:p>18286065</text:p>
          </table:table-cell>
          <table:table-cell office:value-type="float" office:value="30696678">
            <text:p>30696678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4148304">
            <text:p>14148304</text:p>
          </table:table-cell>
          <table:table-cell table:number-columns-repeated="5"/>
          <table:table-cell table:formula="of:=[.AL48]" office:value-type="float" office:value="649">
            <text:p>649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 office:value-type="float" office:value="571">
            <text:p>571</text:p>
          </table:table-cell>
          <table:table-cell office:value-type="float" office:value="1469">
            <text:p>1469</text:p>
          </table:table-cell>
          <table:table-cell office:value-type="float" office:value="3922">
            <text:p>3922</text:p>
          </table:table-cell>
          <table:table-cell office:value-type="float" office:value="72450">
            <text:p>72450</text:p>
          </table:table-cell>
          <table:table-cell office:value-type="float" office:value="88966">
            <text:p>88966</text:p>
          </table:table-cell>
          <table:table-cell office:value-type="float" office:value="197344">
            <text:p>197344</text:p>
          </table:table-cell>
          <table:table-cell office:value-type="float" office:value="8356161">
            <text:p>8356161</text:p>
          </table:table-cell>
          <table:table-cell office:value-type="float" office:value="12704058">
            <text:p>12704058</text:p>
          </table:table-cell>
          <table:table-cell office:value-type="float" office:value="17210597">
            <text:p>17210597</text:p>
          </table:table-cell>
          <table:table-cell office:value-type="float" office:value="17529129">
            <text:p>17529129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"/>
          <table:table-cell table:formula="of:=[.AL49]" office:value-type="float" office:value="611">
            <text:p>611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27">
            <text:p>127</text:p>
          </table:table-cell>
          <table:table-cell office:value-type="float" office:value="138">
            <text:p>138</text:p>
          </table:table-cell>
          <table:table-cell office:value-type="float" office:value="1314">
            <text:p>1314</text:p>
          </table:table-cell>
          <table:table-cell office:value-type="float" office:value="7233">
            <text:p>7233</text:p>
          </table:table-cell>
          <table:table-cell office:value-type="float" office:value="79869">
            <text:p>79869</text:p>
          </table:table-cell>
          <table:table-cell office:value-type="float" office:value="125542">
            <text:p>125542</text:p>
          </table:table-cell>
          <table:table-cell office:value-type="float" office:value="159713">
            <text:p>159713</text:p>
          </table:table-cell>
          <table:table-cell office:value-type="float" office:value="944982">
            <text:p>944982</text:p>
          </table:table-cell>
          <table:table-cell office:value-type="float" office:value="12036561">
            <text:p>12036561</text:p>
          </table:table-cell>
          <table:table-cell office:value-type="float" office:value="10889451">
            <text:p>10889451</text:p>
          </table:table-cell>
          <table:table-cell office:value-type="float" office:value="36816483">
            <text:p>36816483</text:p>
          </table:table-cell>
          <table:table-cell table:number-columns-repeated="7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"/>
          <table:table-cell table:formula="of:=[.AL50]" office:value-type="float" office:value="12729">
            <text:p>12729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39">
            <text:p>139</text:p>
          </table:table-cell>
          <table:table-cell office:value-type="float" office:value="599">
            <text:p>599</text:p>
          </table:table-cell>
          <table:table-cell office:value-type="float" office:value="1337">
            <text:p>1337</text:p>
          </table:table-cell>
          <table:table-cell office:value-type="float" office:value="17871">
            <text:p>17871</text:p>
          </table:table-cell>
          <table:table-cell office:value-type="float" office:value="43904">
            <text:p>43904</text:p>
          </table:table-cell>
          <table:table-cell office:value-type="float" office:value="104160">
            <text:p>104160</text:p>
          </table:table-cell>
          <table:table-cell office:value-type="float" office:value="233794">
            <text:p>233794</text:p>
          </table:table-cell>
          <table:table-cell office:value-type="float" office:value="218086">
            <text:p>218086</text:p>
          </table:table-cell>
          <table:table-cell office:value-type="float" office:value="6645848">
            <text:p>6645848</text:p>
          </table:table-cell>
          <table:table-cell office:value-type="float" office:value="11303694">
            <text:p>11303694</text:p>
          </table:table-cell>
          <table:table-cell office:value-type="float" office:value="923091727">
            <text:p>923091727</text:p>
          </table:table-cell>
          <table:table-cell table:number-columns-repeated="7"/>
          <table:table-cell office:value-type="float" office:value="32">
            <text:p>3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"/>
          <table:table-cell table:formula="of:=[.AL51]" office:value-type="float" office:value="24608">
            <text:p>24608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409">
            <text:p>409</text:p>
          </table:table-cell>
          <table:table-cell office:value-type="float" office:value="655">
            <text:p>655</text:p>
          </table:table-cell>
          <table:table-cell office:value-type="float" office:value="1110">
            <text:p>1110</text:p>
          </table:table-cell>
          <table:table-cell office:value-type="float" office:value="21118">
            <text:p>21118</text:p>
          </table:table-cell>
          <table:table-cell office:value-type="float" office:value="3229">
            <text:p>3229</text:p>
          </table:table-cell>
          <table:table-cell office:value-type="float" office:value="117418">
            <text:p>117418</text:p>
          </table:table-cell>
          <table:table-cell office:value-type="float" office:value="540783">
            <text:p>540783</text:p>
          </table:table-cell>
          <table:table-cell office:value-type="float" office:value="10923112">
            <text:p>10923112</text:p>
          </table:table-cell>
          <table:table-cell office:value-type="float" office:value="5279856">
            <text:p>5279856</text:p>
          </table:table-cell>
          <table:table-cell office:value-type="float" office:value="34639098">
            <text:p>34639098</text:p>
          </table:table-cell>
          <table:table-cell office:value-type="float" office:value="38806943">
            <text:p>38806943</text:p>
          </table:table-cell>
          <table:table-cell table:number-columns-repeated="7"/>
          <table:table-cell office:value-type="float" office:value="71">
            <text:p>71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10"/>
          <table:table-cell table:formula="of:=[.AL52]" office:value-type="float" office:value="43121">
            <text:p>43121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154">
            <text:p>154</text:p>
          </table:table-cell>
          <table:table-cell office:value-type="float" office:value="574">
            <text:p>574</text:p>
          </table:table-cell>
          <table:table-cell office:value-type="float" office:value="6622">
            <text:p>6622</text:p>
          </table:table-cell>
          <table:table-cell office:value-type="float" office:value="2223">
            <text:p>2223</text:p>
          </table:table-cell>
          <table:table-cell office:value-type="float" office:value="58429">
            <text:p>58429</text:p>
          </table:table-cell>
          <table:table-cell office:value-type="float" office:value="206784">
            <text:p>206784</text:p>
          </table:table-cell>
          <table:table-cell office:value-type="float" office:value="328381">
            <text:p>328381</text:p>
          </table:table-cell>
          <table:table-cell office:value-type="float" office:value="4217895">
            <text:p>4217895</text:p>
          </table:table-cell>
          <table:table-cell office:value-type="float" office:value="3094496">
            <text:p>3094496</text:p>
          </table:table-cell>
          <table:table-cell office:value-type="float" office:value="41949227">
            <text:p>41949227</text:p>
          </table:table-cell>
          <table:table-cell office:value-type="float" office:value="19762737">
            <text:p>19762737</text:p>
          </table:table-cell>
          <table:table-cell table:number-columns-repeated="7"/>
          <table:table-cell office:value-type="float" office:value="649">
            <text:p>649</text:p>
          </table:table-cell>
          <table:table-cell table:number-columns-repeated="3"/>
          <table:table-cell office:value-type="float" office:value="679">
            <text:p>679</text:p>
          </table:table-cell>
          <table:table-cell table:number-columns-repeated="10"/>
          <table:table-cell table:formula="of:=[.AL53]" office:value-type="float" office:value="54800">
            <text:p>54800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169">
            <text:p>169</text:p>
          </table:table-cell>
          <table:table-cell office:value-type="float" office:value="1281">
            <text:p>1281</text:p>
          </table:table-cell>
          <table:table-cell office:value-type="float" office:value="2160">
            <text:p>2160</text:p>
          </table:table-cell>
          <table:table-cell office:value-type="float" office:value="11537">
            <text:p>11537</text:p>
          </table:table-cell>
          <table:table-cell office:value-type="float" office:value="68972">
            <text:p>68972</text:p>
          </table:table-cell>
          <table:table-cell office:value-type="float" office:value="130242">
            <text:p>130242</text:p>
          </table:table-cell>
          <table:table-cell office:value-type="float" office:value="8088950">
            <text:p>8088950</text:p>
          </table:table-cell>
          <table:table-cell office:value-type="float" office:value="11332616">
            <text:p>11332616</text:p>
          </table:table-cell>
          <table:table-cell office:value-type="float" office:value="11403300">
            <text:p>11403300</text:p>
          </table:table-cell>
          <table:table-cell office:value-type="float" office:value="20631572">
            <text:p>20631572</text:p>
          </table:table-cell>
          <table:table-cell table:number-columns-repeated="7"/>
          <table:table-cell office:value-type="float" office:value="8325">
            <text:p>8325</text:p>
          </table:table-cell>
          <table:table-cell table:number-columns-repeated="3"/>
          <table:table-cell office:value-type="float" office:value="1348">
            <text:p>1348</text:p>
          </table:table-cell>
          <table:table-cell table:number-columns-repeated="10"/>
          <table:table-cell table:formula="of:=[.AL54]" office:value-type="float" office:value="62985">
            <text:p>62985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  <table:table-cell office:value-type="float" office:value="796">
            <text:p>796</text:p>
          </table:table-cell>
          <table:table-cell office:value-type="float" office:value="1111">
            <text:p>1111</text:p>
          </table:table-cell>
          <table:table-cell office:value-type="float" office:value="2058">
            <text:p>2058</text:p>
          </table:table-cell>
          <table:table-cell office:value-type="float" office:value="5151">
            <text:p>5151</text:p>
          </table:table-cell>
          <table:table-cell office:value-type="float" office:value="90169">
            <text:p>90169</text:p>
          </table:table-cell>
          <table:table-cell office:value-type="float" office:value="106347">
            <text:p>106347</text:p>
          </table:table-cell>
          <table:table-cell office:value-type="float" office:value="819441">
            <text:p>819441</text:p>
          </table:table-cell>
          <table:table-cell office:value-type="float" office:value="162258">
            <text:p>162258</text:p>
          </table:table-cell>
          <table:table-cell office:value-type="float" office:value="26142249">
            <text:p>26142249</text:p>
          </table:table-cell>
          <table:table-cell office:value-type="float" office:value="76076924">
            <text:p>76076924</text:p>
          </table:table-cell>
          <table:table-cell table:number-columns-repeated="7"/>
          <table:table-cell office:value-type="float" office:value="2030">
            <text:p>2030</text:p>
          </table:table-cell>
          <table:table-cell table:number-columns-repeated="3"/>
          <table:table-cell office:value-type="float" office:value="2270">
            <text:p>2270</text:p>
          </table:table-cell>
          <table:table-cell table:number-columns-repeated="10"/>
          <table:table-cell table:formula="of:=[.AL55]" office:value-type="float" office:value="2063287">
            <text:p>2063287</text:p>
          </table:table-cell>
          <table:table-cell table:number-columns-repeated="23"/>
        </table:table-row>
        <table:table-row table:style-name="ro2">
          <table:table-cell table:number-columns-repeated="22"/>
          <table:table-cell office:value-type="float" office:value="1375">
            <text:p>1375</text:p>
          </table:table-cell>
          <table:table-cell table:number-columns-repeated="3"/>
          <table:table-cell office:value-type="float" office:value="4347">
            <text:p>4347</text:p>
          </table:table-cell>
          <table:table-cell table:number-columns-repeated="10"/>
          <table:table-cell table:formula="of:=[.AL56]" office:value-type="float" office:value="11435152">
            <text:p>11435152</text:p>
          </table:table-cell>
          <table:table-cell table:number-columns-repeated="23"/>
        </table:table-row>
        <table:table-row table:style-name="ro2">
          <table:table-cell table:number-columns-repeated="22"/>
          <table:table-cell office:value-type="float" office:value="52895">
            <text:p>52895</text:p>
          </table:table-cell>
          <table:table-cell table:number-columns-repeated="3"/>
          <table:table-cell office:value-type="float" office:value="33790">
            <text:p>33790</text:p>
          </table:table-cell>
          <table:table-cell table:number-columns-repeated="10"/>
          <table:table-cell table:formula="of:=[.AL57]" office:value-type="float" office:value="56578943">
            <text:p>56578943</text:p>
          </table:table-cell>
          <table:table-cell table:number-columns-repeated="2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281">
            <text:p>281</text:p>
          </table:table-cell>
          <table:table-cell office:value-type="float" office:value="3400">
            <text:p>3400</text:p>
          </table:table-cell>
          <table:table-cell office:value-type="float" office:value="24489">
            <text:p>24489</text:p>
          </table:table-cell>
          <table:table-cell office:value-type="float" office:value="366510">
            <text:p>366510</text:p>
          </table:table-cell>
          <table:table-cell office:value-type="float" office:value="7999064">
            <text:p>7999064</text:p>
          </table:table-cell>
          <table:table-cell office:value-type="float" office:value="171003225">
            <text:p>171003225</text:p>
          </table:table-cell>
          <table:table-cell office:value-type="float" office:value="5206451190">
            <text:p>5206451190</text:p>
          </table:table-cell>
          <table:table-cell table:number-columns-repeated="11"/>
          <table:table-cell office:value-type="float" office:value="96152">
            <text:p>96152</text:p>
          </table:table-cell>
          <table:table-cell table:number-columns-repeated="3"/>
          <table:table-cell office:value-type="float" office:value="38422">
            <text:p>38422</text:p>
          </table:table-cell>
          <table:table-cell table:number-columns-repeated="10"/>
          <table:table-cell table:formula="of:=[.AM43]" office:value-type="float" office:value="1">
            <text:p>1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65">
            <text:p>265</text:p>
          </table:table-cell>
          <table:table-cell office:value-type="float" office:value="3358">
            <text:p>3358</text:p>
          </table:table-cell>
          <table:table-cell office:value-type="float" office:value="17918">
            <text:p>17918</text:p>
          </table:table-cell>
          <table:table-cell office:value-type="float" office:value="317633">
            <text:p>317633</text:p>
          </table:table-cell>
          <table:table-cell office:value-type="float" office:value="7971404">
            <text:p>7971404</text:p>
          </table:table-cell>
          <table:table-cell office:value-type="float" office:value="192205446">
            <text:p>192205446</text:p>
          </table:table-cell>
          <table:table-cell office:value-type="float" office:value="4695949283">
            <text:p>4695949283</text:p>
          </table:table-cell>
          <table:table-cell table:number-columns-repeated="11"/>
          <table:table-cell office:value-type="float" office:value="459664">
            <text:p>459664</text:p>
          </table:table-cell>
          <table:table-cell table:number-columns-repeated="3"/>
          <table:table-cell office:value-type="float" office:value="74419">
            <text:p>74419</text:p>
          </table:table-cell>
          <table:table-cell table:number-columns-repeated="10"/>
          <table:table-cell table:formula="of:=[.AM44]" office:value-type="float" office:value="4">
            <text:p>4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57">
            <text:p>257</text:p>
          </table:table-cell>
          <table:table-cell office:value-type="float" office:value="3383">
            <text:p>3383</text:p>
          </table:table-cell>
          <table:table-cell office:value-type="float" office:value="26643">
            <text:p>26643</text:p>
          </table:table-cell>
          <table:table-cell office:value-type="float" office:value="369372">
            <text:p>369372</text:p>
          </table:table-cell>
          <table:table-cell office:value-type="float" office:value="7936471">
            <text:p>7936471</text:p>
          </table:table-cell>
          <table:table-cell office:value-type="float" office:value="192237390">
            <text:p>192237390</text:p>
          </table:table-cell>
          <table:table-cell office:value-type="float" office:value="4695376779">
            <text:p>4695376779</text:p>
          </table:table-cell>
          <table:table-cell table:number-columns-repeated="11"/>
          <table:table-cell office:value-type="float" office:value="1768074">
            <text:p>1768074</text:p>
          </table:table-cell>
          <table:table-cell table:number-columns-repeated="3"/>
          <table:table-cell office:value-type="float" office:value="176514">
            <text:p>176514</text:p>
          </table:table-cell>
          <table:table-cell table:number-columns-repeated="10"/>
          <table:table-cell table:formula="of:=[.AL60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42">
            <text:p>442</text:p>
          </table:table-cell>
          <table:table-cell office:value-type="float" office:value="3378">
            <text:p>3378</text:p>
          </table:table-cell>
          <table:table-cell office:value-type="float" office:value="21331">
            <text:p>21331</text:p>
          </table:table-cell>
          <table:table-cell office:value-type="float" office:value="394373">
            <text:p>394373</text:p>
          </table:table-cell>
          <table:table-cell office:value-type="float" office:value="6926984">
            <text:p>6926984</text:p>
          </table:table-cell>
          <table:table-cell office:value-type="float" office:value="192214051">
            <text:p>192214051</text:p>
          </table:table-cell>
          <table:table-cell office:value-type="float" office:value="5176067783">
            <text:p>5176067783</text:p>
          </table:table-cell>
          <table:table-cell table:number-columns-repeated="11"/>
          <table:table-cell office:value-type="float" office:value="663191">
            <text:p>663191</text:p>
          </table:table-cell>
          <table:table-cell table:number-columns-repeated="3"/>
          <table:table-cell office:value-type="float" office:value="12695754">
            <text:p>12695754</text:p>
          </table:table-cell>
          <table:table-cell table:number-columns-repeated="10"/>
          <table:table-cell table:formula="of:=[.AL61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304">
            <text:p>304</text:p>
          </table:table-cell>
          <table:table-cell office:value-type="float" office:value="1624">
            <text:p>1624</text:p>
          </table:table-cell>
          <table:table-cell office:value-type="float" office:value="21386">
            <text:p>21386</text:p>
          </table:table-cell>
          <table:table-cell office:value-type="float" office:value="363603">
            <text:p>363603</text:p>
          </table:table-cell>
          <table:table-cell office:value-type="float" office:value="7945408">
            <text:p>7945408</text:p>
          </table:table-cell>
          <table:table-cell office:value-type="float" office:value="191224428">
            <text:p>191224428</text:p>
          </table:table-cell>
          <table:table-cell office:value-type="float" office:value="5179394642">
            <text:p>5179394642</text:p>
          </table:table-cell>
          <table:table-cell table:number-columns-repeated="11"/>
          <table:table-cell office:value-type="float" office:value="8372759">
            <text:p>8372759</text:p>
          </table:table-cell>
          <table:table-cell table:number-columns-repeated="3"/>
          <table:table-cell office:value-type="float" office:value="56358521">
            <text:p>56358521</text:p>
          </table:table-cell>
          <table:table-cell table:number-columns-repeated="10"/>
          <table:table-cell table:formula="of:=[.AL62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305">
            <text:p>305</text:p>
          </table:table-cell>
          <table:table-cell office:value-type="float" office:value="1688">
            <text:p>1688</text:p>
          </table:table-cell>
          <table:table-cell office:value-type="float" office:value="21365">
            <text:p>21365</text:p>
          </table:table-cell>
          <table:table-cell office:value-type="float" office:value="317033">
            <text:p>317033</text:p>
          </table:table-cell>
          <table:table-cell office:value-type="float" office:value="8102690">
            <text:p>8102690</text:p>
          </table:table-cell>
          <table:table-cell office:value-type="float" office:value="189895440">
            <text:p>189895440</text:p>
          </table:table-cell>
          <table:table-cell office:value-type="float" office:value="5184815445">
            <text:p>5184815445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"/>
          <table:table-cell table:formula="of:=[.AL63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06">
            <text:p>206</text:p>
          </table:table-cell>
          <table:table-cell office:value-type="float" office:value="1451">
            <text:p>1451</text:p>
          </table:table-cell>
          <table:table-cell office:value-type="float" office:value="17816">
            <text:p>17816</text:p>
          </table:table-cell>
          <table:table-cell office:value-type="float" office:value="375268">
            <text:p>375268</text:p>
          </table:table-cell>
          <table:table-cell office:value-type="float" office:value="7992144">
            <text:p>7992144</text:p>
          </table:table-cell>
          <table:table-cell office:value-type="float" office:value="171014975">
            <text:p>171014975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"/>
          <table:table-cell table:formula="of:=[.AL64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319">
            <text:p>319</text:p>
          </table:table-cell>
          <table:table-cell office:value-type="float" office:value="1681">
            <text:p>1681</text:p>
          </table:table-cell>
          <table:table-cell office:value-type="float" office:value="21201">
            <text:p>21201</text:p>
          </table:table-cell>
          <table:table-cell office:value-type="float" office:value="368876">
            <text:p>368876</text:p>
          </table:table-cell>
          <table:table-cell office:value-type="float" office:value="7039259">
            <text:p>7039259</text:p>
          </table:table-cell>
          <table:table-cell office:value-type="float" office:value="192185549">
            <text:p>192185549</text:p>
          </table:table-cell>
          <table:table-cell table:number-columns-repeated="12"/>
          <table:table-cell office:value-type="float" office:value="16">
            <text:p>16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"/>
          <table:table-cell table:formula="of:=[.AL65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41">
            <text:p>441</text:p>
          </table:table-cell>
          <table:table-cell office:value-type="float" office:value="1678">
            <text:p>1678</text:p>
          </table:table-cell>
          <table:table-cell office:value-type="float" office:value="21382">
            <text:p>21382</text:p>
          </table:table-cell>
          <table:table-cell office:value-type="float" office:value="317725">
            <text:p>317725</text:p>
          </table:table-cell>
          <table:table-cell office:value-type="float" office:value="7997096">
            <text:p>7997096</text:p>
          </table:table-cell>
          <table:table-cell office:value-type="float" office:value="192253662">
            <text:p>192253662</text:p>
          </table:table-cell>
          <table:table-cell table:number-columns-repeated="12"/>
          <table:table-cell office:value-type="float" office:value="32">
            <text:p>32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"/>
          <table:table-cell table:formula="of:=[.AL66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1474">
            <text:p>1474</text:p>
          </table:table-cell>
          <table:table-cell office:value-type="float" office:value="21309">
            <text:p>21309</text:p>
          </table:table-cell>
          <table:table-cell office:value-type="float" office:value="369553">
            <text:p>369553</text:p>
          </table:table-cell>
          <table:table-cell office:value-type="float" office:value="7032029">
            <text:p>7032029</text:p>
          </table:table-cell>
          <table:table-cell office:value-type="float" office:value="191761486">
            <text:p>191761486</text:p>
          </table:table-cell>
          <table:table-cell table:number-columns-repeated="12"/>
          <table:table-cell office:value-type="float" office:value="276">
            <text:p>276</text:p>
          </table:table-cell>
          <table:table-cell table:number-columns-repeated="3"/>
          <table:table-cell office:value-type="float" office:value="125">
            <text:p>125</text:p>
          </table:table-cell>
          <table:table-cell table:number-columns-repeated="10"/>
          <table:table-cell table:formula="of:=[.AL67]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61">
            <text:p>261</text:p>
          </table:table-cell>
          <table:table-cell office:value-type="float" office:value="1484">
            <text:p>1484</text:p>
          </table:table-cell>
          <table:table-cell office:value-type="float" office:value="17781">
            <text:p>17781</text:p>
          </table:table-cell>
          <table:table-cell office:value-type="float" office:value="369087">
            <text:p>369087</text:p>
          </table:table-cell>
          <table:table-cell office:value-type="float" office:value="7031320">
            <text:p>7031320</text:p>
          </table:table-cell>
          <table:table-cell office:value-type="float" office:value="192050252">
            <text:p>192050252</text:p>
          </table:table-cell>
          <table:table-cell table:number-columns-repeated="12"/>
          <table:table-cell office:value-type="float" office:value="674">
            <text:p>674</text:p>
          </table:table-cell>
          <table:table-cell table:number-columns-repeated="3"/>
          <table:table-cell office:value-type="float" office:value="604">
            <text:p>604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38">
            <text:p>438</text:p>
          </table:table-cell>
          <table:table-cell office:value-type="float" office:value="1704">
            <text:p>1704</text:p>
          </table:table-cell>
          <table:table-cell office:value-type="float" office:value="21441">
            <text:p>21441</text:p>
          </table:table-cell>
          <table:table-cell office:value-type="float" office:value="316931">
            <text:p>316931</text:p>
          </table:table-cell>
          <table:table-cell office:value-type="float" office:value="7974997">
            <text:p>7974997</text:p>
          </table:table-cell>
          <table:table-cell office:value-type="float" office:value="192227613">
            <text:p>192227613</text:p>
          </table:table-cell>
          <table:table-cell table:number-columns-repeated="12"/>
          <table:table-cell office:value-type="float" office:value="1508">
            <text:p>1508</text:p>
          </table:table-cell>
          <table:table-cell table:number-columns-repeated="3"/>
          <table:table-cell office:value-type="float" office:value="835">
            <text:p>835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62">
            <text:p>262</text:p>
          </table:table-cell>
          <table:table-cell office:value-type="float" office:value="1687">
            <text:p>1687</text:p>
          </table:table-cell>
          <table:table-cell office:value-type="float" office:value="21285">
            <text:p>21285</text:p>
          </table:table-cell>
          <table:table-cell office:value-type="float" office:value="370946">
            <text:p>370946</text:p>
          </table:table-cell>
          <table:table-cell office:value-type="float" office:value="8205422">
            <text:p>8205422</text:p>
          </table:table-cell>
          <table:table-cell office:value-type="float" office:value="192261114">
            <text:p>192261114</text:p>
          </table:table-cell>
          <table:table-cell table:number-columns-repeated="12"/>
          <table:table-cell office:value-type="float" office:value="14809">
            <text:p>14809</text:p>
          </table:table-cell>
          <table:table-cell table:number-columns-repeated="3"/>
          <table:table-cell office:value-type="float" office:value="1016">
            <text:p>1016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1676">
            <text:p>1676</text:p>
          </table:table-cell>
          <table:table-cell office:value-type="float" office:value="21256">
            <text:p>21256</text:p>
          </table:table-cell>
          <table:table-cell office:value-type="float" office:value="370487">
            <text:p>370487</text:p>
          </table:table-cell>
          <table:table-cell office:value-type="float" office:value="8090239">
            <text:p>8090239</text:p>
          </table:table-cell>
          <table:table-cell office:value-type="float" office:value="192579997">
            <text:p>192579997</text:p>
          </table:table-cell>
          <table:table-cell table:number-columns-repeated="12"/>
          <table:table-cell office:value-type="float" office:value="8356">
            <text:p>8356</text:p>
          </table:table-cell>
          <table:table-cell table:number-columns-repeated="3"/>
          <table:table-cell office:value-type="float" office:value="29352">
            <text:p>29352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53">
            <text:p>253</text:p>
          </table:table-cell>
          <table:table-cell office:value-type="float" office:value="1714">
            <text:p>1714</text:p>
          </table:table-cell>
          <table:table-cell office:value-type="float" office:value="21340">
            <text:p>21340</text:p>
          </table:table-cell>
          <table:table-cell office:value-type="float" office:value="367965">
            <text:p>367965</text:p>
          </table:table-cell>
          <table:table-cell office:value-type="float" office:value="8072257">
            <text:p>8072257</text:p>
          </table:table-cell>
          <table:table-cell office:value-type="float" office:value="191665332">
            <text:p>191665332</text:p>
          </table:table-cell>
          <table:table-cell table:number-columns-repeated="12"/>
          <table:table-cell office:value-type="float" office:value="60548">
            <text:p>60548</text:p>
          </table:table-cell>
          <table:table-cell table:number-columns-repeated="3"/>
          <table:table-cell office:value-type="float" office:value="43074">
            <text:p>43074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15">
            <text:p>315</text:p>
          </table:table-cell>
          <table:table-cell office:value-type="float" office:value="1677">
            <text:p>1677</text:p>
          </table:table-cell>
          <table:table-cell office:value-type="float" office:value="20788">
            <text:p>20788</text:p>
          </table:table-cell>
          <table:table-cell office:value-type="float" office:value="342997">
            <text:p>342997</text:p>
          </table:table-cell>
          <table:table-cell office:value-type="float" office:value="8081888">
            <text:p>8081888</text:p>
          </table:table-cell>
          <table:table-cell office:value-type="float" office:value="171014684">
            <text:p>171014684</text:p>
          </table:table-cell>
          <table:table-cell table:number-columns-repeated="12"/>
          <table:table-cell office:value-type="float" office:value="55188">
            <text:p>55188</text:p>
          </table:table-cell>
          <table:table-cell table:number-columns-repeated="3"/>
          <table:table-cell office:value-type="float" office:value="107205">
            <text:p>107205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8">
            <text:p>438</text:p>
          </table:table-cell>
          <table:table-cell office:value-type="float" office:value="1437">
            <text:p>1437</text:p>
          </table:table-cell>
          <table:table-cell office:value-type="float" office:value="17792">
            <text:p>17792</text:p>
          </table:table-cell>
          <table:table-cell office:value-type="float" office:value="370869">
            <text:p>370869</text:p>
          </table:table-cell>
          <table:table-cell office:value-type="float" office:value="8092967">
            <text:p>8092967</text:p>
          </table:table-cell>
          <table:table-cell office:value-type="float" office:value="189953782">
            <text:p>189953782</text:p>
          </table:table-cell>
          <table:table-cell table:number-columns-repeated="12"/>
          <table:table-cell office:value-type="float" office:value="142332">
            <text:p>142332</text:p>
          </table:table-cell>
          <table:table-cell table:number-columns-repeated="3"/>
          <table:table-cell office:value-type="float" office:value="190659">
            <text:p>190659</text:p>
          </table:table-cell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8">
            <text:p>438</text:p>
          </table:table-cell>
          <table:table-cell office:value-type="float" office:value="1686">
            <text:p>1686</text:p>
          </table:table-cell>
          <table:table-cell office:value-type="float" office:value="21317">
            <text:p>21317</text:p>
          </table:table-cell>
          <table:table-cell office:value-type="float" office:value="370586">
            <text:p>370586</text:p>
          </table:table-cell>
          <table:table-cell office:value-type="float" office:value="8092686">
            <text:p>8092686</text:p>
          </table:table-cell>
          <table:table-cell office:value-type="float" office:value="189892407">
            <text:p>189892407</text:p>
          </table:table-cell>
          <table:table-cell table:number-columns-repeated="12"/>
          <table:table-cell office:value-type="float" office:value="3857602">
            <text:p>3857602</text:p>
          </table:table-cell>
          <table:table-cell table:number-columns-repeated="3"/>
          <table:table-cell office:value-type="float" office:value="12339449">
            <text:p>12339449</text:p>
          </table:table-cell>
          <table:table-cell table:number-columns-repeated="3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08">
            <text:p>208</text:p>
          </table:table-cell>
          <table:table-cell office:value-type="float" office:value="1713">
            <text:p>1713</text:p>
          </table:table-cell>
          <table:table-cell office:value-type="float" office:value="22323">
            <text:p>22323</text:p>
          </table:table-cell>
          <table:table-cell office:value-type="float" office:value="317797">
            <text:p>317797</text:p>
          </table:table-cell>
          <table:table-cell office:value-type="float" office:value="7976841">
            <text:p>7976841</text:p>
          </table:table-cell>
          <table:table-cell office:value-type="float" office:value="189952419">
            <text:p>189952419</text:p>
          </table:table-cell>
          <table:table-cell table:number-columns-repeated="12"/>
          <table:table-cell office:value-type="float" office:value="6351605">
            <text:p>6351605</text:p>
          </table:table-cell>
          <table:table-cell table:number-columns-repeated="3"/>
          <table:table-cell office:value-type="float" office:value="7457952">
            <text:p>7457952</text:p>
          </table:table-cell>
          <table:table-cell table:number-columns-repeated="3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39">
            <text:p>439</text:p>
          </table:table-cell>
          <table:table-cell office:value-type="float" office:value="1682">
            <text:p>1682</text:p>
          </table:table-cell>
          <table:table-cell office:value-type="float" office:value="22529">
            <text:p>22529</text:p>
          </table:table-cell>
          <table:table-cell office:value-type="float" office:value="394383">
            <text:p>394383</text:p>
          </table:table-cell>
          <table:table-cell office:value-type="float" office:value="8093633">
            <text:p>8093633</text:p>
          </table:table-cell>
          <table:table-cell office:value-type="float" office:value="170951600">
            <text:p>170951600</text:p>
          </table:table-cell>
          <table:table-cell table:number-columns-repeated="12"/>
          <table:table-cell office:value-type="float" office:value="7059770">
            <text:p>7059770</text:p>
          </table:table-cell>
          <table:table-cell table:number-columns-repeated="3"/>
          <table:table-cell office:value-type="float" office:value="22271408">
            <text:p>22271408</text:p>
          </table:table-cell>
          <table:table-cell table:number-columns-repeated="3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300">
            <text:p>300</text:p>
          </table:table-cell>
          <table:table-cell office:value-type="float" office:value="1683">
            <text:p>1683</text:p>
          </table:table-cell>
          <table:table-cell office:value-type="float" office:value="21277">
            <text:p>21277</text:p>
          </table:table-cell>
          <table:table-cell office:value-type="float" office:value="369351">
            <text:p>369351</text:p>
          </table:table-cell>
          <table:table-cell office:value-type="float" office:value="8092759">
            <text:p>8092759</text:p>
          </table:table-cell>
          <table:table-cell office:value-type="float" office:value="189949212">
            <text:p>189949212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5">
            <text:p>435</text:p>
          </table:table-cell>
          <table:table-cell office:value-type="float" office:value="1507">
            <text:p>1507</text:p>
          </table:table-cell>
          <table:table-cell office:value-type="float" office:value="21306">
            <text:p>21306</text:p>
          </table:table-cell>
          <table:table-cell office:value-type="float" office:value="375441">
            <text:p>375441</text:p>
          </table:table-cell>
          <table:table-cell office:value-type="float" office:value="7994977">
            <text:p>7994977</text:p>
          </table:table-cell>
          <table:table-cell office:value-type="float" office:value="170974797">
            <text:p>170974797</text:p>
          </table:table-cell>
          <table:table-cell table:number-columns-repeated="5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04">
            <text:p>304</text:p>
          </table:table-cell>
          <table:table-cell office:value-type="float" office:value="1682">
            <text:p>1682</text:p>
          </table:table-cell>
          <table:table-cell office:value-type="float" office:value="17791">
            <text:p>17791</text:p>
          </table:table-cell>
          <table:table-cell office:value-type="float" office:value="317818">
            <text:p>317818</text:p>
          </table:table-cell>
          <table:table-cell office:value-type="float" office:value="7965919">
            <text:p>7965919</text:p>
          </table:table-cell>
          <table:table-cell office:value-type="float" office:value="192250129">
            <text:p>192250129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315">
            <text:p>315</text:p>
          </table:table-cell>
          <table:table-cell office:value-type="float" office:value="1500">
            <text:p>1500</text:p>
          </table:table-cell>
          <table:table-cell office:value-type="float" office:value="21201">
            <text:p>21201</text:p>
          </table:table-cell>
          <table:table-cell office:value-type="float" office:value="394402">
            <text:p>394402</text:p>
          </table:table-cell>
          <table:table-cell office:value-type="float" office:value="8094053">
            <text:p>8094053</text:p>
          </table:table-cell>
          <table:table-cell office:value-type="float" office:value="192781546">
            <text:p>192781546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307">
            <text:p>307</text:p>
          </table:table-cell>
          <table:table-cell office:value-type="float" office:value="1084">
            <text:p>1084</text:p>
          </table:table-cell>
          <table:table-cell office:value-type="float" office:value="21339">
            <text:p>21339</text:p>
          </table:table-cell>
          <table:table-cell office:value-type="float" office:value="393134">
            <text:p>393134</text:p>
          </table:table-cell>
          <table:table-cell office:value-type="float" office:value="7031702">
            <text:p>7031702</text:p>
          </table:table-cell>
          <table:table-cell office:value-type="float" office:value="192273698">
            <text:p>192273698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37">
            <text:p>437</text:p>
          </table:table-cell>
          <table:table-cell office:value-type="float" office:value="1414">
            <text:p>1414</text:p>
          </table:table-cell>
          <table:table-cell office:value-type="float" office:value="21266">
            <text:p>21266</text:p>
          </table:table-cell>
          <table:table-cell office:value-type="float" office:value="316836">
            <text:p>316836</text:p>
          </table:table-cell>
          <table:table-cell office:value-type="float" office:value="8094034">
            <text:p>8094034</text:p>
          </table:table-cell>
          <table:table-cell office:value-type="float" office:value="192196500">
            <text:p>192196500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35">
            <text:p>435</text:p>
          </table:table-cell>
          <table:table-cell office:value-type="float" office:value="1723">
            <text:p>1723</text:p>
          </table:table-cell>
          <table:table-cell office:value-type="float" office:value="22557">
            <text:p>22557</text:p>
          </table:table-cell>
          <table:table-cell office:value-type="float" office:value="376330">
            <text:p>376330</text:p>
          </table:table-cell>
          <table:table-cell office:value-type="float" office:value="7924939">
            <text:p>7924939</text:p>
          </table:table-cell>
          <table:table-cell office:value-type="float" office:value="192254957">
            <text:p>192254957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62">
            <text:p>262</text:p>
          </table:table-cell>
          <table:table-cell office:value-type="float" office:value="1684">
            <text:p>1684</text:p>
          </table:table-cell>
          <table:table-cell office:value-type="float" office:value="22505">
            <text:p>22505</text:p>
          </table:table-cell>
          <table:table-cell office:value-type="float" office:value="376970">
            <text:p>376970</text:p>
          </table:table-cell>
          <table:table-cell office:value-type="float" office:value="8004372">
            <text:p>8004372</text:p>
          </table:table-cell>
          <table:table-cell office:value-type="float" office:value="192199990">
            <text:p>192199990</text:p>
          </table:table-cell>
          <table:table-cell table:number-columns-repeated="5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15">
            <text:p>315</text:p>
          </table:table-cell>
          <table:table-cell office:value-type="float" office:value="1686">
            <text:p>1686</text:p>
          </table:table-cell>
          <table:table-cell office:value-type="float" office:value="21341">
            <text:p>21341</text:p>
          </table:table-cell>
          <table:table-cell office:value-type="float" office:value="374985">
            <text:p>374985</text:p>
          </table:table-cell>
          <table:table-cell office:value-type="float" office:value="8068531">
            <text:p>8068531</text:p>
          </table:table-cell>
          <table:table-cell office:value-type="float" office:value="171012450">
            <text:p>171012450</text:p>
          </table:table-cell>
          <table:table-cell table:number-columns-repeated="5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302">
            <text:p>302</text:p>
          </table:table-cell>
          <table:table-cell office:value-type="float" office:value="1405">
            <text:p>1405</text:p>
          </table:table-cell>
          <table:table-cell office:value-type="float" office:value="20787">
            <text:p>20787</text:p>
          </table:table-cell>
          <table:table-cell office:value-type="float" office:value="370894">
            <text:p>370894</text:p>
          </table:table-cell>
          <table:table-cell office:value-type="float" office:value="7998480">
            <text:p>7998480</text:p>
          </table:table-cell>
          <table:table-cell office:value-type="float" office:value="192159312">
            <text:p>192159312</text:p>
          </table:table-cell>
          <table:table-cell table:number-columns-repeated="5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6">
            <text:p>436</text:p>
          </table:table-cell>
          <table:table-cell office:value-type="float" office:value="1689">
            <text:p>1689</text:p>
          </table:table-cell>
          <table:table-cell office:value-type="float" office:value="21287">
            <text:p>21287</text:p>
          </table:table-cell>
          <table:table-cell office:value-type="float" office:value="343012">
            <text:p>343012</text:p>
          </table:table-cell>
          <table:table-cell office:value-type="float" office:value="8093261">
            <text:p>8093261</text:p>
          </table:table-cell>
          <table:table-cell office:value-type="float" office:value="192282062">
            <text:p>192282062</text:p>
          </table:table-cell>
          <table:table-cell table:number-columns-repeated="5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office:value-type="float" office:value="1746">
            <text:p>1746</text:p>
          </table:table-cell>
          <table:table-cell office:value-type="float" office:value="21319">
            <text:p>21319</text:p>
          </table:table-cell>
          <table:table-cell office:value-type="float" office:value="363337">
            <text:p>363337</text:p>
          </table:table-cell>
          <table:table-cell office:value-type="float" office:value="7989032">
            <text:p>7989032</text:p>
          </table:table-cell>
          <table:table-cell office:value-type="float" office:value="192171898">
            <text:p>192171898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61">
            <text:p>261</text:p>
          </table:table-cell>
          <table:table-cell office:value-type="float" office:value="1688">
            <text:p>1688</text:p>
          </table:table-cell>
          <table:table-cell office:value-type="float" office:value="21224">
            <text:p>21224</text:p>
          </table:table-cell>
          <table:table-cell office:value-type="float" office:value="317658">
            <text:p>317658</text:p>
          </table:table-cell>
          <table:table-cell office:value-type="float" office:value="8094416">
            <text:p>8094416</text:p>
          </table:table-cell>
          <table:table-cell office:value-type="float" office:value="192253606">
            <text:p>192253606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61">
            <text:p>261</text:p>
          </table:table-cell>
          <table:table-cell office:value-type="float" office:value="1346">
            <text:p>1346</text:p>
          </table:table-cell>
          <table:table-cell office:value-type="float" office:value="17760">
            <text:p>17760</text:p>
          </table:table-cell>
          <table:table-cell office:value-type="float" office:value="323640">
            <text:p>323640</text:p>
          </table:table-cell>
          <table:table-cell office:value-type="float" office:value="8195357">
            <text:p>8195357</text:p>
          </table:table-cell>
          <table:table-cell office:value-type="float" office:value="192234118">
            <text:p>192234118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207">
            <text:p>207</text:p>
          </table:table-cell>
          <table:table-cell office:value-type="float" office:value="1422">
            <text:p>1422</text:p>
          </table:table-cell>
          <table:table-cell office:value-type="float" office:value="21413">
            <text:p>21413</text:p>
          </table:table-cell>
          <table:table-cell office:value-type="float" office:value="393017">
            <text:p>393017</text:p>
          </table:table-cell>
          <table:table-cell office:value-type="float" office:value="8093126">
            <text:p>8093126</text:p>
          </table:table-cell>
          <table:table-cell office:value-type="float" office:value="171019761">
            <text:p>171019761</text:p>
          </table:table-cell>
          <table:table-cell table:number-columns-repeated="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9">
            <text:p>439</text:p>
          </table:table-cell>
          <table:table-cell office:value-type="float" office:value="1679">
            <text:p>1679</text:p>
          </table:table-cell>
          <table:table-cell office:value-type="float" office:value="21393">
            <text:p>21393</text:p>
          </table:table-cell>
          <table:table-cell office:value-type="float" office:value="342855">
            <text:p>342855</text:p>
          </table:table-cell>
          <table:table-cell office:value-type="float" office:value="7832186">
            <text:p>7832186</text:p>
          </table:table-cell>
          <table:table-cell office:value-type="float" office:value="170976365">
            <text:p>170976365</text:p>
          </table:table-cell>
          <table:table-cell table:number-columns-repeated="5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225">
            <text:p>225</text:p>
          </table:table-cell>
          <table:table-cell office:value-type="float" office:value="1704">
            <text:p>1704</text:p>
          </table:table-cell>
          <table:table-cell office:value-type="float" office:value="26566">
            <text:p>26566</text:p>
          </table:table-cell>
          <table:table-cell office:value-type="float" office:value="370239">
            <text:p>370239</text:p>
          </table:table-cell>
          <table:table-cell office:value-type="float" office:value="8092880">
            <text:p>8092880</text:p>
          </table:table-cell>
          <table:table-cell office:value-type="float" office:value="192688689">
            <text:p>192688689</text:p>
          </table:table-cell>
          <table:table-cell table:number-columns-repeated="5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54">
            <text:p>254</text:p>
          </table:table-cell>
          <table:table-cell office:value-type="float" office:value="1461">
            <text:p>1461</text:p>
          </table:table-cell>
          <table:table-cell office:value-type="float" office:value="21373">
            <text:p>21373</text:p>
          </table:table-cell>
          <table:table-cell office:value-type="float" office:value="370022">
            <text:p>370022</text:p>
          </table:table-cell>
          <table:table-cell office:value-type="float" office:value="7992744">
            <text:p>7992744</text:p>
          </table:table-cell>
          <table:table-cell office:value-type="float" office:value="191995865">
            <text:p>191995865</text:p>
          </table:table-cell>
          <table:table-cell table:number-columns-repeated="5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05">
            <text:p>205</text:p>
          </table:table-cell>
          <table:table-cell office:value-type="float" office:value="1422">
            <text:p>1422</text:p>
          </table:table-cell>
          <table:table-cell office:value-type="float" office:value="20822">
            <text:p>20822</text:p>
          </table:table-cell>
          <table:table-cell office:value-type="float" office:value="363514">
            <text:p>363514</text:p>
          </table:table-cell>
          <table:table-cell office:value-type="float" office:value="7833534">
            <text:p>7833534</text:p>
          </table:table-cell>
          <table:table-cell office:value-type="float" office:value="192255519">
            <text:p>192255519</text:p>
          </table:table-cell>
          <table:table-cell table:number-columns-repeated="51"/>
        </table:table-row>
        <table:table-row table:style-name="ro2" table:number-rows-repeated="1048454">
          <table:table-cell table:number-columns-repeated="61"/>
        </table:table-row>
        <table:table-row table:style-name="ro2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20:13:25</dc:date>
    <meta:generator>LibreOffice/3.5$Linux_X86_64 LibreOffice_project/350m1$Build-2</meta:generator>
    <meta:editing-duration>PT2H47M5S</meta:editing-duration>
    <meta:editing-cycles>7</meta:editing-cycles>
    <dc:creator>negri franco</dc:creator>
    <meta:document-statistic meta:table-count="1" meta:cell-count="227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Sub combine_columns()

Dim userResponce As Range

Columns(1).Insert ' insert new column at begining of worksheet
lrowEnd = 1    'set for first paste to be cell A1
    'get user selection of data to combine
Set userResponce = Application.InputBox("select a range with the mouse", Default:=Selection.Address, Type:=8)
    'this IfElse can be removed once macro is tested.
If userResponce Is Nothing Then
    MsgBox "Cancel clicked"
Else
    MsgBox "You selected " &amp; userResponce.Address
End If

Set a = userResponce
   'this loops through the columns selected and pastes to column A in a stacked foormat
For Each b In a.Columns
Rng = "A" &amp; lrowEnd
    Range(b.Address).Copy
     Range(Rng).PasteSpecial
lrowEnd = Cells(Rows.Count, "A").End(xlUp).Row + 1  'find next blank row
Next


End Sub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5.413cm" svg:y="0.316cm" chart:style-name="ch2">
          <text:p>Comparación De tiempos</text:p>
        </chart:title>
        <chart:legend chart:legend-position="end" svg:x="10.443cm" svg:y="3.705cm" style:legend-expansion="high" chart:style-name="ch3"/>
        <chart:plot-area chart:style-name="ch4" table:cell-range-address="Sheet1.S1:Sheet1.AH4" chart:data-source-has-labels="both" svg:x="1.33cm" svg:y="1.635cm" svg:width="8.475cm" svg:height="6.209cm">
          <chartooo:coordinate-region svg:x="3.618cm" svg:y="1.834cm" svg:width="6cm" svg:height="5.363cm"/>
          <chart:axis chart:dimension="x" chart:name="primary-x" chart:style-name="ch5" chartooo:axis-type="auto">
            <chartooo:date-scale/>
            <chart:title svg:x="3.089cm" svg:y="8.024cm" chart:style-name="ch6">
              <text:p>Cantidad De elementos Quimicos</text:p>
            </chart:title>
            <chart:categories table:cell-range-address="Sheet1.T1:Sheet1.AH1"/>
          </chart:axis>
          <chart:axis chart:dimension="y" chart:name="primary-y" chart:style-name="ch7">
            <chart:title svg:x="0.451cm" svg:y="5.339cm" chart:style-name="ch8">
              <text:p>Tiempo</text:p>
            </chart:title>
            <chart:grid chart:style-name="ch9" chart:class="major"/>
          </chart:axis>
          <chart:series chart:style-name="ch10" chart:values-cell-range-address="Sheet1.T2:Sheet1.AH2" chart:label-cell-address="Sheet1.S2:Sheet1.S2" chart:class="chart:line">
            <chart:data-point chart:repeated="15"/>
          </chart:series>
          <chart:series chart:style-name="ch11" chart:values-cell-range-address="Sheet1.T3:Sheet1.AH3" chart:label-cell-address="Sheet1.S3:Sheet1.S3" chart:class="chart:line">
            <chart:data-point chart:repeated="15"/>
          </chart:series>
          <chart:series chart:style-name="ch12" chart:values-cell-range-address="Sheet1.T4:Sheet1.AH4" chart:label-cell-address="Sheet1.S4:Sheet1.S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T1:Sheet1.A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track</text:p>
                <draw:g>
                  <svg:desc>Sheet1.S2:Sheet1.S2</svg:desc>
                </draw:g>
              </table:table-cell>
              <table:table-cell office:value-type="float" office:value="1.61538461538462">
                <text:p>1.61538461538462</text:p>
                <draw:g>
                  <svg:desc>Sheet1.T2:Sheet1.AH2</svg:desc>
                </draw:g>
              </table:table-cell>
              <table:table-cell office:value-type="float" office:value="3.76923076923077">
                <text:p>3.76923076923077</text:p>
              </table:table-cell>
              <table:table-cell office:value-type="float" office:value="14.1538461538462">
                <text:p>14.1538461538462</text:p>
              </table:table-cell>
              <table:table-cell office:value-type="float" office:value="31.9487179487179">
                <text:p>31.9487179487179</text:p>
              </table:table-cell>
              <table:table-cell office:value-type="float" office:value="134.589743589744">
                <text:p>134.589743589744</text:p>
              </table:table-cell>
              <table:table-cell office:value-type="float" office:value="545.461538461538">
                <text:p>545.461538461538</text:p>
              </table:table-cell>
              <table:table-cell office:value-type="float" office:value="1094.4358974359">
                <text:p>1094.4358974359</text:p>
              </table:table-cell>
              <table:table-cell office:value-type="float" office:value="3689.4358974359">
                <text:p>3689.4358974359</text:p>
              </table:table-cell>
              <table:table-cell office:value-type="float" office:value="18083.1538461538">
                <text:p>18083.1538461538</text:p>
              </table:table-cell>
              <table:table-cell office:value-type="float" office:value="52014.6153846154">
                <text:p>52014.6153846154</text:p>
              </table:table-cell>
              <table:table-cell office:value-type="float" office:value="163211.820512821">
                <text:p>163211.820512821</text:p>
              </table:table-cell>
              <table:table-cell office:value-type="float" office:value="624607.974358974">
                <text:p>624607.974358974</text:p>
              </table:table-cell>
              <table:table-cell office:value-type="float" office:value="4299821.66666667">
                <text:p>4299821.66666667</text:p>
              </table:table-cell>
              <table:table-cell office:value-type="float" office:value="9517430.48717949">
                <text:p>9517430.48717949</text:p>
              </table:table-cell>
              <table:table-cell office:value-type="float" office:value="58063282.948718">
                <text:p>58063282.948718</text:p>
              </table:table-cell>
            </table:table-row>
            <table:table-row>
              <table:table-cell office:value-type="string">
                <text:p>Backtrack podas Invertidas</text:p>
                <draw:g>
                  <svg:desc>Sheet1.S3:Sheet1.S3</svg:desc>
                </draw:g>
              </table:table-cell>
              <table:table-cell office:value-type="float" office:value="1.51282051282051">
                <text:p>1.51282051282051</text:p>
                <draw:g>
                  <svg:desc>Sheet1.T3:Sheet1.AH3</svg:desc>
                </draw:g>
              </table:table-cell>
              <table:table-cell office:value-type="float" office:value="5.02564102564103">
                <text:p>5.02564102564103</text:p>
              </table:table-cell>
              <table:table-cell office:value-type="float" office:value="20.1025641025641">
                <text:p>20.1025641025641</text:p>
              </table:table-cell>
              <table:table-cell office:value-type="float" office:value="55.5128205128205">
                <text:p>55.5128205128205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713.230769230769">
                <text:p>713.230769230769</text:p>
              </table:table-cell>
              <table:table-cell office:value-type="float" office:value="1862.12820512821">
                <text:p>1862.12820512821</text:p>
              </table:table-cell>
              <table:table-cell office:value-type="float" office:value="6684.41025641026">
                <text:p>6684.41025641026</text:p>
              </table:table-cell>
              <table:table-cell office:value-type="float" office:value="35022.3846153846">
                <text:p>35022.3846153846</text:p>
              </table:table-cell>
              <table:table-cell office:value-type="float" office:value="108815.17948718">
                <text:p>108815.17948718</text:p>
              </table:table-cell>
              <table:table-cell office:value-type="float" office:value="338692.948717949">
                <text:p>338692.948717949</text:p>
              </table:table-cell>
              <table:table-cell office:value-type="float" office:value="2547113.35897436">
                <text:p>2547113.35897436</text:p>
              </table:table-cell>
              <table:table-cell office:value-type="float" office:value="9402006.05128205">
                <text:p>9402006.05128205</text:p>
              </table:table-cell>
              <table:table-cell office:value-type="float" office:value="22253809">
                <text:p>22253809</text:p>
              </table:table-cell>
              <table:table-cell office:value-type="float" office:value="127211491.923077">
                <text:p>127211491.923077</text:p>
              </table:table-cell>
            </table:table-row>
            <table:table-row>
              <table:table-cell office:value-type="string">
                <text:p>Fuerza Bruta</text:p>
                <draw:g>
                  <svg:desc>Sheet1.S4:Sheet1.S4</svg:desc>
                </draw:g>
              </table:table-cell>
              <table:table-cell office:value-type="float" office:value="1.43589743589744">
                <text:p>1.43589743589744</text:p>
                <draw:g>
                  <svg:desc>Sheet1.T4:Sheet1.AH4</svg:desc>
                </draw:g>
              </table:table-cell>
              <table:table-cell office:value-type="float" office:value="2.97435897435897">
                <text:p>2.97435897435897</text:p>
              </table:table-cell>
              <table:table-cell office:value-type="float" office:value="10.9230769230769">
                <text:p>10.9230769230769</text:p>
              </table:table-cell>
              <table:table-cell office:value-type="float" office:value="36.9230769230769">
                <text:p>36.9230769230769</text:p>
              </table:table-cell>
              <table:table-cell office:value-type="float" office:value="314.025641025641">
                <text:p>314.025641025641</text:p>
              </table:table-cell>
              <table:table-cell office:value-type="float" office:value="1771.79487179487">
                <text:p>1771.79487179487</text:p>
              </table:table-cell>
              <table:table-cell office:value-type="float" office:value="21210.7435897436">
                <text:p>21210.7435897436</text:p>
              </table:table-cell>
              <table:table-cell office:value-type="float" office:value="359114.076923077">
                <text:p>359114.076923077</text:p>
              </table:table-cell>
              <table:table-cell office:value-type="float" office:value="7901053.87179487">
                <text:p>7901053.87179487</text:p>
              </table:table-cell>
              <table:table-cell office:value-type="float" office:value="187550649.384615">
                <text:p>187550649.384615</text:p>
              </table:table-cell>
              <table:table-cell office:value-type="float" office:value="5023009187">
                <text:p>502300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527cm" svg:y="4.203cm" style:legend-expansion="high" chart:style-name="ch2"/>
        <chart:plot-area chart:style-name="ch3" table:cell-range-address="Sheet1.S36:Sheet1.AG36" svg:x="0.77cm" svg:y="0.855cm" svg:width="12.117cm" svg:height="7.55cm">
          <chartooo:coordinate-region svg:x="1.391cm" svg:y="1.055cm" svg:width="11.309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36:Sheet1.AG3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.43589743589744">
                <text:p>1.43589743589744</text:p>
                <draw:g>
                  <svg:desc>Sheet1.S36:Sheet1.AG36</svg:desc>
                </draw:g>
              </table:table-cell>
              <table:table-cell office:value-type="float" office:value="0.743589743589744">
                <text:p>0.743589743589744</text:p>
              </table:table-cell>
              <table:table-cell office:value-type="float" office:value="0.404558404558405">
                <text:p>0.404558404558405</text:p>
              </table:table-cell>
              <table:table-cell office:value-type="float" office:value="0.144230769230769">
                <text:p>0.144230769230769</text:p>
              </table:table-cell>
              <table:table-cell office:value-type="float" office:value="0.100488205128205">
                <text:p>0.100488205128205</text:p>
              </table:table-cell>
              <table:table-cell office:value-type="float" office:value="0.0379757131300341">
                <text:p>0.0379757131300341</text:p>
              </table:table-cell>
              <table:table-cell office:value-type="float" office:value="0.0257554779650165">
                <text:p>0.0257554779650165</text:p>
              </table:table-cell>
              <table:table-cell office:value-type="float" office:value="0.0214048669888423">
                <text:p>0.0214048669888423</text:p>
              </table:table-cell>
              <table:table-cell office:value-type="float" office:value="0.0203940010818449">
                <text:p>0.0203940010818449</text:p>
              </table:table-cell>
              <table:table-cell office:value-type="float" office:value="0.0187550649384615">
                <text:p>0.0187550649384615</text:p>
              </table:table-cell>
              <table:table-cell office:value-type="float" office:value="0.0176053407708249">
                <text:p>0.0176053407708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